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3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NELEP_Facturacion_2022May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es</text:p>
          </table:table-cell>
          <table:table-cell office:value-type="string" table:style-name="ce1">
            <text:p>Categoría</text:p>
          </table:table-cell>
          <table:table-cell office:value-type="string" table:style-name="ce1">
            <text:p>Voltaje</text:p>
          </table:table-cell>
          <table:table-cell office:value-type="string" table:style-name="ce1">
            <text:p>Grupo consumo</text:p>
          </table:table-cell>
          <table:table-cell office:value-type="string" table:style-name="ce1">
            <text:p>Tipo consumo</text:p>
          </table:table-cell>
          <table:table-cell office:value-type="string" table:style-name="ce1">
            <text:p>Tarifa</text:p>
          </table:table-cell>
          <table:table-cell office:value-type="string" table:style-name="ce1">
            <text:p>Clientes BOL</text:p>
          </table:table-cell>
          <table:table-cell office:value-type="string" table:style-name="ce1">
            <text:p>MWh BOL</text:p>
          </table:table-cell>
          <table:table-cell office:value-type="string" table:style-name="ce1">
            <text:p>FACT. BOL</text:p>
          </table:table-cell>
          <table:table-cell office:value-type="string" table:style-name="ce1">
            <text:p>Clientes EOR</text:p>
          </table:table-cell>
          <table:table-cell office:value-type="string" table:style-name="ce1">
            <text:p>MWh EOR</text:p>
          </table:table-cell>
          <table:table-cell office:value-type="string" table:style-name="ce1">
            <text:p>FACT. EOR</text:p>
          </table:table-cell>
          <table:table-cell office:value-type="string" table:style-name="ce1">
            <text:p>Clientes ESM</text:p>
          </table:table-cell>
          <table:table-cell office:value-type="string" table:style-name="ce1">
            <text:p>MWh ESM</text:p>
          </table:table-cell>
          <table:table-cell office:value-type="string" table:style-name="ce1">
            <text:p>FACT. ESM</text:p>
          </table:table-cell>
          <table:table-cell office:value-type="string" table:style-name="ce1">
            <text:p>Clientes GYE</text:p>
          </table:table-cell>
          <table:table-cell office:value-type="string" table:style-name="ce1">
            <text:p>MWh GYE</text:p>
          </table:table-cell>
          <table:table-cell office:value-type="string" table:style-name="ce1">
            <text:p>FACT. GYE</text:p>
          </table:table-cell>
          <table:table-cell office:value-type="string" table:style-name="ce1">
            <text:p>Clientes GLR</text:p>
          </table:table-cell>
          <table:table-cell office:value-type="string" table:style-name="ce1">
            <text:p>MWh GLR</text:p>
          </table:table-cell>
          <table:table-cell office:value-type="string" table:style-name="ce1">
            <text:p>FACT. GLR</text:p>
          </table:table-cell>
          <table:table-cell office:value-type="string" table:style-name="ce1">
            <text:p>Clientes LRS</text:p>
          </table:table-cell>
          <table:table-cell office:value-type="string" table:style-name="ce1">
            <text:p>MWh LRS</text:p>
          </table:table-cell>
          <table:table-cell office:value-type="string" table:style-name="ce1">
            <text:p>FACT. LRS</text:p>
          </table:table-cell>
          <table:table-cell office:value-type="string" table:style-name="ce1">
            <text:p>Clientes MAN</text:p>
          </table:table-cell>
          <table:table-cell office:value-type="string" table:style-name="ce1">
            <text:p>MWh MAN</text:p>
          </table:table-cell>
          <table:table-cell office:value-type="string" table:style-name="ce1">
            <text:p>FACT. MAN</text:p>
          </table:table-cell>
          <table:table-cell office:value-type="string" table:style-name="ce1">
            <text:p>Clientes MLG</text:p>
          </table:table-cell>
          <table:table-cell office:value-type="string" table:style-name="ce1">
            <text:p>MWh MLG</text:p>
          </table:table-cell>
          <table:table-cell office:value-type="string" table:style-name="ce1">
            <text:p>FACT. MLG</text:p>
          </table:table-cell>
          <table:table-cell office:value-type="string" table:style-name="ce1">
            <text:p>Clientes STE</text:p>
          </table:table-cell>
          <table:table-cell office:value-type="string" table:style-name="ce1">
            <text:p>MWh STE</text:p>
          </table:table-cell>
          <table:table-cell office:value-type="string" table:style-name="ce1">
            <text:p>FACT. STE</text:p>
          </table:table-cell>
          <table:table-cell office:value-type="string" table:style-name="ce1">
            <text:p>Clientes STD</text:p>
          </table:table-cell>
          <table:table-cell office:value-type="string" table:style-name="ce1">
            <text:p>MWh STD</text:p>
          </table:table-cell>
          <table:table-cell office:value-type="string" table:style-name="ce1">
            <text:p>FACT. STD</text:p>
          </table:table-cell>
          <table:table-cell office:value-type="string" table:style-name="ce1">
            <text:p>Clientes SUC</text:p>
          </table:table-cell>
          <table:table-cell office:value-type="string" table:style-name="ce1">
            <text:p>MWh SUC</text:p>
          </table:table-cell>
          <table:table-cell office:value-type="string" table:style-name="ce1">
            <text:p>FACT. SUC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4 (A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53.93" table:style-name="ce1">
            <text:p>753,93</text:p>
          </table:table-cell>
          <table:table-cell office:value-type="float" office:value="48290.48" table:style-name="ce2">
            <text:p>48.290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37.5" table:style-name="ce1">
            <text:p>437,5</text:p>
          </table:table-cell>
          <table:table-cell office:value-type="float" office:value="28876.75" table:style-name="ce2">
            <text:p>28.876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41.64" table:style-name="ce1">
            <text:p>641,64</text:p>
          </table:table-cell>
          <table:table-cell office:value-type="float" office:value="42427.98" table:style-name="ce2">
            <text:p>42.427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5 (A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72.84" table:style-name="ce1">
            <text:p>672,84</text:p>
          </table:table-cell>
          <table:table-cell office:value-type="float" office:value="63599.57" table:style-name="ce2">
            <text:p>63.599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381.48" table:style-name="ce2">
            <text:p>6.381,48</text:p>
          </table:table-cell>
          <table:table-cell office:value-type="float" office:value="380711.26" table:style-name="ce2">
            <text:p>380.711,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93.9" table:style-name="ce2">
            <text:p>1.693,90</text:p>
          </table:table-cell>
          <table:table-cell office:value-type="float" office:value="111993.4" table:style-name="ce2">
            <text:p>111.993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339.5" table:style-name="ce2">
            <text:p>2.339,50</text:p>
          </table:table-cell>
          <table:table-cell office:value-type="float" office:value="215736.74" table:style-name="ce2">
            <text:p>215.736,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099.83" table:style-name="ce2">
            <text:p>2.099,83</text:p>
          </table:table-cell>
          <table:table-cell office:value-type="float" office:value="158282.75" table:style-name="ce2">
            <text:p>158.282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0 (A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423.5300000000002" table:style-name="ce2">
            <text:p>2.423,53</text:p>
          </table:table-cell>
          <table:table-cell office:value-type="float" office:value="168443.37" table:style-name="ce2">
            <text:p>168.443,37</text:p>
          </table:table-cell>
          <table:table-cell office:value-type="float" office:value="1" table:style-name="ce1">
            <text:p>1</text:p>
          </table:table-cell>
          <table:table-cell office:value-type="float" office:value="439.63" table:style-name="ce1">
            <text:p>439,63</text:p>
          </table:table-cell>
          <table:table-cell office:value-type="float" office:value="36086.32" table:style-name="ce2">
            <text:p>36.086,32</text:p>
          </table:table-cell>
          <table:table-cell office:value-type="float" office:value="6" table:style-name="ce1">
            <text:p>6</text:p>
          </table:table-cell>
          <table:table-cell office:value-type="float" office:value="3105.52" table:style-name="ce2">
            <text:p>3.105,52</text:p>
          </table:table-cell>
          <table:table-cell office:value-type="float" office:value="196133.33" table:style-name="ce2">
            <text:p>196.133,33</text:p>
          </table:table-cell>
          <table:table-cell office:value-type="float" office:value="2" table:style-name="ce1">
            <text:p>2</text:p>
          </table:table-cell>
          <table:table-cell office:value-type="float" office:value="341.8" table:style-name="ce1">
            <text:p>341,8</text:p>
          </table:table-cell>
          <table:table-cell office:value-type="float" office:value="23920.080000000002" table:style-name="ce2">
            <text:p>23.920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36" table:style-name="ce1">
            <text:p>336</text:p>
          </table:table-cell>
          <table:table-cell office:value-type="float" office:value="24807.81" table:style-name="ce2">
            <text:p>24.807,81</text:p>
          </table:table-cell>
          <table:table-cell office:value-type="float" office:value="2" table:style-name="ce1">
            <text:p>2</text:p>
          </table:table-cell>
          <table:table-cell office:value-type="float" office:value="1111.94" table:style-name="ce2">
            <text:p>1.111,94</text:p>
          </table:table-cell>
          <table:table-cell office:value-type="float" office:value="81895.88" table:style-name="ce2">
            <text:p>81.895,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3 (A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905.46" table:style-name="ce2">
            <text:p>2.905,46</text:p>
          </table:table-cell>
          <table:table-cell office:value-type="float" office:value="119214.84" table:style-name="ce2">
            <text:p>119.214,84</text:p>
          </table:table-cell>
          <table:table-cell office:value-type="float" office:value="1" table:style-name="ce1">
            <text:p>1</text:p>
          </table:table-cell>
          <table:table-cell office:value-type="float" office:value="624" table:style-name="ce1">
            <text:p>624</text:p>
          </table:table-cell>
          <table:table-cell office:value-type="float" office:value="26095.43" table:style-name="ce2">
            <text:p>26.095,43</text:p>
          </table:table-cell>
          <table:table-cell office:value-type="float" office:value="1" table:style-name="ce1">
            <text:p>1</text:p>
          </table:table-cell>
          <table:table-cell office:value-type="float" office:value="12285.91" table:style-name="ce2">
            <text:p>12.285,91</text:p>
          </table:table-cell>
          <table:table-cell office:value-type="float" office:value="502886.98" table:style-name="ce2">
            <text:p>502.886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716.2" table:style-name="ce2">
            <text:p>7.716,20</text:p>
          </table:table-cell>
          <table:table-cell office:value-type="float" office:value="319634.34000000003" table:style-name="ce2">
            <text:p>319.634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6072.36" table:style-name="ce2">
            <text:p>36.072,36</text:p>
          </table:table-cell>
          <table:table-cell office:value-type="float" office:value="2436513.5499999998" table:style-name="ce2">
            <text:p>2.436.513,5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12" table:style-name="ce1">
            <text:p>0,12</text:p>
          </table:table-cell>
          <table:table-cell office:value-type="float" office:value="124.19" table:style-name="ce1">
            <text:p>124,19</text:p>
          </table:table-cell>
          <table:table-cell office:value-type="float" office:value="1" table:style-name="ce1">
            <text:p>1</text:p>
          </table:table-cell>
          <table:table-cell office:value-type="float" office:value="2485.16" table:style-name="ce2">
            <text:p>2.485,16</text:p>
          </table:table-cell>
          <table:table-cell office:value-type="float" office:value="163935.70000000001" table:style-name="ce2">
            <text:p>163.935,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39.73" table:style-name="ce1">
            <text:p>439,73</text:p>
          </table:table-cell>
          <table:table-cell office:value-type="float" office:value="33334.44" table:style-name="ce2">
            <text:p>33.334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4" table:style-name="ce1">
            <text:p>84</text:p>
          </table:table-cell>
          <table:table-cell office:value-type="float" office:value="4852.8999999999996" table:style-name="ce2">
            <text:p>4.852,90</text:p>
          </table:table-cell>
          <table:table-cell office:value-type="float" office:value="2" table:style-name="ce1">
            <text:p>2</text:p>
          </table:table-cell>
          <table:table-cell office:value-type="float" office:value="4135.91" table:style-name="ce2">
            <text:p>4.135,91</text:p>
          </table:table-cell>
          <table:table-cell office:value-type="float" office:value="254155.04" table:style-name="ce2">
            <text:p>254.155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519.94" table:style-name="ce2">
            <text:p>1.519,94</text:p>
          </table:table-cell>
          <table:table-cell office:value-type="float" office:value="92325.65" table:style-name="ce2">
            <text:p>92.325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64.22" table:style-name="ce1">
            <text:p>564,22</text:p>
          </table:table-cell>
          <table:table-cell office:value-type="float" office:value="44325.05" table:style-name="ce2">
            <text:p>44.325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60043.13" table:style-name="ce2">
            <text:p>60.043,13</text:p>
          </table:table-cell>
          <table:table-cell office:value-type="float" office:value="3931179.69" table:style-name="ce2">
            <text:p>3.931.179,69</text:p>
          </table:table-cell>
          <table:table-cell office:value-type="float" office:value="23" table:style-name="ce1">
            <text:p>23</text:p>
          </table:table-cell>
          <table:table-cell office:value-type="float" office:value="30007.34" table:style-name="ce2">
            <text:p>30.007,34</text:p>
          </table:table-cell>
          <table:table-cell office:value-type="float" office:value="2266541.7799999998" table:style-name="ce2">
            <text:p>2.266.541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441.95" table:style-name="ce2">
            <text:p>4.441,95</text:p>
          </table:table-cell>
          <table:table-cell office:value-type="float" office:value="330612.11" table:style-name="ce2">
            <text:p>330.612,11</text:p>
          </table:table-cell>
          <table:table-cell office:value-type="float" office:value="6" table:style-name="ce1">
            <text:p>6</text:p>
          </table:table-cell>
          <table:table-cell office:value-type="float" office:value="12490.21" table:style-name="ce2">
            <text:p>12.490,21</text:p>
          </table:table-cell>
          <table:table-cell office:value-type="float" office:value="948745.06" table:style-name="ce2">
            <text:p>948.745,06</text:p>
          </table:table-cell>
          <table:table-cell office:value-type="float" office:value="4" table:style-name="ce1">
            <text:p>4</text:p>
          </table:table-cell>
          <table:table-cell office:value-type="float" office:value="3428.13" table:style-name="ce2">
            <text:p>3.428,13</text:p>
          </table:table-cell>
          <table:table-cell office:value-type="float" office:value="261387.59" table:style-name="ce2">
            <text:p>261.387,59</text:p>
          </table:table-cell>
          <table:table-cell office:value-type="float" office:value="3" table:style-name="ce1">
            <text:p>3</text:p>
          </table:table-cell>
          <table:table-cell office:value-type="float" office:value="2826.3" table:style-name="ce2">
            <text:p>2.826,30</text:p>
          </table:table-cell>
          <table:table-cell office:value-type="float" office:value="224700.12" table:style-name="ce2">
            <text:p>224.700,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25.8" table:style-name="ce2">
            <text:p>1.125,80</text:p>
          </table:table-cell>
          <table:table-cell office:value-type="float" office:value="75383.63" table:style-name="ce2">
            <text:p>75.383,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889.05" table:style-name="ce2">
            <text:p>1.889,05</text:p>
          </table:table-cell>
          <table:table-cell office:value-type="float" office:value="189002.69" table:style-name="ce2">
            <text:p>189.002,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207.7" table:style-name="ce2">
            <text:p>4.207,70</text:p>
          </table:table-cell>
          <table:table-cell office:value-type="float" office:value="385869.49" table:style-name="ce2">
            <text:p>385.869,49</text:p>
          </table:table-cell>
          <table:table-cell office:value-type="float" office:value="6" table:style-name="ce1">
            <text:p>6</text:p>
          </table:table-cell>
          <table:table-cell office:value-type="float" office:value="4251.42" table:style-name="ce2">
            <text:p>4.251,42</text:p>
          </table:table-cell>
          <table:table-cell office:value-type="float" office:value="415583.94" table:style-name="ce2">
            <text:p>415.583,94</text:p>
          </table:table-cell>
          <table:table-cell office:value-type="float" office:value="1" table:style-name="ce1">
            <text:p>1</text:p>
          </table:table-cell>
          <table:table-cell office:value-type="float" office:value="518.62" table:style-name="ce1">
            <text:p>518,62</text:p>
          </table:table-cell>
          <table:table-cell office:value-type="float" office:value="50899.94" table:style-name="ce2">
            <text:p>50.899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60" table:style-name="ce1">
            <text:p>360</text:p>
          </table:table-cell>
          <table:table-cell office:value-type="float" office:value="35257.410000000003" table:style-name="ce2">
            <text:p>35.257,41</text:p>
          </table:table-cell>
          <table:table-cell office:value-type="float" office:value="1" table:style-name="ce1">
            <text:p>1</text:p>
          </table:table-cell>
          <table:table-cell office:value-type="float" office:value="457" table:style-name="ce1">
            <text:p>457</text:p>
          </table:table-cell>
          <table:table-cell office:value-type="float" office:value="44210.01" table:style-name="ce2">
            <text:p>44.210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432.7" table:style-name="ce2">
            <text:p>25.432,70</text:p>
          </table:table-cell>
          <table:table-cell office:value-type="float" office:value="1841286.63" table:style-name="ce2">
            <text:p>1.841.286,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APCD01 (BT / Alumbrado Público)</text:p>
          </table:table-cell>
          <table:table-cell office:value-type="float" office:value="1" table:style-name="ce1">
            <text:p>1</text:p>
          </table:table-cell>
          <table:table-cell office:value-type="float" office:value="1564.76" table:style-name="ce2">
            <text:p>1.564,76</text:p>
          </table:table-cell>
          <table:table-cell office:value-type="float" office:value="111066.62" table:style-name="ce2">
            <text:p>111.066,62</text:p>
          </table:table-cell>
          <table:table-cell office:value-type="float" office:value="1" table:style-name="ce1">
            <text:p>1</text:p>
          </table:table-cell>
          <table:table-cell office:value-type="float" office:value="8070.37" table:style-name="ce2">
            <text:p>8.070,37</text:p>
          </table:table-cell>
          <table:table-cell office:value-type="float" office:value="871476.07" table:style-name="ce2">
            <text:p>871.476,07</text:p>
          </table:table-cell>
          <table:table-cell office:value-type="float" office:value="1" table:style-name="ce1">
            <text:p>1</text:p>
          </table:table-cell>
          <table:table-cell office:value-type="float" office:value="3942.38" table:style-name="ce2">
            <text:p>3.942,38</text:p>
          </table:table-cell>
          <table:table-cell office:value-type="float" office:value="348280.15" table:style-name="ce2">
            <text:p>348.280,15</text:p>
          </table:table-cell>
          <table:table-cell office:value-type="float" office:value="1" table:style-name="ce1">
            <text:p>1</text:p>
          </table:table-cell>
          <table:table-cell office:value-type="float" office:value="14870.09" table:style-name="ce2">
            <text:p>14.870,09</text:p>
          </table:table-cell>
          <table:table-cell office:value-type="float" office:value="1434444.71" table:style-name="ce2">
            <text:p>1.434.444,71</text:p>
          </table:table-cell>
          <table:table-cell office:value-type="float" office:value="1" table:style-name="ce1">
            <text:p>1</text:p>
          </table:table-cell>
          <table:table-cell office:value-type="float" office:value="8516.67" table:style-name="ce2">
            <text:p>8.516,67</text:p>
          </table:table-cell>
          <table:table-cell office:value-type="float" office:value="1546201.6" table:style-name="ce2">
            <text:p>1.546.201,60</text:p>
          </table:table-cell>
          <table:table-cell office:value-type="float" office:value="1" table:style-name="ce1">
            <text:p>1</text:p>
          </table:table-cell>
          <table:table-cell office:value-type="float" office:value="2607.61" table:style-name="ce2">
            <text:p>2.607,61</text:p>
          </table:table-cell>
          <table:table-cell office:value-type="float" office:value="253026.61" table:style-name="ce2">
            <text:p>253.026,61</text:p>
          </table:table-cell>
          <table:table-cell office:value-type="float" office:value="1" table:style-name="ce1">
            <text:p>1</text:p>
          </table:table-cell>
          <table:table-cell office:value-type="float" office:value="11006.27" table:style-name="ce2">
            <text:p>11.006,27</text:p>
          </table:table-cell>
          <table:table-cell office:value-type="float" office:value="792733.49" table:style-name="ce2">
            <text:p>792.733,49</text:p>
          </table:table-cell>
          <table:table-cell office:value-type="float" office:value="1" table:style-name="ce1">
            <text:p>1</text:p>
          </table:table-cell>
          <table:table-cell office:value-type="float" office:value="3827.86" table:style-name="ce2">
            <text:p>3.827,86</text:p>
          </table:table-cell>
          <table:table-cell office:value-type="float" office:value="398891.75" table:style-name="ce2">
            <text:p>398.891,75</text:p>
          </table:table-cell>
          <table:table-cell office:value-type="float" office:value="258" table:style-name="ce1">
            <text:p>258</text:p>
          </table:table-cell>
          <table:table-cell office:value-type="float" office:value="3773.4" table:style-name="ce2">
            <text:p>3.773,40</text:p>
          </table:table-cell>
          <table:table-cell office:value-type="float" office:value="593219.47" table:style-name="ce2">
            <text:p>593.219,47</text:p>
          </table:table-cell>
          <table:table-cell office:value-type="float" office:value="1" table:style-name="ce1">
            <text:p>1</text:p>
          </table:table-cell>
          <table:table-cell office:value-type="float" office:value="6445.56" table:style-name="ce2">
            <text:p>6.445,56</text:p>
          </table:table-cell>
          <table:table-cell office:value-type="float" office:value="754868.77" table:style-name="ce2">
            <text:p>754.868,77</text:p>
          </table:table-cell>
          <table:table-cell office:value-type="float" office:value="1" table:style-name="ce1">
            <text:p>1</text:p>
          </table:table-cell>
          <table:table-cell office:value-type="float" office:value="3058.66" table:style-name="ce2">
            <text:p>3.058,66</text:p>
          </table:table-cell>
          <table:table-cell office:value-type="float" office:value="251872.97" table:style-name="ce2">
            <text:p>251.872,9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82" table:style-name="ce1">
            <text:p>82</text:p>
          </table:table-cell>
          <table:table-cell office:value-type="float" office:value="30.55" table:style-name="ce1">
            <text:p>30,55</text:p>
          </table:table-cell>
          <table:table-cell office:value-type="float" office:value="1560.18" table:style-name="ce2">
            <text:p>1.560,18</text:p>
          </table:table-cell>
          <table:table-cell office:value-type="float" office:value="161" table:style-name="ce1">
            <text:p>161</text:p>
          </table:table-cell>
          <table:table-cell office:value-type="float" office:value="103.96" table:style-name="ce1">
            <text:p>103,96</text:p>
          </table:table-cell>
          <table:table-cell office:value-type="float" office:value="5820.85" table:style-name="ce2">
            <text:p>5.820,85</text:p>
          </table:table-cell>
          <table:table-cell office:value-type="float" office:value="114" table:style-name="ce1">
            <text:p>114</text:p>
          </table:table-cell>
          <table:table-cell office:value-type="float" office:value="52.14" table:style-name="ce1">
            <text:p>52,14</text:p>
          </table:table-cell>
          <table:table-cell office:value-type="float" office:value="2803.33" table:style-name="ce2">
            <text:p>2.803,33</text:p>
          </table:table-cell>
          <table:table-cell office:value-type="float" office:value="56" table:style-name="ce1">
            <text:p>56</text:p>
          </table:table-cell>
          <table:table-cell office:value-type="float" office:value="58.32" table:style-name="ce1">
            <text:p>58,32</text:p>
          </table:table-cell>
          <table:table-cell office:value-type="float" office:value="5801.36" table:style-name="ce2">
            <text:p>5.801,36</text:p>
          </table:table-cell>
          <table:table-cell office:value-type="float" office:value="109" table:style-name="ce1">
            <text:p>109</text:p>
          </table:table-cell>
          <table:table-cell office:value-type="float" office:value="96.2" table:style-name="ce1">
            <text:p>96,2</text:p>
          </table:table-cell>
          <table:table-cell office:value-type="float" office:value="5460.91" table:style-name="ce2">
            <text:p>5.460,91</text:p>
          </table:table-cell>
          <table:table-cell office:value-type="float" office:value="62" table:style-name="ce1">
            <text:p>62</text:p>
          </table:table-cell>
          <table:table-cell office:value-type="float" office:value="36.78" table:style-name="ce1">
            <text:p>36,78</text:p>
          </table:table-cell>
          <table:table-cell office:value-type="float" office:value="2027.75" table:style-name="ce2">
            <text:p>2.027,75</text:p>
          </table:table-cell>
          <table:table-cell office:value-type="float" office:value="168" table:style-name="ce1">
            <text:p>168</text:p>
          </table:table-cell>
          <table:table-cell office:value-type="float" office:value="120.79" table:style-name="ce1">
            <text:p>120,79</text:p>
          </table:table-cell>
          <table:table-cell office:value-type="float" office:value="6767.98" table:style-name="ce2">
            <text:p>6.767,98</text:p>
          </table:table-cell>
          <table:table-cell office:value-type="float" office:value="40" table:style-name="ce1">
            <text:p>40</text:p>
          </table:table-cell>
          <table:table-cell office:value-type="float" office:value="21.33" table:style-name="ce1">
            <text:p>21,33</text:p>
          </table:table-cell>
          <table:table-cell office:value-type="float" office:value="1161.3499999999999" table:style-name="ce2">
            <text:p>1.161,35</text:p>
          </table:table-cell>
          <table:table-cell office:value-type="float" office:value="47" table:style-name="ce1">
            <text:p>47</text:p>
          </table:table-cell>
          <table:table-cell office:value-type="float" office:value="34.14" table:style-name="ce1">
            <text:p>34,14</text:p>
          </table:table-cell>
          <table:table-cell office:value-type="float" office:value="1902.02" table:style-name="ce2">
            <text:p>1.902,02</text:p>
          </table:table-cell>
          <table:table-cell office:value-type="float" office:value="126" table:style-name="ce1">
            <text:p>126</text:p>
          </table:table-cell>
          <table:table-cell office:value-type="float" office:value="113.46" table:style-name="ce1">
            <text:p>113,46</text:p>
          </table:table-cell>
          <table:table-cell office:value-type="float" office:value="6413.61" table:style-name="ce2">
            <text:p>6.413,61</text:p>
          </table:table-cell>
          <table:table-cell office:value-type="float" office:value="133" table:style-name="ce1">
            <text:p>133</text:p>
          </table:table-cell>
          <table:table-cell office:value-type="float" office:value="59.28" table:style-name="ce1">
            <text:p>59,28</text:p>
          </table:table-cell>
          <table:table-cell office:value-type="float" office:value="3408.98" table:style-name="ce2">
            <text:p>3.408,9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2" table:style-name="ce1">
            <text:p>2</text:p>
          </table:table-cell>
          <table:table-cell office:value-type="float" office:value="3.34" table:style-name="ce1">
            <text:p>3,34</text:p>
          </table:table-cell>
          <table:table-cell office:value-type="float" office:value="290.92" table:style-name="ce1">
            <text:p>290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1.75" table:style-name="ce1">
            <text:p>31,75</text:p>
          </table:table-cell>
          <table:table-cell office:value-type="float" office:value="2380.25" table:style-name="ce2">
            <text:p>2.380,25</text:p>
          </table:table-cell>
          <table:table-cell office:value-type="float" office:value="34" table:style-name="ce1">
            <text:p>34</text:p>
          </table:table-cell>
          <table:table-cell office:value-type="float" office:value="106.13" table:style-name="ce1">
            <text:p>106,13</text:p>
          </table:table-cell>
          <table:table-cell office:value-type="float" office:value="8115.44" table:style-name="ce2">
            <text:p>8.115,44</text:p>
          </table:table-cell>
          <table:table-cell office:value-type="float" office:value="8" table:style-name="ce1">
            <text:p>8</text:p>
          </table:table-cell>
          <table:table-cell office:value-type="float" office:value="9.18" table:style-name="ce1">
            <text:p>9,18</text:p>
          </table:table-cell>
          <table:table-cell office:value-type="float" office:value="922.84" table:style-name="ce1">
            <text:p>922,84</text:p>
          </table:table-cell>
          <table:table-cell office:value-type="float" office:value="5" table:style-name="ce1">
            <text:p>5</text:p>
          </table:table-cell>
          <table:table-cell office:value-type="float" office:value="9.01" table:style-name="ce1">
            <text:p>9,01</text:p>
          </table:table-cell>
          <table:table-cell office:value-type="float" office:value="775.71" table:style-name="ce1">
            <text:p>775,71</text:p>
          </table:table-cell>
          <table:table-cell office:value-type="float" office:value="1" table:style-name="ce1">
            <text:p>1</text:p>
          </table:table-cell>
          <table:table-cell office:value-type="float" office:value="2.91" table:style-name="ce1">
            <text:p>2,91</text:p>
          </table:table-cell>
          <table:table-cell office:value-type="float" office:value="235.24" table:style-name="ce1">
            <text:p>235,24</text:p>
          </table:table-cell>
          <table:table-cell office:value-type="float" office:value="10" table:style-name="ce1">
            <text:p>10</text:p>
          </table:table-cell>
          <table:table-cell office:value-type="float" office:value="27.76" table:style-name="ce1">
            <text:p>27,76</text:p>
          </table:table-cell>
          <table:table-cell office:value-type="float" office:value="2325.5100000000002" table:style-name="ce2">
            <text:p>2.325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.23" table:style-name="ce1">
            <text:p>1,23</text:p>
          </table:table-cell>
          <table:table-cell office:value-type="float" office:value="116.7" table:style-name="ce1">
            <text:p>116,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155.13999999999999" table:style-name="ce1">
            <text:p>155,14</text:p>
          </table:table-cell>
          <table:table-cell office:value-type="float" office:value="12315.21" table:style-name="ce2">
            <text:p>12.315,2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517" table:style-name="ce1">
            <text:p>517</text:p>
          </table:table-cell>
          <table:table-cell office:value-type="float" office:value="48.61" table:style-name="ce1">
            <text:p>48,61</text:p>
          </table:table-cell>
          <table:table-cell office:value-type="float" office:value="2953.32" table:style-name="ce2">
            <text:p>2.953,32</text:p>
          </table:table-cell>
          <table:table-cell office:value-type="float" office:value="853" table:style-name="ce1">
            <text:p>853</text:p>
          </table:table-cell>
          <table:table-cell office:value-type="float" office:value="172.23" table:style-name="ce1">
            <text:p>172,23</text:p>
          </table:table-cell>
          <table:table-cell office:value-type="float" office:value="9326.91" table:style-name="ce2">
            <text:p>9.326,91</text:p>
          </table:table-cell>
          <table:table-cell office:value-type="float" office:value="832" table:style-name="ce1">
            <text:p>832</text:p>
          </table:table-cell>
          <table:table-cell office:value-type="float" office:value="154.61000000000001" table:style-name="ce1">
            <text:p>154,61</text:p>
          </table:table-cell>
          <table:table-cell office:value-type="float" office:value="8633.14" table:style-name="ce2">
            <text:p>8.633,14</text:p>
          </table:table-cell>
          <table:table-cell office:value-type="float" office:value="393" table:style-name="ce1">
            <text:p>393</text:p>
          </table:table-cell>
          <table:table-cell office:value-type="float" office:value="183.49" table:style-name="ce1">
            <text:p>183,49</text:p>
          </table:table-cell>
          <table:table-cell office:value-type="float" office:value="16893.189999999999" table:style-name="ce2">
            <text:p>16.893,19</text:p>
          </table:table-cell>
          <table:table-cell office:value-type="float" office:value="821" table:style-name="ce1">
            <text:p>821</text:p>
          </table:table-cell>
          <table:table-cell office:value-type="float" office:value="186.9" table:style-name="ce1">
            <text:p>186,9</text:p>
          </table:table-cell>
          <table:table-cell office:value-type="float" office:value="10460.82" table:style-name="ce2">
            <text:p>10.460,82</text:p>
          </table:table-cell>
          <table:table-cell office:value-type="float" office:value="260" table:style-name="ce1">
            <text:p>260</text:p>
          </table:table-cell>
          <table:table-cell office:value-type="float" office:value="54.81" table:style-name="ce1">
            <text:p>54,81</text:p>
          </table:table-cell>
          <table:table-cell office:value-type="float" office:value="3020.17" table:style-name="ce2">
            <text:p>3.020,17</text:p>
          </table:table-cell>
          <table:table-cell office:value-type="float" office:value="571" table:style-name="ce1">
            <text:p>571</text:p>
          </table:table-cell>
          <table:table-cell office:value-type="float" office:value="165.02" table:style-name="ce1">
            <text:p>165,02</text:p>
          </table:table-cell>
          <table:table-cell office:value-type="float" office:value="9362.89" table:style-name="ce2">
            <text:p>9.362,89</text:p>
          </table:table-cell>
          <table:table-cell office:value-type="float" office:value="256" table:style-name="ce1">
            <text:p>256</text:p>
          </table:table-cell>
          <table:table-cell office:value-type="float" office:value="66.64" table:style-name="ce1">
            <text:p>66,64</text:p>
          </table:table-cell>
          <table:table-cell office:value-type="float" office:value="3681.94" table:style-name="ce2">
            <text:p>3.681,94</text:p>
          </table:table-cell>
          <table:table-cell office:value-type="float" office:value="237" table:style-name="ce1">
            <text:p>237</text:p>
          </table:table-cell>
          <table:table-cell office:value-type="float" office:value="72.650000000000006" table:style-name="ce1">
            <text:p>72,65</text:p>
          </table:table-cell>
          <table:table-cell office:value-type="float" office:value="3951.25" table:style-name="ce2">
            <text:p>3.951,25</text:p>
          </table:table-cell>
          <table:table-cell office:value-type="float" office:value="934" table:style-name="ce1">
            <text:p>934</text:p>
          </table:table-cell>
          <table:table-cell office:value-type="float" office:value="131.53" table:style-name="ce1">
            <text:p>131,53</text:p>
          </table:table-cell>
          <table:table-cell office:value-type="float" office:value="7408.16" table:style-name="ce2">
            <text:p>7.408,16</text:p>
          </table:table-cell>
          <table:table-cell office:value-type="float" office:value="760" table:style-name="ce1">
            <text:p>760</text:p>
          </table:table-cell>
          <table:table-cell office:value-type="float" office:value="103.16" table:style-name="ce1">
            <text:p>103,16</text:p>
          </table:table-cell>
          <table:table-cell office:value-type="float" office:value="5817.18" table:style-name="ce2">
            <text:p>5.817,1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2" table:style-name="ce1">
            <text:p>2</text:p>
          </table:table-cell>
          <table:table-cell office:value-type="float" office:value="5.18" table:style-name="ce1">
            <text:p>5,18</text:p>
          </table:table-cell>
          <table:table-cell office:value-type="float" office:value="435.12" table:style-name="ce1">
            <text:p>435,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.22" table:style-name="ce1">
            <text:p>7,22</text:p>
          </table:table-cell>
          <table:table-cell office:value-type="float" office:value="674.6" table:style-name="ce1">
            <text:p>674,6</text:p>
          </table:table-cell>
          <table:table-cell office:value-type="float" office:value="56" table:style-name="ce1">
            <text:p>56</text:p>
          </table:table-cell>
          <table:table-cell office:value-type="float" office:value="98.23" table:style-name="ce1">
            <text:p>98,23</text:p>
          </table:table-cell>
          <table:table-cell office:value-type="float" office:value="7984.94" table:style-name="ce2">
            <text:p>7.984,94</text:p>
          </table:table-cell>
          <table:table-cell office:value-type="float" office:value="3" table:style-name="ce1">
            <text:p>3</text:p>
          </table:table-cell>
          <table:table-cell office:value-type="float" office:value="6.33" table:style-name="ce1">
            <text:p>6,33</text:p>
          </table:table-cell>
          <table:table-cell office:value-type="float" office:value="595.36" table:style-name="ce1">
            <text:p>595,36</text:p>
          </table:table-cell>
          <table:table-cell office:value-type="float" office:value="8" table:style-name="ce1">
            <text:p>8</text:p>
          </table:table-cell>
          <table:table-cell office:value-type="float" office:value="8.6199999999999992" table:style-name="ce1">
            <text:p>8,62</text:p>
          </table:table-cell>
          <table:table-cell office:value-type="float" office:value="886.87" table:style-name="ce1">
            <text:p>886,87</text:p>
          </table:table-cell>
          <table:table-cell office:value-type="float" office:value="7" table:style-name="ce1">
            <text:p>7</text:p>
          </table:table-cell>
          <table:table-cell office:value-type="float" office:value="15.21" table:style-name="ce1">
            <text:p>15,21</text:p>
          </table:table-cell>
          <table:table-cell office:value-type="float" office:value="1275.69" table:style-name="ce2">
            <text:p>1.275,69</text:p>
          </table:table-cell>
          <table:table-cell office:value-type="float" office:value="19" table:style-name="ce1">
            <text:p>19</text:p>
          </table:table-cell>
          <table:table-cell office:value-type="float" office:value="64.16" table:style-name="ce1">
            <text:p>64,16</text:p>
          </table:table-cell>
          <table:table-cell office:value-type="float" office:value="5085" table:style-name="ce2">
            <text:p>5.085,00</text:p>
          </table:table-cell>
          <table:table-cell office:value-type="float" office:value="2" table:style-name="ce1">
            <text:p>2</text:p>
          </table:table-cell>
          <table:table-cell office:value-type="float" office:value="1.48" table:style-name="ce1">
            <text:p>1,48</text:p>
          </table:table-cell>
          <table:table-cell office:value-type="float" office:value="122.68" table:style-name="ce1">
            <text:p>122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.32" table:style-name="ce1">
            <text:p>3,32</text:p>
          </table:table-cell>
          <table:table-cell office:value-type="float" office:value="406.95" table:style-name="ce1">
            <text:p>406,9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93.52" table:style-name="ce1">
            <text:p>93,52</text:p>
          </table:table-cell>
          <table:table-cell office:value-type="float" office:value="7562.14" table:style-name="ce2">
            <text:p>7.562,1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0.49" table:style-name="ce1">
            <text:p>30,49</text:p>
          </table:table-cell>
          <table:table-cell office:value-type="float" office:value="1228.7" table:style-name="ce2">
            <text:p>1.228,70</text:p>
          </table:table-cell>
          <table:table-cell office:value-type="float" office:value="4" table:style-name="ce1">
            <text:p>4</text:p>
          </table:table-cell>
          <table:table-cell office:value-type="float" office:value="3.52" table:style-name="ce1">
            <text:p>3,52</text:p>
          </table:table-cell>
          <table:table-cell office:value-type="float" office:value="143.4" table:style-name="ce1">
            <text:p>143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.04" table:style-name="ce1">
            <text:p>6,04</text:p>
          </table:table-cell>
          <table:table-cell office:value-type="float" office:value="247.28" table:style-name="ce1">
            <text:p>247,28</text:p>
          </table:table-cell>
          <table:table-cell office:value-type="float" office:value="1" table:style-name="ce1">
            <text:p>1</text:p>
          </table:table-cell>
          <table:table-cell office:value-type="float" office:value="2.19" table:style-name="ce1">
            <text:p>2,19</text:p>
          </table:table-cell>
          <table:table-cell office:value-type="float" office:value="88.3" table:style-name="ce1">
            <text:p>88,3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528.55999999999995" table:style-name="ce1">
            <text:p>528,56</text:p>
          </table:table-cell>
          <table:table-cell office:value-type="float" office:value="7" table:style-name="ce1">
            <text:p>7</text:p>
          </table:table-cell>
          <table:table-cell office:value-type="float" office:value="32.61" table:style-name="ce1">
            <text:p>32,61</text:p>
          </table:table-cell>
          <table:table-cell office:value-type="float" office:value="1345.98" table:style-name="ce2">
            <text:p>1.345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9.09" table:style-name="ce1">
            <text:p>19,09</text:p>
          </table:table-cell>
          <table:table-cell office:value-type="float" office:value="772.54" table:style-name="ce1">
            <text:p>772,54</text:p>
          </table:table-cell>
          <table:table-cell office:value-type="float" office:value="54" table:style-name="ce1">
            <text:p>54</text:p>
          </table:table-cell>
          <table:table-cell office:value-type="float" office:value="40.94" table:style-name="ce1">
            <text:p>40,94</text:p>
          </table:table-cell>
          <table:table-cell office:value-type="float" office:value="1675.32" table:style-name="ce2">
            <text:p>1.675,3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6.87" table:style-name="ce1">
            <text:p>16,87</text:p>
          </table:table-cell>
          <table:table-cell office:value-type="float" office:value="1471.81" table:style-name="ce2">
            <text:p>1.471,81</text:p>
          </table:table-cell>
          <table:table-cell office:value-type="float" office:value="10" table:style-name="ce1">
            <text:p>10</text:p>
          </table:table-cell>
          <table:table-cell office:value-type="float" office:value="53.6" table:style-name="ce1">
            <text:p>53,6</text:p>
          </table:table-cell>
          <table:table-cell office:value-type="float" office:value="4915.68" table:style-name="ce2">
            <text:p>4.915,68</text:p>
          </table:table-cell>
          <table:table-cell office:value-type="float" office:value="52" table:style-name="ce1">
            <text:p>52</text:p>
          </table:table-cell>
          <table:table-cell office:value-type="float" office:value="50.83" table:style-name="ce1">
            <text:p>50,83</text:p>
          </table:table-cell>
          <table:table-cell office:value-type="float" office:value="5077.34" table:style-name="ce2">
            <text:p>5.077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1.74" table:style-name="ce1">
            <text:p>31,74</text:p>
          </table:table-cell>
          <table:table-cell office:value-type="float" office:value="2703.68" table:style-name="ce2">
            <text:p>2.703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.24" table:style-name="ce1">
            <text:p>7,24</text:p>
          </table:table-cell>
          <table:table-cell office:value-type="float" office:value="565.54999999999995" table:style-name="ce1">
            <text:p>565,55</text:p>
          </table:table-cell>
          <table:table-cell office:value-type="float" office:value="28" table:style-name="ce1">
            <text:p>28</text:p>
          </table:table-cell>
          <table:table-cell office:value-type="float" office:value="21.75" table:style-name="ce1">
            <text:p>21,75</text:p>
          </table:table-cell>
          <table:table-cell office:value-type="float" office:value="2110.61" table:style-name="ce2">
            <text:p>2.110,6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8.98" table:style-name="ce1">
            <text:p>48,98</text:p>
          </table:table-cell>
          <table:table-cell office:value-type="float" office:value="4381.42" table:style-name="ce2">
            <text:p>4.381,4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4 (BT / Bombeo de Agua para Servicio Públic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5.97" table:style-name="ce1">
            <text:p>15,97</text:p>
          </table:table-cell>
          <table:table-cell office:value-type="float" office:value="1048.02" table:style-name="ce2">
            <text:p>1.048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9.54" table:style-name="ce1">
            <text:p>19,54</text:p>
          </table:table-cell>
          <table:table-cell office:value-type="float" office:value="1321.34" table:style-name="ce2">
            <text:p>1.321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08.37" table:style-name="ce1">
            <text:p>108,37</text:p>
          </table:table-cell>
          <table:table-cell office:value-type="float" office:value="7802.8" table:style-name="ce2">
            <text:p>7.802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23.24" table:style-name="ce1">
            <text:p>23,24</text:p>
          </table:table-cell>
          <table:table-cell office:value-type="float" office:value="1529.08" table:style-name="ce2">
            <text:p>1.529,08</text:p>
          </table:table-cell>
          <table:table-cell office:value-type="float" office:value="12" table:style-name="ce1">
            <text:p>12</text:p>
          </table:table-cell>
          <table:table-cell office:value-type="float" office:value="8.06" table:style-name="ce1">
            <text:p>8,06</text:p>
          </table:table-cell>
          <table:table-cell office:value-type="float" office:value="527.20000000000005" table:style-name="ce1">
            <text:p>527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0 (B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75.66" table:style-name="ce1">
            <text:p>75,66</text:p>
          </table:table-cell>
          <table:table-cell office:value-type="float" office:value="4909.3599999999997" table:style-name="ce2">
            <text:p>4.909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34" table:style-name="ce1">
            <text:p>4,34</text:p>
          </table:table-cell>
          <table:table-cell office:value-type="float" office:value="379.74" table:style-name="ce1">
            <text:p>379,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797.51" table:style-name="ce1">
            <text:p>797,51</text:p>
          </table:table-cell>
          <table:table-cell office:value-type="float" office:value="51361.52" table:style-name="ce2">
            <text:p>51.361,5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1 (BT / Comer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3.88" table:style-name="ce1">
            <text:p>3,88</text:p>
          </table:table-cell>
          <table:table-cell office:value-type="float" office:value="433.67" table:style-name="ce1">
            <text:p>433,67</text:p>
          </table:table-cell>
          <table:table-cell office:value-type="float" office:value="235" table:style-name="ce1">
            <text:p>235</text:p>
          </table:table-cell>
          <table:table-cell office:value-type="float" office:value="128.99" table:style-name="ce1">
            <text:p>128,99</text:p>
          </table:table-cell>
          <table:table-cell office:value-type="float" office:value="13138.83" table:style-name="ce2">
            <text:p>13.138,83</text:p>
          </table:table-cell>
          <table:table-cell office:value-type="float" office:value="21" table:style-name="ce1">
            <text:p>21</text:p>
          </table:table-cell>
          <table:table-cell office:value-type="float" office:value="11.41" table:style-name="ce1">
            <text:p>11,41</text:p>
          </table:table-cell>
          <table:table-cell office:value-type="float" office:value="1206.74" table:style-name="ce2">
            <text:p>1.206,74</text:p>
          </table:table-cell>
          <table:table-cell office:value-type="float" office:value="7" table:style-name="ce1">
            <text:p>7</text:p>
          </table:table-cell>
          <table:table-cell office:value-type="float" office:value="2.93" table:style-name="ce1">
            <text:p>2,93</text:p>
          </table:table-cell>
          <table:table-cell office:value-type="float" office:value="294.86" table:style-name="ce1">
            <text:p>294,86</text:p>
          </table:table-cell>
          <table:table-cell office:value-type="float" office:value="9" table:style-name="ce1">
            <text:p>9</text:p>
          </table:table-cell>
          <table:table-cell office:value-type="float" office:value="3.18" table:style-name="ce1">
            <text:p>3,18</text:p>
          </table:table-cell>
          <table:table-cell office:value-type="float" office:value="319" table:style-name="ce1">
            <text:p>319</text:p>
          </table:table-cell>
          <table:table-cell office:value-type="float" office:value="27" table:style-name="ce1">
            <text:p>27</text:p>
          </table:table-cell>
          <table:table-cell office:value-type="float" office:value="12.3" table:style-name="ce1">
            <text:p>12,3</text:p>
          </table:table-cell>
          <table:table-cell office:value-type="float" office:value="1256.22" table:style-name="ce2">
            <text:p>1.256,22</text:p>
          </table:table-cell>
          <table:table-cell office:value-type="float" office:value="56" table:style-name="ce1">
            <text:p>56</text:p>
          </table:table-cell>
          <table:table-cell office:value-type="float" office:value="22.18" table:style-name="ce1">
            <text:p>22,18</text:p>
          </table:table-cell>
          <table:table-cell office:value-type="float" office:value="2294.5300000000002" table:style-name="ce2">
            <text:p>2.294,53</text:p>
          </table:table-cell>
          <table:table-cell office:value-type="float" office:value="4" table:style-name="ce1">
            <text:p>4</text:p>
          </table:table-cell>
          <table:table-cell office:value-type="float" office:value="2.27" table:style-name="ce1">
            <text:p>2,27</text:p>
          </table:table-cell>
          <table:table-cell office:value-type="float" office:value="232.1" table:style-name="ce1">
            <text:p>232,1</text:p>
          </table:table-cell>
          <table:table-cell office:value-type="float" office:value="16" table:style-name="ce1">
            <text:p>16</text:p>
          </table:table-cell>
          <table:table-cell office:value-type="float" office:value="9.89" table:style-name="ce1">
            <text:p>9,89</text:p>
          </table:table-cell>
          <table:table-cell office:value-type="float" office:value="1007.95" table:style-name="ce2">
            <text:p>1.007,95</text:p>
          </table:table-cell>
          <table:table-cell office:value-type="float" office:value="2" table:style-name="ce1">
            <text:p>2</text:p>
          </table:table-cell>
          <table:table-cell office:value-type="float" office:value="0.34" table:style-name="ce1">
            <text:p>0,34</text:p>
          </table:table-cell>
          <table:table-cell office:value-type="float" office:value="33.83" table:style-name="ce1">
            <text:p>33,8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.15" table:style-name="ce1">
            <text:p>9,15</text:p>
          </table:table-cell>
          <table:table-cell office:value-type="float" office:value="987.81" table:style-name="ce1">
            <text:p>987,81</text:p>
          </table:table-cell>
          <table:table-cell office:value-type="float" office:value="3" table:style-name="ce1">
            <text:p>3</text:p>
          </table:table-cell>
          <table:table-cell office:value-type="float" office:value="19.59" table:style-name="ce1">
            <text:p>19,59</text:p>
          </table:table-cell>
          <table:table-cell office:value-type="float" office:value="2291.15" table:style-name="ce2">
            <text:p>2.291,15</text:p>
          </table:table-cell>
          <table:table-cell office:value-type="float" office:value="4" table:style-name="ce1">
            <text:p>4</text:p>
          </table:table-cell>
          <table:table-cell office:value-type="float" office:value="19.03" table:style-name="ce1">
            <text:p>19,03</text:p>
          </table:table-cell>
          <table:table-cell office:value-type="float" office:value="2245.4" table:style-name="ce2">
            <text:p>2.245,40</text:p>
          </table:table-cell>
          <table:table-cell office:value-type="float" office:value="1" table:style-name="ce1">
            <text:p>1</text:p>
          </table:table-cell>
          <table:table-cell office:value-type="float" office:value="2.87" table:style-name="ce1">
            <text:p>2,87</text:p>
          </table:table-cell>
          <table:table-cell office:value-type="float" office:value="338.84" table:style-name="ce1">
            <text:p>338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.85" table:style-name="ce1">
            <text:p>8,85</text:p>
          </table:table-cell>
          <table:table-cell office:value-type="float" office:value="930.08" table:style-name="ce1">
            <text:p>930,0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2" table:style-name="ce1">
            <text:p>4,2</text:p>
          </table:table-cell>
          <table:table-cell office:value-type="float" office:value="420.26" table:style-name="ce1">
            <text:p>420,2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9 (BT / Culto Religios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,05</text:p>
          </table:table-cell>
          <table:table-cell office:value-type="float" office:value="5.93" table:style-name="ce1">
            <text:p>5,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69" table:style-name="ce1">
            <text:p>0,69</text:p>
          </table:table-cell>
          <table:table-cell office:value-type="float" office:value="36.65" table:style-name="ce1">
            <text:p>36,65</text:p>
          </table:table-cell>
          <table:table-cell office:value-type="float" office:value="1" table:style-name="ce1">
            <text:p>1</text:p>
          </table:table-cell>
          <table:table-cell office:value-type="float" office:value="0.15" table:style-name="ce1">
            <text:p>0,15</text:p>
          </table:table-cell>
          <table:table-cell office:value-type="float" office:value="6.5" table:style-name="ce1">
            <text:p>6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49" table:style-name="ce1">
            <text:p>0,49</text:p>
          </table:table-cell>
          <table:table-cell office:value-type="float" office:value="25.59" table:style-name="ce1">
            <text:p>25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.23" table:style-name="ce1">
            <text:p>0,23</text:p>
          </table:table-cell>
          <table:table-cell office:value-type="float" office:value="17.78" table:style-name="ce1">
            <text:p>17,7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1" table:style-name="ce1">
            <text:p>1</text:p>
          </table:table-cell>
          <table:table-cell office:value-type="float" office:value="0.49" table:style-name="ce1">
            <text:p>0,49</text:p>
          </table:table-cell>
          <table:table-cell office:value-type="float" office:value="42.93" table:style-name="ce1">
            <text:p>42,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5 (BT / Entidades Oficiales)</text:p>
          </table:table-cell>
          <table:table-cell office:value-type="float" office:value="355" table:style-name="ce1">
            <text:p>355</text:p>
          </table:table-cell>
          <table:table-cell office:value-type="float" office:value="101.44" table:style-name="ce1">
            <text:p>101,44</text:p>
          </table:table-cell>
          <table:table-cell office:value-type="float" office:value="9449.3700000000008" table:style-name="ce2">
            <text:p>9.449,37</text:p>
          </table:table-cell>
          <table:table-cell office:value-type="float" office:value="1019" table:style-name="ce3">
            <text:p>1.019</text:p>
          </table:table-cell>
          <table:table-cell office:value-type="float" office:value="430.05" table:style-name="ce1">
            <text:p>430,05</text:p>
          </table:table-cell>
          <table:table-cell office:value-type="float" office:value="39639.4" table:style-name="ce2">
            <text:p>39.639,40</text:p>
          </table:table-cell>
          <table:table-cell office:value-type="float" office:value="401" table:style-name="ce1">
            <text:p>401</text:p>
          </table:table-cell>
          <table:table-cell office:value-type="float" office:value="151.36000000000001" table:style-name="ce1">
            <text:p>151,36</text:p>
          </table:table-cell>
          <table:table-cell office:value-type="float" office:value="13958.58" table:style-name="ce2">
            <text:p>13.958,58</text:p>
          </table:table-cell>
          <table:table-cell office:value-type="float" office:value="1389" table:style-name="ce3">
            <text:p>1.389</text:p>
          </table:table-cell>
          <table:table-cell office:value-type="float" office:value="1032.5899999999999" table:style-name="ce2">
            <text:p>1.032,59</text:p>
          </table:table-cell>
          <table:table-cell office:value-type="float" office:value="99848.74" table:style-name="ce2">
            <text:p>99.848,74</text:p>
          </table:table-cell>
          <table:table-cell office:value-type="float" office:value="634" table:style-name="ce1">
            <text:p>634</text:p>
          </table:table-cell>
          <table:table-cell office:value-type="float" office:value="434.24" table:style-name="ce1">
            <text:p>434,24</text:p>
          </table:table-cell>
          <table:table-cell office:value-type="float" office:value="39850.660000000003" table:style-name="ce2">
            <text:p>39.850,66</text:p>
          </table:table-cell>
          <table:table-cell office:value-type="float" office:value="278" table:style-name="ce1">
            <text:p>278</text:p>
          </table:table-cell>
          <table:table-cell office:value-type="float" office:value="173.32" table:style-name="ce1">
            <text:p>173,32</text:p>
          </table:table-cell>
          <table:table-cell office:value-type="float" office:value="16019.07" table:style-name="ce2">
            <text:p>16.019,07</text:p>
          </table:table-cell>
          <table:table-cell office:value-type="float" office:value="523" table:style-name="ce1">
            <text:p>523</text:p>
          </table:table-cell>
          <table:table-cell office:value-type="float" office:value="312.89" table:style-name="ce1">
            <text:p>312,89</text:p>
          </table:table-cell>
          <table:table-cell office:value-type="float" office:value="28755.040000000001" table:style-name="ce2">
            <text:p>28.755,04</text:p>
          </table:table-cell>
          <table:table-cell office:value-type="float" office:value="354" table:style-name="ce1">
            <text:p>354</text:p>
          </table:table-cell>
          <table:table-cell office:value-type="float" office:value="234.31" table:style-name="ce1">
            <text:p>234,31</text:p>
          </table:table-cell>
          <table:table-cell office:value-type="float" office:value="21824.26" table:style-name="ce2">
            <text:p>21.824,26</text:p>
          </table:table-cell>
          <table:table-cell office:value-type="float" office:value="604" table:style-name="ce1">
            <text:p>604</text:p>
          </table:table-cell>
          <table:table-cell office:value-type="float" office:value="608.24" table:style-name="ce1">
            <text:p>608,24</text:p>
          </table:table-cell>
          <table:table-cell office:value-type="float" office:value="56151.54" table:style-name="ce2">
            <text:p>56.151,54</text:p>
          </table:table-cell>
          <table:table-cell office:value-type="float" office:value="673" table:style-name="ce1">
            <text:p>673</text:p>
          </table:table-cell>
          <table:table-cell office:value-type="float" office:value="476.46" table:style-name="ce1">
            <text:p>476,46</text:p>
          </table:table-cell>
          <table:table-cell office:value-type="float" office:value="43791.59" table:style-name="ce2">
            <text:p>43.791,59</text:p>
          </table:table-cell>
          <table:table-cell office:value-type="float" office:value="278" table:style-name="ce1">
            <text:p>278</text:p>
          </table:table-cell>
          <table:table-cell office:value-type="float" office:value="111.43" table:style-name="ce1">
            <text:p>111,43</text:p>
          </table:table-cell>
          <table:table-cell office:value-type="float" office:value="10239.56" table:style-name="ce2">
            <text:p>10.239,5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7 (BT / Entidades Oficiales con Demanda)</text:p>
          </table:table-cell>
          <table:table-cell office:value-type="float" office:value="11" table:style-name="ce1">
            <text:p>11</text:p>
          </table:table-cell>
          <table:table-cell office:value-type="float" office:value="37.94" table:style-name="ce1">
            <text:p>37,94</text:p>
          </table:table-cell>
          <table:table-cell office:value-type="float" office:value="4095.45" table:style-name="ce2">
            <text:p>4.095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58.19" table:style-name="ce1">
            <text:p>58,19</text:p>
          </table:table-cell>
          <table:table-cell office:value-type="float" office:value="5886.97" table:style-name="ce2">
            <text:p>5.886,97</text:p>
          </table:table-cell>
          <table:table-cell office:value-type="float" office:value="309" table:style-name="ce1">
            <text:p>309</text:p>
          </table:table-cell>
          <table:table-cell office:value-type="float" office:value="933.65" table:style-name="ce1">
            <text:p>933,65</text:p>
          </table:table-cell>
          <table:table-cell office:value-type="float" office:value="92914.77" table:style-name="ce2">
            <text:p>92.914,77</text:p>
          </table:table-cell>
          <table:table-cell office:value-type="float" office:value="71" table:style-name="ce1">
            <text:p>71</text:p>
          </table:table-cell>
          <table:table-cell office:value-type="float" office:value="104.11" table:style-name="ce1">
            <text:p>104,11</text:p>
          </table:table-cell>
          <table:table-cell office:value-type="float" office:value="11910.15" table:style-name="ce2">
            <text:p>11.910,15</text:p>
          </table:table-cell>
          <table:table-cell office:value-type="float" office:value="28" table:style-name="ce1">
            <text:p>28</text:p>
          </table:table-cell>
          <table:table-cell office:value-type="float" office:value="73.06" table:style-name="ce1">
            <text:p>73,06</text:p>
          </table:table-cell>
          <table:table-cell office:value-type="float" office:value="8272.89" table:style-name="ce2">
            <text:p>8.272,89</text:p>
          </table:table-cell>
          <table:table-cell office:value-type="float" office:value="117" table:style-name="ce1">
            <text:p>117</text:p>
          </table:table-cell>
          <table:table-cell office:value-type="float" office:value="252.87" table:style-name="ce1">
            <text:p>252,87</text:p>
          </table:table-cell>
          <table:table-cell office:value-type="float" office:value="25198.5" table:style-name="ce2">
            <text:p>25.198,50</text:p>
          </table:table-cell>
          <table:table-cell office:value-type="float" office:value="56" table:style-name="ce1">
            <text:p>56</text:p>
          </table:table-cell>
          <table:table-cell office:value-type="float" office:value="214.89" table:style-name="ce1">
            <text:p>214,89</text:p>
          </table:table-cell>
          <table:table-cell office:value-type="float" office:value="21850.25" table:style-name="ce2">
            <text:p>21.850,25</text:p>
          </table:table-cell>
          <table:table-cell office:value-type="float" office:value="12" table:style-name="ce1">
            <text:p>12</text:p>
          </table:table-cell>
          <table:table-cell office:value-type="float" office:value="18.54" table:style-name="ce1">
            <text:p>18,54</text:p>
          </table:table-cell>
          <table:table-cell office:value-type="float" office:value="1954.87" table:style-name="ce2">
            <text:p>1.954,87</text:p>
          </table:table-cell>
          <table:table-cell office:value-type="float" office:value="3" table:style-name="ce1">
            <text:p>3</text:p>
          </table:table-cell>
          <table:table-cell office:value-type="float" office:value="6.87" table:style-name="ce1">
            <text:p>6,87</text:p>
          </table:table-cell>
          <table:table-cell office:value-type="float" office:value="682.08" table:style-name="ce1">
            <text:p>682,08</text:p>
          </table:table-cell>
          <table:table-cell office:value-type="float" office:value="30" table:style-name="ce1">
            <text:p>30</text:p>
          </table:table-cell>
          <table:table-cell office:value-type="float" office:value="29.63" table:style-name="ce1">
            <text:p>29,63</text:p>
          </table:table-cell>
          <table:table-cell office:value-type="float" office:value="3244.03" table:style-name="ce2">
            <text:p>3.244,0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5 (B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78" table:style-name="ce1">
            <text:p>2,78</text:p>
          </table:table-cell>
          <table:table-cell office:value-type="float" office:value="298.17" table:style-name="ce1">
            <text:p>298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6.32" table:style-name="ce1">
            <text:p>86,32</text:p>
          </table:table-cell>
          <table:table-cell office:value-type="float" office:value="7834.55" table:style-name="ce2">
            <text:p>7.834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1" table:style-name="ce1">
            <text:p>221</text:p>
          </table:table-cell>
          <table:table-cell office:value-type="float" office:value="771.93" table:style-name="ce1">
            <text:p>771,93</text:p>
          </table:table-cell>
          <table:table-cell office:value-type="float" office:value="75595.59" table:style-name="ce2">
            <text:p>75.595,5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1" table:style-name="ce1">
            <text:p>1</text:p>
          </table:table-cell>
          <table:table-cell office:value-type="float" office:value="2.04" table:style-name="ce1">
            <text:p>2,04</text:p>
          </table:table-cell>
          <table:table-cell office:value-type="float" office:value="231.24" table:style-name="ce1">
            <text:p>231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.2599999999999998" table:style-name="ce1">
            <text:p>2,26</text:p>
          </table:table-cell>
          <table:table-cell office:value-type="float" office:value="355.42" table:style-name="ce1">
            <text:p>355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.2" table:style-name="ce1">
            <text:p>6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5.66" table:style-name="ce1">
            <text:p>5,66</text:p>
          </table:table-cell>
          <table:table-cell office:value-type="float" office:value="669.93" table:style-name="ce1">
            <text:p>669,9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.29" table:style-name="ce1">
            <text:p>7,29</text:p>
          </table:table-cell>
          <table:table-cell office:value-type="float" office:value="641.41" table:style-name="ce1">
            <text:p>641,4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11" table:style-name="ce1">
            <text:p>11</text:p>
          </table:table-cell>
          <table:table-cell office:value-type="float" office:value="0.49" table:style-name="ce1">
            <text:p>0,49</text:p>
          </table:table-cell>
          <table:table-cell office:value-type="float" office:value="55.69" table:style-name="ce1">
            <text:p>55,69</text:p>
          </table:table-cell>
          <table:table-cell office:value-type="float" office:value="14" table:style-name="ce1">
            <text:p>14</text:p>
          </table:table-cell>
          <table:table-cell office:value-type="float" office:value="1.75" table:style-name="ce1">
            <text:p>1,75</text:p>
          </table:table-cell>
          <table:table-cell office:value-type="float" office:value="165.97" table:style-name="ce1">
            <text:p>165,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.78" table:style-name="ce1">
            <text:p>1,78</text:p>
          </table:table-cell>
          <table:table-cell office:value-type="float" office:value="165.21" table:style-name="ce1">
            <text:p>165,21</text:p>
          </table:table-cell>
          <table:table-cell office:value-type="float" office:value="11" table:style-name="ce1">
            <text:p>11</text:p>
          </table:table-cell>
          <table:table-cell office:value-type="float" office:value="3.93" table:style-name="ce1">
            <text:p>3,93</text:p>
          </table:table-cell>
          <table:table-cell office:value-type="float" office:value="364.85" table:style-name="ce1">
            <text:p>364,85</text:p>
          </table:table-cell>
          <table:table-cell office:value-type="float" office:value="1" table:style-name="ce1">
            <text:p>1</text:p>
          </table:table-cell>
          <table:table-cell office:value-type="float" office:value="0.26" table:style-name="ce1">
            <text:p>0,26</text:p>
          </table:table-cell>
          <table:table-cell office:value-type="float" office:value="22.57" table:style-name="ce1">
            <text:p>22,57</text:p>
          </table:table-cell>
          <table:table-cell office:value-type="float" office:value="11" table:style-name="ce1">
            <text:p>11</text:p>
          </table:table-cell>
          <table:table-cell office:value-type="float" office:value="6.28" table:style-name="ce1">
            <text:p>6,28</text:p>
          </table:table-cell>
          <table:table-cell office:value-type="float" office:value="579.99" table:style-name="ce1">
            <text:p>579,99</text:p>
          </table:table-cell>
          <table:table-cell office:value-type="float" office:value="8" table:style-name="ce1">
            <text:p>8</text:p>
          </table:table-cell>
          <table:table-cell office:value-type="float" office:value="1.42" table:style-name="ce1">
            <text:p>1,42</text:p>
          </table:table-cell>
          <table:table-cell office:value-type="float" office:value="130.07" table:style-name="ce1">
            <text:p>130,07</text:p>
          </table:table-cell>
          <table:table-cell office:value-type="float" office:value="6" table:style-name="ce1">
            <text:p>6</text:p>
          </table:table-cell>
          <table:table-cell office:value-type="float" office:value="0.15" table:style-name="ce1">
            <text:p>0,15</text:p>
          </table:table-cell>
          <table:table-cell office:value-type="float" office:value="21.01" table:style-name="ce1">
            <text:p>21,0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3 (BT / Bombeo de Agua)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57.43" table:style-name="ce1">
            <text:p>257,4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3" table:style-name="ce1">
            <text:p>3</text:p>
          </table:table-cell>
          <table:table-cell office:value-type="float" office:value="2.48" table:style-name="ce1">
            <text:p>2,48</text:p>
          </table:table-cell>
          <table:table-cell office:value-type="float" office:value="203.14" table:style-name="ce1">
            <text:p>203,14</text:p>
          </table:table-cell>
          <table:table-cell office:value-type="float" office:value="1" table:style-name="ce1">
            <text:p>1</text:p>
          </table:table-cell>
          <table:table-cell office:value-type="float" office:value="1.48" table:style-name="ce1">
            <text:p>1,48</text:p>
          </table:table-cell>
          <table:table-cell office:value-type="float" office:value="132.13999999999999" table:style-name="ce1">
            <text:p>132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.71" table:style-name="ce1">
            <text:p>4,71</text:p>
          </table:table-cell>
          <table:table-cell office:value-type="float" office:value="387.5" table:style-name="ce1">
            <text:p>387,5</text:p>
          </table:table-cell>
          <table:table-cell office:value-type="float" office:value="13" table:style-name="ce1">
            <text:p>13</text:p>
          </table:table-cell>
          <table:table-cell office:value-type="float" office:value="17.47" table:style-name="ce1">
            <text:p>17,47</text:p>
          </table:table-cell>
          <table:table-cell office:value-type="float" office:value="1446.61" table:style-name="ce2">
            <text:p>1.446,61</text:p>
          </table:table-cell>
          <table:table-cell office:value-type="float" office:value="29" table:style-name="ce1">
            <text:p>29</text:p>
          </table:table-cell>
          <table:table-cell office:value-type="float" office:value="29.82" table:style-name="ce1">
            <text:p>29,82</text:p>
          </table:table-cell>
          <table:table-cell office:value-type="float" office:value="2458.3200000000002" table:style-name="ce2">
            <text:p>2.458,32</text:p>
          </table:table-cell>
          <table:table-cell office:value-type="float" office:value="6" table:style-name="ce1">
            <text:p>6</text:p>
          </table:table-cell>
          <table:table-cell office:value-type="float" office:value="6.39" table:style-name="ce1">
            <text:p>6,39</text:p>
          </table:table-cell>
          <table:table-cell office:value-type="float" office:value="521.85" table:style-name="ce1">
            <text:p>521,85</text:p>
          </table:table-cell>
          <table:table-cell office:value-type="float" office:value="20" table:style-name="ce1">
            <text:p>20</text:p>
          </table:table-cell>
          <table:table-cell office:value-type="float" office:value="17.04" table:style-name="ce1">
            <text:p>17,04</text:p>
          </table:table-cell>
          <table:table-cell office:value-type="float" office:value="1398.91" table:style-name="ce2">
            <text:p>1.398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2" table:style-name="ce1">
            <text:p>0,22</text:p>
          </table:table-cell>
          <table:table-cell office:value-type="float" office:value="21.1" table:style-name="ce1">
            <text:p>21,1</text:p>
          </table:table-cell>
          <table:table-cell office:value-type="float" office:value="6" table:style-name="ce1">
            <text:p>6</text:p>
          </table:table-cell>
          <table:table-cell office:value-type="float" office:value="0.69" table:style-name="ce1">
            <text:p>0,69</text:p>
          </table:table-cell>
          <table:table-cell office:value-type="float" office:value="65.39" table:style-name="ce1">
            <text:p>65,39</text:p>
          </table:table-cell>
          <table:table-cell office:value-type="float" office:value="10" table:style-name="ce1">
            <text:p>10</text:p>
          </table:table-cell>
          <table:table-cell office:value-type="float" office:value="6.32" table:style-name="ce1">
            <text:p>6,32</text:p>
          </table:table-cell>
          <table:table-cell office:value-type="float" office:value="618.88" table:style-name="ce1">
            <text:p>618,88</text:p>
          </table:table-cell>
          <table:table-cell office:value-type="float" office:value="4" table:style-name="ce1">
            <text:p>4</text:p>
          </table:table-cell>
          <table:table-cell office:value-type="float" office:value="9.76" table:style-name="ce1">
            <text:p>9,76</text:p>
          </table:table-cell>
          <table:table-cell office:value-type="float" office:value="902.78" table:style-name="ce1">
            <text:p>902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.1" table:style-name="ce1">
            <text:p>8,1</text:p>
          </table:table-cell>
          <table:table-cell office:value-type="float" office:value="858.04" table:style-name="ce1">
            <text:p>858,04</text:p>
          </table:table-cell>
          <table:table-cell office:value-type="float" office:value="2" table:style-name="ce1">
            <text:p>2</text:p>
          </table:table-cell>
          <table:table-cell office:value-type="float" office:value="0.49" table:style-name="ce1">
            <text:p>0,49</text:p>
          </table:table-cell>
          <table:table-cell office:value-type="float" office:value="114.19" table:style-name="ce1">
            <text:p>114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.6" table:style-name="ce1">
            <text:p>10,6</text:p>
          </table:table-cell>
          <table:table-cell office:value-type="float" office:value="1218.9000000000001" table:style-name="ce2">
            <text:p>1.218,9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.53" table:style-name="ce1">
            <text:p>7,53</text:p>
          </table:table-cell>
          <table:table-cell office:value-type="float" office:value="592.16" table:style-name="ce1">
            <text:p>592,1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4.82" table:style-name="ce1">
            <text:p>14,82</text:p>
          </table:table-cell>
          <table:table-cell office:value-type="float" office:value="604.62" table:style-name="ce1">
            <text:p>604,62</text:p>
          </table:table-cell>
          <table:table-cell office:value-type="float" office:value="12" table:style-name="ce1">
            <text:p>12</text:p>
          </table:table-cell>
          <table:table-cell office:value-type="float" office:value="7.76" table:style-name="ce1">
            <text:p>7,76</text:p>
          </table:table-cell>
          <table:table-cell office:value-type="float" office:value="318.64" table:style-name="ce1">
            <text:p>318,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8" table:style-name="ce1">
            <text:p>648</text:p>
          </table:table-cell>
          <table:table-cell office:value-type="float" office:value="299.01" table:style-name="ce1">
            <text:p>299,01</text:p>
          </table:table-cell>
          <table:table-cell office:value-type="float" office:value="12414.16" table:style-name="ce2">
            <text:p>12.414,16</text:p>
          </table:table-cell>
          <table:table-cell office:value-type="float" office:value="48" table:style-name="ce1">
            <text:p>48</text:p>
          </table:table-cell>
          <table:table-cell office:value-type="float" office:value="22.96" table:style-name="ce1">
            <text:p>22,96</text:p>
          </table:table-cell>
          <table:table-cell office:value-type="float" office:value="952.12" table:style-name="ce1">
            <text:p>952,12</text:p>
          </table:table-cell>
          <table:table-cell office:value-type="float" office:value="997" table:style-name="ce1">
            <text:p>997</text:p>
          </table:table-cell>
          <table:table-cell office:value-type="float" office:value="572.91" table:style-name="ce1">
            <text:p>572,91</text:p>
          </table:table-cell>
          <table:table-cell office:value-type="float" office:value="23614.14" table:style-name="ce2">
            <text:p>23.614,14</text:p>
          </table:table-cell>
          <table:table-cell office:value-type="float" office:value="18" table:style-name="ce1">
            <text:p>18</text:p>
          </table:table-cell>
          <table:table-cell office:value-type="float" office:value="30.61" table:style-name="ce1">
            <text:p>30,61</text:p>
          </table:table-cell>
          <table:table-cell office:value-type="float" office:value="1261.6199999999999" table:style-name="ce2">
            <text:p>1.261,62</text:p>
          </table:table-cell>
          <table:table-cell office:value-type="float" office:value="15" table:style-name="ce1">
            <text:p>15</text:p>
          </table:table-cell>
          <table:table-cell office:value-type="float" office:value="6.74" table:style-name="ce1">
            <text:p>6,74</text:p>
          </table:table-cell>
          <table:table-cell office:value-type="float" office:value="279.89999999999998" table:style-name="ce1">
            <text:p>279,9</text:p>
          </table:table-cell>
          <table:table-cell office:value-type="float" office:value="33" table:style-name="ce1">
            <text:p>33</text:p>
          </table:table-cell>
          <table:table-cell office:value-type="float" office:value="32.979999999999997" table:style-name="ce1">
            <text:p>32,98</text:p>
          </table:table-cell>
          <table:table-cell office:value-type="float" office:value="1330.9" table:style-name="ce2">
            <text:p>1.330,90</text:p>
          </table:table-cell>
          <table:table-cell office:value-type="float" office:value="103" table:style-name="ce1">
            <text:p>103</text:p>
          </table:table-cell>
          <table:table-cell office:value-type="float" office:value="68.239999999999995" table:style-name="ce1">
            <text:p>68,24</text:p>
          </table:table-cell>
          <table:table-cell office:value-type="float" office:value="2801.46" table:style-name="ce2">
            <text:p>2.801,4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3.44" table:style-name="ce1">
            <text:p>3,44</text:p>
          </table:table-cell>
          <table:table-cell office:value-type="float" office:value="514.53" table:style-name="ce1">
            <text:p>514,53</text:p>
          </table:table-cell>
          <table:table-cell office:value-type="float" office:value="46" table:style-name="ce1">
            <text:p>46</text:p>
          </table:table-cell>
          <table:table-cell office:value-type="float" office:value="156.06" table:style-name="ce1">
            <text:p>156,06</text:p>
          </table:table-cell>
          <table:table-cell office:value-type="float" office:value="14822.17" table:style-name="ce2">
            <text:p>14.822,17</text:p>
          </table:table-cell>
          <table:table-cell office:value-type="float" office:value="361" table:style-name="ce1">
            <text:p>361</text:p>
          </table:table-cell>
          <table:table-cell office:value-type="float" office:value="213.87" table:style-name="ce1">
            <text:p>213,87</text:p>
          </table:table-cell>
          <table:table-cell office:value-type="float" office:value="22935.03" table:style-name="ce2">
            <text:p>22.935,03</text:p>
          </table:table-cell>
          <table:table-cell office:value-type="float" office:value="12" table:style-name="ce1">
            <text:p>12</text:p>
          </table:table-cell>
          <table:table-cell office:value-type="float" office:value="27.32" table:style-name="ce1">
            <text:p>27,32</text:p>
          </table:table-cell>
          <table:table-cell office:value-type="float" office:value="2883.1" table:style-name="ce2">
            <text:p>2.883,10</text:p>
          </table:table-cell>
          <table:table-cell office:value-type="float" office:value="43" table:style-name="ce1">
            <text:p>43</text:p>
          </table:table-cell>
          <table:table-cell office:value-type="float" office:value="266.37" table:style-name="ce1">
            <text:p>266,37</text:p>
          </table:table-cell>
          <table:table-cell office:value-type="float" office:value="22423.5" table:style-name="ce2">
            <text:p>22.423,50</text:p>
          </table:table-cell>
          <table:table-cell office:value-type="float" office:value="17" table:style-name="ce1">
            <text:p>17</text:p>
          </table:table-cell>
          <table:table-cell office:value-type="float" office:value="86.22" table:style-name="ce1">
            <text:p>86,22</text:p>
          </table:table-cell>
          <table:table-cell office:value-type="float" office:value="8623.2000000000007" table:style-name="ce2">
            <text:p>8.623,20</text:p>
          </table:table-cell>
          <table:table-cell office:value-type="float" office:value="8" table:style-name="ce1">
            <text:p>8</text:p>
          </table:table-cell>
          <table:table-cell office:value-type="float" office:value="16.93" table:style-name="ce1">
            <text:p>16,93</text:p>
          </table:table-cell>
          <table:table-cell office:value-type="float" office:value="1549.55" table:style-name="ce2">
            <text:p>1.549,55</text:p>
          </table:table-cell>
          <table:table-cell office:value-type="float" office:value="1" table:style-name="ce1">
            <text:p>1</text:p>
          </table:table-cell>
          <table:table-cell office:value-type="float" office:value="6.76" table:style-name="ce1">
            <text:p>6,76</text:p>
          </table:table-cell>
          <table:table-cell office:value-type="float" office:value="571.63" table:style-name="ce1">
            <text:p>571,63</text:p>
          </table:table-cell>
          <table:table-cell office:value-type="float" office:value="22" table:style-name="ce1">
            <text:p>22</text:p>
          </table:table-cell>
          <table:table-cell office:value-type="float" office:value="17.57" table:style-name="ce1">
            <text:p>17,57</text:p>
          </table:table-cell>
          <table:table-cell office:value-type="float" office:value="1716.95" table:style-name="ce2">
            <text:p>1.716,9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72" table:style-name="ce1">
            <text:p>2,72</text:p>
          </table:table-cell>
          <table:table-cell office:value-type="float" office:value="308.61" table:style-name="ce1">
            <text:p>308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23.42" table:style-name="ce1">
            <text:p>123,42</text:p>
          </table:table-cell>
          <table:table-cell office:value-type="float" office:value="9982.0400000000009" table:style-name="ce2">
            <text:p>9.982,04</text:p>
          </table:table-cell>
          <table:table-cell office:value-type="float" office:value="2" table:style-name="ce1">
            <text:p>2</text:p>
          </table:table-cell>
          <table:table-cell office:value-type="float" office:value="49.79" table:style-name="ce1">
            <text:p>49,79</text:p>
          </table:table-cell>
          <table:table-cell office:value-type="float" office:value="3544.36" table:style-name="ce2">
            <text:p>3.544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0.119999999999999" table:style-name="ce1">
            <text:p>10,12</text:p>
          </table:table-cell>
          <table:table-cell office:value-type="float" office:value="816.06" table:style-name="ce1">
            <text:p>816,0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1 (BT / Comercial)</text:p>
          </table:table-cell>
          <table:table-cell office:value-type="float" office:value="3352" table:style-name="ce3">
            <text:p>3.352</text:p>
          </table:table-cell>
          <table:table-cell office:value-type="float" office:value="847.41" table:style-name="ce1">
            <text:p>847,41</text:p>
          </table:table-cell>
          <table:table-cell office:value-type="float" office:value="86672.69" table:style-name="ce2">
            <text:p>86.672,69</text:p>
          </table:table-cell>
          <table:table-cell office:value-type="float" office:value="19898" table:style-name="ce3">
            <text:p>19.898</text:p>
          </table:table-cell>
          <table:table-cell office:value-type="float" office:value="7468.88" table:style-name="ce2">
            <text:p>7.468,88</text:p>
          </table:table-cell>
          <table:table-cell office:value-type="float" office:value="756426.84" table:style-name="ce2">
            <text:p>756.426,84</text:p>
          </table:table-cell>
          <table:table-cell office:value-type="float" office:value="7641" table:style-name="ce3">
            <text:p>7.641</text:p>
          </table:table-cell>
          <table:table-cell office:value-type="float" office:value="2910.51" table:style-name="ce2">
            <text:p>2.910,51</text:p>
          </table:table-cell>
          <table:table-cell office:value-type="float" office:value="295644.33" table:style-name="ce2">
            <text:p>295.644,33</text:p>
          </table:table-cell>
          <table:table-cell office:value-type="float" office:value="69340" table:style-name="ce3">
            <text:p>69.340</text:p>
          </table:table-cell>
          <table:table-cell office:value-type="float" office:value="31882.73" table:style-name="ce2">
            <text:p>31.882,73</text:p>
          </table:table-cell>
          <table:table-cell office:value-type="float" office:value="3330786.48" table:style-name="ce2">
            <text:p>3.330.786,48</text:p>
          </table:table-cell>
          <table:table-cell office:value-type="float" office:value="16932" table:style-name="ce3">
            <text:p>16.932</text:p>
          </table:table-cell>
          <table:table-cell office:value-type="float" office:value="8552.4599999999991" table:style-name="ce2">
            <text:p>8.552,46</text:p>
          </table:table-cell>
          <table:table-cell office:value-type="float" office:value="865949.11" table:style-name="ce2">
            <text:p>865.949,11</text:p>
          </table:table-cell>
          <table:table-cell office:value-type="float" office:value="6896" table:style-name="ce3">
            <text:p>6.896</text:p>
          </table:table-cell>
          <table:table-cell office:value-type="float" office:value="2839.11" table:style-name="ce2">
            <text:p>2.839,11</text:p>
          </table:table-cell>
          <table:table-cell office:value-type="float" office:value="288873.55" table:style-name="ce2">
            <text:p>288.873,55</text:p>
          </table:table-cell>
          <table:table-cell office:value-type="float" office:value="15885" table:style-name="ce3">
            <text:p>15.885</text:p>
          </table:table-cell>
          <table:table-cell office:value-type="float" office:value="7804.47" table:style-name="ce2">
            <text:p>7.804,47</text:p>
          </table:table-cell>
          <table:table-cell office:value-type="float" office:value="777560.59" table:style-name="ce2">
            <text:p>777.560,59</text:p>
          </table:table-cell>
          <table:table-cell office:value-type="float" office:value="11054" table:style-name="ce3">
            <text:p>11.054</text:p>
          </table:table-cell>
          <table:table-cell office:value-type="float" office:value="4166.37" table:style-name="ce2">
            <text:p>4.166,37</text:p>
          </table:table-cell>
          <table:table-cell office:value-type="float" office:value="423027.28" table:style-name="ce2">
            <text:p>423.027,28</text:p>
          </table:table-cell>
          <table:table-cell office:value-type="float" office:value="8873" table:style-name="ce3">
            <text:p>8.873</text:p>
          </table:table-cell>
          <table:table-cell office:value-type="float" office:value="3596.16" table:style-name="ce2">
            <text:p>3.596,16</text:p>
          </table:table-cell>
          <table:table-cell office:value-type="float" office:value="364993.55" table:style-name="ce2">
            <text:p>364.993,55</text:p>
          </table:table-cell>
          <table:table-cell office:value-type="float" office:value="24209" table:style-name="ce3">
            <text:p>24.209</text:p>
          </table:table-cell>
          <table:table-cell office:value-type="float" office:value="8338.4500000000007" table:style-name="ce2">
            <text:p>8.338,45</text:p>
          </table:table-cell>
          <table:table-cell office:value-type="float" office:value="843956.58" table:style-name="ce2">
            <text:p>843.956,58</text:p>
          </table:table-cell>
          <table:table-cell office:value-type="float" office:value="11412" table:style-name="ce3">
            <text:p>11.412</text:p>
          </table:table-cell>
          <table:table-cell office:value-type="float" office:value="3631.35" table:style-name="ce2">
            <text:p>3.631,35</text:p>
          </table:table-cell>
          <table:table-cell office:value-type="float" office:value="369110.91" table:style-name="ce2">
            <text:p>369.110,9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6" table:style-name="ce1">
            <text:p>6</text:p>
          </table:table-cell>
          <table:table-cell office:value-type="float" office:value="23.51" table:style-name="ce1">
            <text:p>23,51</text:p>
          </table:table-cell>
          <table:table-cell office:value-type="float" office:value="2344.5" table:style-name="ce2">
            <text:p>2.344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102.95" table:style-name="ce1">
            <text:p>102,95</text:p>
          </table:table-cell>
          <table:table-cell office:value-type="float" office:value="13690.3" table:style-name="ce2">
            <text:p>13.690,30</text:p>
          </table:table-cell>
          <table:table-cell office:value-type="float" office:value="4199" table:style-name="ce3">
            <text:p>4.199</text:p>
          </table:table-cell>
          <table:table-cell office:value-type="float" office:value="15176.14" table:style-name="ce2">
            <text:p>15.176,14</text:p>
          </table:table-cell>
          <table:table-cell office:value-type="float" office:value="1696121.42" table:style-name="ce2">
            <text:p>1.696.121,42</text:p>
          </table:table-cell>
          <table:table-cell office:value-type="float" office:value="1081" table:style-name="ce3">
            <text:p>1.081</text:p>
          </table:table-cell>
          <table:table-cell office:value-type="float" office:value="3988.43" table:style-name="ce2">
            <text:p>3.988,43</text:p>
          </table:table-cell>
          <table:table-cell office:value-type="float" office:value="450856.8" table:style-name="ce2">
            <text:p>450.856,80</text:p>
          </table:table-cell>
          <table:table-cell office:value-type="float" office:value="70" table:style-name="ce1">
            <text:p>70</text:p>
          </table:table-cell>
          <table:table-cell office:value-type="float" office:value="162.76" table:style-name="ce1">
            <text:p>162,76</text:p>
          </table:table-cell>
          <table:table-cell office:value-type="float" office:value="18720.03" table:style-name="ce2">
            <text:p>18.720,03</text:p>
          </table:table-cell>
          <table:table-cell office:value-type="float" office:value="128" table:style-name="ce1">
            <text:p>128</text:p>
          </table:table-cell>
          <table:table-cell office:value-type="float" office:value="334.86" table:style-name="ce1">
            <text:p>334,86</text:p>
          </table:table-cell>
          <table:table-cell office:value-type="float" office:value="37203.22" table:style-name="ce2">
            <text:p>37.203,22</text:p>
          </table:table-cell>
          <table:table-cell office:value-type="float" office:value="349" table:style-name="ce1">
            <text:p>349</text:p>
          </table:table-cell>
          <table:table-cell office:value-type="float" office:value="934.97" table:style-name="ce1">
            <text:p>934,97</text:p>
          </table:table-cell>
          <table:table-cell office:value-type="float" office:value="104960.2" table:style-name="ce2">
            <text:p>104.960,20</text:p>
          </table:table-cell>
          <table:table-cell office:value-type="float" office:value="53" table:style-name="ce1">
            <text:p>53</text:p>
          </table:table-cell>
          <table:table-cell office:value-type="float" office:value="146.88999999999999" table:style-name="ce1">
            <text:p>146,89</text:p>
          </table:table-cell>
          <table:table-cell office:value-type="float" office:value="16199.64" table:style-name="ce2">
            <text:p>16.199,64</text:p>
          </table:table-cell>
          <table:table-cell office:value-type="float" office:value="35" table:style-name="ce1">
            <text:p>35</text:p>
          </table:table-cell>
          <table:table-cell office:value-type="float" office:value="91.29" table:style-name="ce1">
            <text:p>91,29</text:p>
          </table:table-cell>
          <table:table-cell office:value-type="float" office:value="10082.14" table:style-name="ce2">
            <text:p>10.082,14</text:p>
          </table:table-cell>
          <table:table-cell office:value-type="float" office:value="86" table:style-name="ce1">
            <text:p>86</text:p>
          </table:table-cell>
          <table:table-cell office:value-type="float" office:value="112.71" table:style-name="ce1">
            <text:p>112,71</text:p>
          </table:table-cell>
          <table:table-cell office:value-type="float" office:value="13351.75" table:style-name="ce2">
            <text:p>13.351,7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481.13" table:style-name="ce1">
            <text:p>481,13</text:p>
          </table:table-cell>
          <table:table-cell office:value-type="float" office:value="49023.9" table:style-name="ce2">
            <text:p>49.023,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6.93" table:style-name="ce1">
            <text:p>26,93</text:p>
          </table:table-cell>
          <table:table-cell office:value-type="float" office:value="2617.36" table:style-name="ce2">
            <text:p>2.617,36</text:p>
          </table:table-cell>
          <table:table-cell office:value-type="float" office:value="23" table:style-name="ce1">
            <text:p>23</text:p>
          </table:table-cell>
          <table:table-cell office:value-type="float" office:value="186.51" table:style-name="ce1">
            <text:p>186,51</text:p>
          </table:table-cell>
          <table:table-cell office:value-type="float" office:value="19271.669999999998" table:style-name="ce2">
            <text:p>19.271,67</text:p>
          </table:table-cell>
          <table:table-cell office:value-type="float" office:value="2" table:style-name="ce1">
            <text:p>2</text:p>
          </table:table-cell>
          <table:table-cell office:value-type="float" office:value="6.85" table:style-name="ce1">
            <text:p>6,85</text:p>
          </table:table-cell>
          <table:table-cell office:value-type="float" office:value="645.92999999999995" table:style-name="ce1">
            <text:p>645,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7" table:style-name="ce1">
            <text:p>567</text:p>
          </table:table-cell>
          <table:table-cell office:value-type="float" office:value="2171.67" table:style-name="ce2">
            <text:p>2.171,67</text:p>
          </table:table-cell>
          <table:table-cell office:value-type="float" office:value="229722.71" table:style-name="ce2">
            <text:p>229.722,7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9 (BT / Culto Religioso)</text:p>
          </table:table-cell>
          <table:table-cell office:value-type="float" office:value="309" table:style-name="ce1">
            <text:p>309</text:p>
          </table:table-cell>
          <table:table-cell office:value-type="float" office:value="20.7" table:style-name="ce1">
            <text:p>20,7</text:p>
          </table:table-cell>
          <table:table-cell office:value-type="float" office:value="1292.18" table:style-name="ce2">
            <text:p>1.292,18</text:p>
          </table:table-cell>
          <table:table-cell office:value-type="float" office:value="540" table:style-name="ce1">
            <text:p>540</text:p>
          </table:table-cell>
          <table:table-cell office:value-type="float" office:value="86.07" table:style-name="ce1">
            <text:p>86,07</text:p>
          </table:table-cell>
          <table:table-cell office:value-type="float" office:value="4686.1899999999996" table:style-name="ce2">
            <text:p>4.686,19</text:p>
          </table:table-cell>
          <table:table-cell office:value-type="float" office:value="426" table:style-name="ce1">
            <text:p>426</text:p>
          </table:table-cell>
          <table:table-cell office:value-type="float" office:value="84.16" table:style-name="ce1">
            <text:p>84,16</text:p>
          </table:table-cell>
          <table:table-cell office:value-type="float" office:value="4434.96" table:style-name="ce2">
            <text:p>4.434,96</text:p>
          </table:table-cell>
          <table:table-cell office:value-type="float" office:value="386" table:style-name="ce1">
            <text:p>386</text:p>
          </table:table-cell>
          <table:table-cell office:value-type="float" office:value="186.39" table:style-name="ce1">
            <text:p>186,39</text:p>
          </table:table-cell>
          <table:table-cell office:value-type="float" office:value="17362.04" table:style-name="ce2">
            <text:p>17.362,04</text:p>
          </table:table-cell>
          <table:table-cell office:value-type="float" office:value="922" table:style-name="ce1">
            <text:p>922</text:p>
          </table:table-cell>
          <table:table-cell office:value-type="float" office:value="200.73" table:style-name="ce1">
            <text:p>200,73</text:p>
          </table:table-cell>
          <table:table-cell office:value-type="float" office:value="10714.08" table:style-name="ce2">
            <text:p>10.714,08</text:p>
          </table:table-cell>
          <table:table-cell office:value-type="float" office:value="421" table:style-name="ce1">
            <text:p>421</text:p>
          </table:table-cell>
          <table:table-cell office:value-type="float" office:value="71.77" table:style-name="ce1">
            <text:p>71,77</text:p>
          </table:table-cell>
          <table:table-cell office:value-type="float" office:value="3819.1" table:style-name="ce2">
            <text:p>3.819,10</text:p>
          </table:table-cell>
          <table:table-cell office:value-type="float" office:value="382" table:style-name="ce1">
            <text:p>382</text:p>
          </table:table-cell>
          <table:table-cell office:value-type="float" office:value="90.45" table:style-name="ce1">
            <text:p>90,45</text:p>
          </table:table-cell>
          <table:table-cell office:value-type="float" office:value="4748.4399999999996" table:style-name="ce2">
            <text:p>4.748,44</text:p>
          </table:table-cell>
          <table:table-cell office:value-type="float" office:value="413" table:style-name="ce1">
            <text:p>413</text:p>
          </table:table-cell>
          <table:table-cell office:value-type="float" office:value="71.78" table:style-name="ce1">
            <text:p>71,78</text:p>
          </table:table-cell>
          <table:table-cell office:value-type="float" office:value="3635.8" table:style-name="ce2">
            <text:p>3.635,80</text:p>
          </table:table-cell>
          <table:table-cell office:value-type="float" office:value="266" table:style-name="ce1">
            <text:p>266</text:p>
          </table:table-cell>
          <table:table-cell office:value-type="float" office:value="55.54" table:style-name="ce1">
            <text:p>55,54</text:p>
          </table:table-cell>
          <table:table-cell office:value-type="float" office:value="2843.27" table:style-name="ce2">
            <text:p>2.843,27</text:p>
          </table:table-cell>
          <table:table-cell office:value-type="float" office:value="728" table:style-name="ce1">
            <text:p>728</text:p>
          </table:table-cell>
          <table:table-cell office:value-type="float" office:value="120.15" table:style-name="ce1">
            <text:p>120,15</text:p>
          </table:table-cell>
          <table:table-cell office:value-type="float" office:value="6541.38" table:style-name="ce2">
            <text:p>6.541,38</text:p>
          </table:table-cell>
          <table:table-cell office:value-type="float" office:value="406" table:style-name="ce1">
            <text:p>406</text:p>
          </table:table-cell>
          <table:table-cell office:value-type="float" office:value="45.76" table:style-name="ce1">
            <text:p>45,76</text:p>
          </table:table-cell>
          <table:table-cell office:value-type="float" office:value="2487.89" table:style-name="ce2">
            <text:p>2.487,8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66.430000000000007" table:style-name="ce1">
            <text:p>66,43</text:p>
          </table:table-cell>
          <table:table-cell office:value-type="float" office:value="6758.35" table:style-name="ce2">
            <text:p>6.758,35</text:p>
          </table:table-cell>
          <table:table-cell office:value-type="float" office:value="13" table:style-name="ce1">
            <text:p>13</text:p>
          </table:table-cell>
          <table:table-cell office:value-type="float" office:value="7.71" table:style-name="ce1">
            <text:p>7,71</text:p>
          </table:table-cell>
          <table:table-cell office:value-type="float" office:value="773.69" table:style-name="ce1">
            <text:p>773,69</text:p>
          </table:table-cell>
          <table:table-cell office:value-type="float" office:value="3" table:style-name="ce1">
            <text:p>3</text:p>
          </table:table-cell>
          <table:table-cell office:value-type="float" office:value="2.95" table:style-name="ce1">
            <text:p>2,95</text:p>
          </table:table-cell>
          <table:table-cell office:value-type="float" office:value="288.67" table:style-name="ce1">
            <text:p>288,67</text:p>
          </table:table-cell>
          <table:table-cell office:value-type="float" office:value="2" table:style-name="ce1">
            <text:p>2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361.57" table:style-name="ce1">
            <text:p>361,57</text:p>
          </table:table-cell>
          <table:table-cell office:value-type="float" office:value="15" table:style-name="ce1">
            <text:p>15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955.82" table:style-name="ce2">
            <text:p>1.955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1.35" table:style-name="ce1">
            <text:p>21,35</text:p>
          </table:table-cell>
          <table:table-cell office:value-type="float" office:value="2425.7600000000002" table:style-name="ce2">
            <text:p>2.425,76</text:p>
          </table:table-cell>
          <table:table-cell office:value-type="float" office:value="6" table:style-name="ce1">
            <text:p>6</text:p>
          </table:table-cell>
          <table:table-cell office:value-type="float" office:value="0.92" table:style-name="ce1">
            <text:p>0,92</text:p>
          </table:table-cell>
          <table:table-cell office:value-type="float" office:value="229.63" table:style-name="ce1">
            <text:p>229,63</text:p>
          </table:table-cell>
          <table:table-cell office:value-type="float" office:value="1" table:style-name="ce1">
            <text:p>1</text:p>
          </table:table-cell>
          <table:table-cell office:value-type="float" office:value="1.83" table:style-name="ce1">
            <text:p>1,83</text:p>
          </table:table-cell>
          <table:table-cell office:value-type="float" office:value="195.71" table:style-name="ce1">
            <text:p>195,71</text:p>
          </table:table-cell>
          <table:table-cell office:value-type="float" office:value="2" table:style-name="ce1">
            <text:p>2</text:p>
          </table:table-cell>
          <table:table-cell office:value-type="float" office:value="4.78" table:style-name="ce1">
            <text:p>4,78</text:p>
          </table:table-cell>
          <table:table-cell office:value-type="float" office:value="557.66" table:style-name="ce1">
            <text:p>557,6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.04" table:style-name="ce1">
            <text:p>2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99" table:style-name="ce1">
            <text:p>99</text:p>
          </table:table-cell>
          <table:table-cell office:value-type="float" office:value="16.46" table:style-name="ce1">
            <text:p>16,46</text:p>
          </table:table-cell>
          <table:table-cell office:value-type="float" office:value="1394.37" table:style-name="ce2">
            <text:p>1.394,37</text:p>
          </table:table-cell>
          <table:table-cell office:value-type="float" office:value="961" table:style-name="ce1">
            <text:p>961</text:p>
          </table:table-cell>
          <table:table-cell office:value-type="float" office:value="324.70999999999998" table:style-name="ce1">
            <text:p>324,71</text:p>
          </table:table-cell>
          <table:table-cell office:value-type="float" office:value="27503.119999999999" table:style-name="ce2">
            <text:p>27.503,12</text:p>
          </table:table-cell>
          <table:table-cell office:value-type="float" office:value="255" table:style-name="ce1">
            <text:p>255</text:p>
          </table:table-cell>
          <table:table-cell office:value-type="float" office:value="65.25" table:style-name="ce1">
            <text:p>65,25</text:p>
          </table:table-cell>
          <table:table-cell office:value-type="float" office:value="5478.82" table:style-name="ce2">
            <text:p>5.478,82</text:p>
          </table:table-cell>
          <table:table-cell office:value-type="float" office:value="944" table:style-name="ce1">
            <text:p>944</text:p>
          </table:table-cell>
          <table:table-cell office:value-type="float" office:value="537.41999999999996" table:style-name="ce1">
            <text:p>537,42</text:p>
          </table:table-cell>
          <table:table-cell office:value-type="float" office:value="49468.32" table:style-name="ce2">
            <text:p>49.468,32</text:p>
          </table:table-cell>
          <table:table-cell office:value-type="float" office:value="194" table:style-name="ce1">
            <text:p>194</text:p>
          </table:table-cell>
          <table:table-cell office:value-type="float" office:value="90.04" table:style-name="ce1">
            <text:p>90,04</text:p>
          </table:table-cell>
          <table:table-cell office:value-type="float" office:value="7613.39" table:style-name="ce2">
            <text:p>7.613,39</text:p>
          </table:table-cell>
          <table:table-cell office:value-type="float" office:value="200" table:style-name="ce1">
            <text:p>200</text:p>
          </table:table-cell>
          <table:table-cell office:value-type="float" office:value="49.44" table:style-name="ce1">
            <text:p>49,44</text:p>
          </table:table-cell>
          <table:table-cell office:value-type="float" office:value="4150.6400000000003" table:style-name="ce2">
            <text:p>4.150,64</text:p>
          </table:table-cell>
          <table:table-cell office:value-type="float" office:value="322" table:style-name="ce1">
            <text:p>322</text:p>
          </table:table-cell>
          <table:table-cell office:value-type="float" office:value="166.9" table:style-name="ce1">
            <text:p>166,9</text:p>
          </table:table-cell>
          <table:table-cell office:value-type="float" office:value="14265.16" table:style-name="ce2">
            <text:p>14.265,16</text:p>
          </table:table-cell>
          <table:table-cell office:value-type="float" office:value="24" table:style-name="ce1">
            <text:p>24</text:p>
          </table:table-cell>
          <table:table-cell office:value-type="float" office:value="6.62" table:style-name="ce1">
            <text:p>6,62</text:p>
          </table:table-cell>
          <table:table-cell office:value-type="float" office:value="550.32000000000005" table:style-name="ce1">
            <text:p>550,32</text:p>
          </table:table-cell>
          <table:table-cell office:value-type="float" office:value="89" table:style-name="ce1">
            <text:p>89</text:p>
          </table:table-cell>
          <table:table-cell office:value-type="float" office:value="35.54" table:style-name="ce1">
            <text:p>35,54</text:p>
          </table:table-cell>
          <table:table-cell office:value-type="float" office:value="2979.38" table:style-name="ce2">
            <text:p>2.979,38</text:p>
          </table:table-cell>
          <table:table-cell office:value-type="float" office:value="91" table:style-name="ce1">
            <text:p>91</text:p>
          </table:table-cell>
          <table:table-cell office:value-type="float" office:value="29.77" table:style-name="ce1">
            <text:p>29,77</text:p>
          </table:table-cell>
          <table:table-cell office:value-type="float" office:value="2490.16" table:style-name="ce2">
            <text:p>2.490,16</text:p>
          </table:table-cell>
          <table:table-cell office:value-type="float" office:value="246" table:style-name="ce1">
            <text:p>246</text:p>
          </table:table-cell>
          <table:table-cell office:value-type="float" office:value="71.61" table:style-name="ce1">
            <text:p>71,61</text:p>
          </table:table-cell>
          <table:table-cell office:value-type="float" office:value="5964.26" table:style-name="ce2">
            <text:p>5.964,2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5" table:style-name="ce1">
            <text:p>5</text:p>
          </table:table-cell>
          <table:table-cell office:value-type="float" office:value="1.94" table:style-name="ce1">
            <text:p>1,94</text:p>
          </table:table-cell>
          <table:table-cell office:value-type="float" office:value="318.89999999999998" table:style-name="ce1">
            <text:p>318,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.97" table:style-name="ce1">
            <text:p>3,97</text:p>
          </table:table-cell>
          <table:table-cell office:value-type="float" office:value="584.46" table:style-name="ce1">
            <text:p>584,46</text:p>
          </table:table-cell>
          <table:table-cell office:value-type="float" office:value="516" table:style-name="ce1">
            <text:p>516</text:p>
          </table:table-cell>
          <table:table-cell office:value-type="float" office:value="1269.33" table:style-name="ce2">
            <text:p>1.269,33</text:p>
          </table:table-cell>
          <table:table-cell office:value-type="float" office:value="144806.19" table:style-name="ce2">
            <text:p>144.806,19</text:p>
          </table:table-cell>
          <table:table-cell office:value-type="float" office:value="19" table:style-name="ce1">
            <text:p>19</text:p>
          </table:table-cell>
          <table:table-cell office:value-type="float" office:value="23.98" table:style-name="ce1">
            <text:p>23,98</text:p>
          </table:table-cell>
          <table:table-cell office:value-type="float" office:value="3192.91" table:style-name="ce2">
            <text:p>3.192,91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,9</text:p>
          </table:table-cell>
          <table:table-cell office:value-type="float" office:value="478.85" table:style-name="ce1">
            <text:p>478,85</text:p>
          </table:table-cell>
          <table:table-cell office:value-type="float" office:value="59" table:style-name="ce1">
            <text:p>59</text:p>
          </table:table-cell>
          <table:table-cell office:value-type="float" office:value="83.08" table:style-name="ce1">
            <text:p>83,08</text:p>
          </table:table-cell>
          <table:table-cell office:value-type="float" office:value="10926.14" table:style-name="ce2">
            <text:p>10.926,14</text:p>
          </table:table-cell>
          <table:table-cell office:value-type="float" office:value="52" table:style-name="ce1">
            <text:p>52</text:p>
          </table:table-cell>
          <table:table-cell office:value-type="float" office:value="24.38" table:style-name="ce1">
            <text:p>24,38</text:p>
          </table:table-cell>
          <table:table-cell office:value-type="float" office:value="3143.6" table:style-name="ce2">
            <text:p>3.143,60</text:p>
          </table:table-cell>
          <table:table-cell office:value-type="float" office:value="1" table:style-name="ce1">
            <text:p>1</text:p>
          </table:table-cell>
          <table:table-cell office:value-type="float" office:value="2.56" table:style-name="ce1">
            <text:p>2,56</text:p>
          </table:table-cell>
          <table:table-cell office:value-type="float" office:value="249.16" table:style-name="ce1">
            <text:p>249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6.18" table:style-name="ce1">
            <text:p>6,18</text:p>
          </table:table-cell>
          <table:table-cell office:value-type="float" office:value="763.03" table:style-name="ce1">
            <text:p>763,0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.86" table:style-name="ce1">
            <text:p>6,86</text:p>
          </table:table-cell>
          <table:table-cell office:value-type="float" office:value="572.46" table:style-name="ce1">
            <text:p>572,46</text:p>
          </table:table-cell>
          <table:table-cell office:value-type="float" office:value="1" table:style-name="ce1">
            <text:p>1</text:p>
          </table:table-cell>
          <table:table-cell office:value-type="float" office:value="31.68" table:style-name="ce1">
            <text:p>31,68</text:p>
          </table:table-cell>
          <table:table-cell office:value-type="float" office:value="2363.0500000000002" table:style-name="ce2">
            <text:p>2.363,05</text:p>
          </table:table-cell>
          <table:table-cell office:value-type="float" office:value="6" table:style-name="ce1">
            <text:p>6</text:p>
          </table:table-cell>
          <table:table-cell office:value-type="float" office:value="51.59" table:style-name="ce1">
            <text:p>51,59</text:p>
          </table:table-cell>
          <table:table-cell office:value-type="float" office:value="5168.3500000000004" table:style-name="ce2">
            <text:p>5.168,35</text:p>
          </table:table-cell>
          <table:table-cell office:value-type="float" office:value="25" table:style-name="ce1">
            <text:p>25</text:p>
          </table:table-cell>
          <table:table-cell office:value-type="float" office:value="454.46" table:style-name="ce1">
            <text:p>454,46</text:p>
          </table:table-cell>
          <table:table-cell office:value-type="float" office:value="38566.43" table:style-name="ce2">
            <text:p>38.566,43</text:p>
          </table:table-cell>
          <table:table-cell office:value-type="float" office:value="1" table:style-name="ce1">
            <text:p>1</text:p>
          </table:table-cell>
          <table:table-cell office:value-type="float" office:value="8.3699999999999992" table:style-name="ce1">
            <text:p>8,37</text:p>
          </table:table-cell>
          <table:table-cell office:value-type="float" office:value="706.45" table:style-name="ce1">
            <text:p>706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837.3" table:style-name="ce1">
            <text:p>837,3</text:p>
          </table:table-cell>
          <table:table-cell office:value-type="float" office:value="75960.479999999996" table:style-name="ce2">
            <text:p>75.960,4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196.01" table:style-name="ce1">
            <text:p>196,01</text:p>
          </table:table-cell>
          <table:table-cell office:value-type="float" office:value="15673.81" table:style-name="ce2">
            <text:p>15.673,81</text:p>
          </table:table-cell>
          <table:table-cell office:value-type="float" office:value="5" table:style-name="ce1">
            <text:p>5</text:p>
          </table:table-cell>
          <table:table-cell office:value-type="float" office:value="15.8" table:style-name="ce1">
            <text:p>15,8</text:p>
          </table:table-cell>
          <table:table-cell office:value-type="float" office:value="1405.66" table:style-name="ce2">
            <text:p>1.405,66</text:p>
          </table:table-cell>
          <table:table-cell office:value-type="float" office:value="3" table:style-name="ce1">
            <text:p>3</text:p>
          </table:table-cell>
          <table:table-cell office:value-type="float" office:value="20.82" table:style-name="ce1">
            <text:p>20,82</text:p>
          </table:table-cell>
          <table:table-cell office:value-type="float" office:value="1551.8" table:style-name="ce2">
            <text:p>1.551,80</text:p>
          </table:table-cell>
          <table:table-cell office:value-type="float" office:value="5" table:style-name="ce1">
            <text:p>5</text:p>
          </table:table-cell>
          <table:table-cell office:value-type="float" office:value="14.03" table:style-name="ce1">
            <text:p>14,03</text:p>
          </table:table-cell>
          <table:table-cell office:value-type="float" office:value="1137.68" table:style-name="ce2">
            <text:p>1.137,68</text:p>
          </table:table-cell>
          <table:table-cell office:value-type="float" office:value="1" table:style-name="ce1">
            <text:p>1</text:p>
          </table:table-cell>
          <table:table-cell office:value-type="float" office:value="1.29" table:style-name="ce1">
            <text:p>1,29</text:p>
          </table:table-cell>
          <table:table-cell office:value-type="float" office:value="115.46" table:style-name="ce1">
            <text:p>115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74" table:style-name="ce1">
            <text:p>0,74</text:p>
          </table:table-cell>
          <table:table-cell office:value-type="float" office:value="72.38" table:style-name="ce1">
            <text:p>72,3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340.3" table:style-name="ce1">
            <text:p>340,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61" table:style-name="ce1">
            <text:p>3,61</text:p>
          </table:table-cell>
          <table:table-cell office:value-type="float" office:value="309.67" table:style-name="ce1">
            <text:p>309,67</text:p>
          </table:table-cell>
          <table:table-cell office:value-type="float" office:value="4" table:style-name="ce1">
            <text:p>4</text:p>
          </table:table-cell>
          <table:table-cell office:value-type="float" office:value="8.6300000000000008" table:style-name="ce1">
            <text:p>8,63</text:p>
          </table:table-cell>
          <table:table-cell office:value-type="float" office:value="692.73" table:style-name="ce1">
            <text:p>692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7" table:style-name="ce1">
            <text:p>0,27</text:p>
          </table:table-cell>
          <table:table-cell office:value-type="float" office:value="54.42" table:style-name="ce1">
            <text:p>54,4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3.04" table:style-name="ce1">
            <text:p>13,04</text:p>
          </table:table-cell>
          <table:table-cell office:value-type="float" office:value="1165.29" table:style-name="ce2">
            <text:p>1.165,2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04" table:style-name="ce1">
            <text:p>29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9.59" table:style-name="ce1">
            <text:p>9,59</text:p>
          </table:table-cell>
          <table:table-cell office:value-type="float" office:value="505.34" table:style-name="ce1">
            <text:p>505,34</text:p>
          </table:table-cell>
          <table:table-cell office:value-type="float" office:value="39" table:style-name="ce1">
            <text:p>39</text:p>
          </table:table-cell>
          <table:table-cell office:value-type="float" office:value="15.34" table:style-name="ce1">
            <text:p>15,34</text:p>
          </table:table-cell>
          <table:table-cell office:value-type="float" office:value="862.34" table:style-name="ce1">
            <text:p>862,34</text:p>
          </table:table-cell>
          <table:table-cell office:value-type="float" office:value="407" table:style-name="ce1">
            <text:p>407</text:p>
          </table:table-cell>
          <table:table-cell office:value-type="float" office:value="230.55" table:style-name="ce1">
            <text:p>230,55</text:p>
          </table:table-cell>
          <table:table-cell office:value-type="float" office:value="21887.57" table:style-name="ce2">
            <text:p>21.887,57</text:p>
          </table:table-cell>
          <table:table-cell office:value-type="float" office:value="50" table:style-name="ce1">
            <text:p>50</text:p>
          </table:table-cell>
          <table:table-cell office:value-type="float" office:value="24.47" table:style-name="ce1">
            <text:p>24,47</text:p>
          </table:table-cell>
          <table:table-cell office:value-type="float" office:value="1336.14" table:style-name="ce2">
            <text:p>1.336,14</text:p>
          </table:table-cell>
          <table:table-cell office:value-type="float" office:value="30" table:style-name="ce1">
            <text:p>30</text:p>
          </table:table-cell>
          <table:table-cell office:value-type="float" office:value="14.39" table:style-name="ce1">
            <text:p>14,39</text:p>
          </table:table-cell>
          <table:table-cell office:value-type="float" office:value="804.32" table:style-name="ce1">
            <text:p>804,32</text:p>
          </table:table-cell>
          <table:table-cell office:value-type="float" office:value="346" table:style-name="ce1">
            <text:p>346</text:p>
          </table:table-cell>
          <table:table-cell office:value-type="float" office:value="126.67" table:style-name="ce1">
            <text:p>126,67</text:p>
          </table:table-cell>
          <table:table-cell office:value-type="float" office:value="7062.03" table:style-name="ce2">
            <text:p>7.062,03</text:p>
          </table:table-cell>
          <table:table-cell office:value-type="float" office:value="30" table:style-name="ce1">
            <text:p>30</text:p>
          </table:table-cell>
          <table:table-cell office:value-type="float" office:value="8.9" table:style-name="ce1">
            <text:p>8,9</text:p>
          </table:table-cell>
          <table:table-cell office:value-type="float" office:value="442.38" table:style-name="ce1">
            <text:p>442,38</text:p>
          </table:table-cell>
          <table:table-cell office:value-type="float" office:value="18" table:style-name="ce1">
            <text:p>18</text:p>
          </table:table-cell>
          <table:table-cell office:value-type="float" office:value="3.2" table:style-name="ce1">
            <text:p>3,2</text:p>
          </table:table-cell>
          <table:table-cell office:value-type="float" office:value="173.43" table:style-name="ce1">
            <text:p>173,43</text:p>
          </table:table-cell>
          <table:table-cell office:value-type="float" office:value="4" table:style-name="ce1">
            <text:p>4</text:p>
          </table:table-cell>
          <table:table-cell office:value-type="float" office:value="1.87" table:style-name="ce1">
            <text:p>1,87</text:p>
          </table:table-cell>
          <table:table-cell office:value-type="float" office:value="105.79" table:style-name="ce1">
            <text:p>105,79</text:p>
          </table:table-cell>
          <table:table-cell office:value-type="float" office:value="47" table:style-name="ce1">
            <text:p>47</text:p>
          </table:table-cell>
          <table:table-cell office:value-type="float" office:value="7.24" table:style-name="ce1">
            <text:p>7,24</text:p>
          </table:table-cell>
          <table:table-cell office:value-type="float" office:value="412.02" table:style-name="ce1">
            <text:p>412,0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64" table:style-name="ce1">
            <text:p>0,64</text:p>
          </table:table-cell>
          <table:table-cell office:value-type="float" office:value="30.85" table:style-name="ce1">
            <text:p>30,85</text:p>
          </table:table-cell>
          <table:table-cell office:value-type="float" office:value="57" table:style-name="ce1">
            <text:p>57</text:p>
          </table:table-cell>
          <table:table-cell office:value-type="float" office:value="15.56" table:style-name="ce1">
            <text:p>15,56</text:p>
          </table:table-cell>
          <table:table-cell office:value-type="float" office:value="852.53" table:style-name="ce1">
            <text:p>852,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5.94" table:style-name="ce1">
            <text:p>5,94</text:p>
          </table:table-cell>
          <table:table-cell office:value-type="float" office:value="312.48" table:style-name="ce1">
            <text:p>312,48</text:p>
          </table:table-cell>
          <table:table-cell office:value-type="float" office:value="97" table:style-name="ce1">
            <text:p>97</text:p>
          </table:table-cell>
          <table:table-cell office:value-type="float" office:value="33" table:style-name="ce1">
            <text:p>33</text:p>
          </table:table-cell>
          <table:table-cell office:value-type="float" office:value="1975.31" table:style-name="ce2">
            <text:p>1.975,31</text:p>
          </table:table-cell>
          <table:table-cell office:value-type="float" office:value="248" table:style-name="ce1">
            <text:p>248</text:p>
          </table:table-cell>
          <table:table-cell office:value-type="float" office:value="59.78" table:style-name="ce1">
            <text:p>59,78</text:p>
          </table:table-cell>
          <table:table-cell office:value-type="float" office:value="3287.67" table:style-name="ce2">
            <text:p>3.287,67</text:p>
          </table:table-cell>
          <table:table-cell office:value-type="float" office:value="63" table:style-name="ce1">
            <text:p>63</text:p>
          </table:table-cell>
          <table:table-cell office:value-type="float" office:value="23.63" table:style-name="ce1">
            <text:p>23,63</text:p>
          </table:table-cell>
          <table:table-cell office:value-type="float" office:value="1279.56" table:style-name="ce2">
            <text:p>1.279,56</text:p>
          </table:table-cell>
          <table:table-cell office:value-type="float" office:value="22" table:style-name="ce1">
            <text:p>22</text:p>
          </table:table-cell>
          <table:table-cell office:value-type="float" office:value="8.4600000000000009" table:style-name="ce1">
            <text:p>8,46</text:p>
          </table:table-cell>
          <table:table-cell office:value-type="float" office:value="479.43" table:style-name="ce1">
            <text:p>479,43</text:p>
          </table:table-cell>
          <table:table-cell office:value-type="float" office:value="82" table:style-name="ce1">
            <text:p>82</text:p>
          </table:table-cell>
          <table:table-cell office:value-type="float" office:value="11.88" table:style-name="ce1">
            <text:p>11,88</text:p>
          </table:table-cell>
          <table:table-cell office:value-type="float" office:value="630.07000000000005" table:style-name="ce1">
            <text:p>630,07</text:p>
          </table:table-cell>
          <table:table-cell office:value-type="float" office:value="50" table:style-name="ce1">
            <text:p>50</text:p>
          </table:table-cell>
          <table:table-cell office:value-type="float" office:value="9.18" table:style-name="ce1">
            <text:p>9,18</text:p>
          </table:table-cell>
          <table:table-cell office:value-type="float" office:value="512.36" table:style-name="ce1">
            <text:p>512,3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7.32" table:style-name="ce1">
            <text:p>7,32</text:p>
          </table:table-cell>
          <table:table-cell office:value-type="float" office:value="681.92" table:style-name="ce1">
            <text:p>681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35" table:style-name="ce1">
            <text:p>2,35</text:p>
          </table:table-cell>
          <table:table-cell office:value-type="float" office:value="234.35" table:style-name="ce1">
            <text:p>234,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.95" table:style-name="ce1">
            <text:p>2,95</text:p>
          </table:table-cell>
          <table:table-cell office:value-type="float" office:value="267.51" table:style-name="ce1">
            <text:p>267,51</text:p>
          </table:table-cell>
          <table:table-cell office:value-type="float" office:value="14" table:style-name="ce1">
            <text:p>14</text:p>
          </table:table-cell>
          <table:table-cell office:value-type="float" office:value="2.04" table:style-name="ce1">
            <text:p>2,04</text:p>
          </table:table-cell>
          <table:table-cell office:value-type="float" office:value="193.24" table:style-name="ce1">
            <text:p>193,24</text:p>
          </table:table-cell>
          <table:table-cell office:value-type="float" office:value="6" table:style-name="ce1">
            <text:p>6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227.53" table:style-name="ce1">
            <text:p>227,53</text:p>
          </table:table-cell>
          <table:table-cell office:value-type="float" office:value="6" table:style-name="ce1">
            <text:p>6</text:p>
          </table:table-cell>
          <table:table-cell office:value-type="float" office:value="2.66" table:style-name="ce1">
            <text:p>2,66</text:p>
          </table:table-cell>
          <table:table-cell office:value-type="float" office:value="239.67" table:style-name="ce1">
            <text:p>239,67</text:p>
          </table:table-cell>
          <table:table-cell office:value-type="float" office:value="20" table:style-name="ce1">
            <text:p>20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431.88" table:style-name="ce1">
            <text:p>431,88</text:p>
          </table:table-cell>
          <table:table-cell office:value-type="float" office:value="10" table:style-name="ce1">
            <text:p>10</text:p>
          </table:table-cell>
          <table:table-cell office:value-type="float" office:value="1.3" table:style-name="ce1">
            <text:p>1,3</text:p>
          </table:table-cell>
          <table:table-cell office:value-type="float" office:value="123.5" table:style-name="ce1">
            <text:p>123,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3 (BT / Bombe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43.8" table:style-name="ce1">
            <text:p>43,8</text:p>
          </table:table-cell>
          <table:table-cell office:value-type="float" office:value="3588.66" table:style-name="ce2">
            <text:p>3.588,66</text:p>
          </table:table-cell>
          <table:table-cell office:value-type="float" office:value="12" table:style-name="ce1">
            <text:p>12</text:p>
          </table:table-cell>
          <table:table-cell office:value-type="float" office:value="3.54" table:style-name="ce1">
            <text:p>3,54</text:p>
          </table:table-cell>
          <table:table-cell office:value-type="float" office:value="289.68" table:style-name="ce1">
            <text:p>289,68</text:p>
          </table:table-cell>
          <table:table-cell office:value-type="float" office:value="12" table:style-name="ce1">
            <text:p>12</text:p>
          </table:table-cell>
          <table:table-cell office:value-type="float" office:value="7.11" table:style-name="ce1">
            <text:p>7,11</text:p>
          </table:table-cell>
          <table:table-cell office:value-type="float" office:value="622.29999999999995" table:style-name="ce1">
            <text:p>622,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35.18" table:style-name="ce1">
            <text:p>35,18</text:p>
          </table:table-cell>
          <table:table-cell office:value-type="float" office:value="2856.9" table:style-name="ce2">
            <text:p>2.856,90</text:p>
          </table:table-cell>
          <table:table-cell office:value-type="float" office:value="258" table:style-name="ce1">
            <text:p>258</text:p>
          </table:table-cell>
          <table:table-cell office:value-type="float" office:value="95.2" table:style-name="ce1">
            <text:p>95,2</text:p>
          </table:table-cell>
          <table:table-cell office:value-type="float" office:value="7845.25" table:style-name="ce2">
            <text:p>7.845,25</text:p>
          </table:table-cell>
          <table:table-cell office:value-type="float" office:value="72" table:style-name="ce1">
            <text:p>72</text:p>
          </table:table-cell>
          <table:table-cell office:value-type="float" office:value="64.64" table:style-name="ce1">
            <text:p>64,64</text:p>
          </table:table-cell>
          <table:table-cell office:value-type="float" office:value="3198.61" table:style-name="ce2">
            <text:p>3.198,61</text:p>
          </table:table-cell>
          <table:table-cell office:value-type="float" office:value="24" table:style-name="ce1">
            <text:p>24</text:p>
          </table:table-cell>
          <table:table-cell office:value-type="float" office:value="15.57" table:style-name="ce1">
            <text:p>15,57</text:p>
          </table:table-cell>
          <table:table-cell office:value-type="float" office:value="1275.48" table:style-name="ce2">
            <text:p>1.275,48</text:p>
          </table:table-cell>
          <table:table-cell office:value-type="float" office:value="103" table:style-name="ce1">
            <text:p>103</text:p>
          </table:table-cell>
          <table:table-cell office:value-type="float" office:value="89.19" table:style-name="ce1">
            <text:p>89,19</text:p>
          </table:table-cell>
          <table:table-cell office:value-type="float" office:value="6814.78" table:style-name="ce2">
            <text:p>6.814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2" table:style-name="ce1">
            <text:p>0,22</text:p>
          </table:table-cell>
          <table:table-cell office:value-type="float" office:value="21.83" table:style-name="ce1">
            <text:p>21,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26.62" table:style-name="ce1">
            <text:p>26,62</text:p>
          </table:table-cell>
          <table:table-cell office:value-type="float" office:value="2453.56" table:style-name="ce2">
            <text:p>2.453,56</text:p>
          </table:table-cell>
          <table:table-cell office:value-type="float" office:value="39" table:style-name="ce1">
            <text:p>39</text:p>
          </table:table-cell>
          <table:table-cell office:value-type="float" office:value="23.89" table:style-name="ce1">
            <text:p>23,89</text:p>
          </table:table-cell>
          <table:table-cell office:value-type="float" office:value="2164.2800000000002" table:style-name="ce2">
            <text:p>2.164,28</text:p>
          </table:table-cell>
          <table:table-cell office:value-type="float" office:value="652" table:style-name="ce1">
            <text:p>652</text:p>
          </table:table-cell>
          <table:table-cell office:value-type="float" office:value="208.68" table:style-name="ce1">
            <text:p>208,68</text:p>
          </table:table-cell>
          <table:table-cell office:value-type="float" office:value="19406.310000000001" table:style-name="ce2">
            <text:p>19.406,31</text:p>
          </table:table-cell>
          <table:table-cell office:value-type="float" office:value="520" table:style-name="ce1">
            <text:p>520</text:p>
          </table:table-cell>
          <table:table-cell office:value-type="float" office:value="309.69" table:style-name="ce1">
            <text:p>309,69</text:p>
          </table:table-cell>
          <table:table-cell office:value-type="float" office:value="28527.63" table:style-name="ce2">
            <text:p>28.527,63</text:p>
          </table:table-cell>
          <table:table-cell office:value-type="float" office:value="1" table:style-name="ce1">
            <text:p>1</text:p>
          </table:table-cell>
          <table:table-cell office:value-type="float" office:value="0.04" table:style-name="ce1">
            <text:p>0,04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70" table:style-name="ce1">
            <text:p>70</text:p>
          </table:table-cell>
          <table:table-cell office:value-type="float" office:value="37.14" table:style-name="ce1">
            <text:p>37,14</text:p>
          </table:table-cell>
          <table:table-cell office:value-type="float" office:value="3387.76" table:style-name="ce2">
            <text:p>3.387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7" table:style-name="ce1">
            <text:p>317</text:p>
          </table:table-cell>
          <table:table-cell office:value-type="float" office:value="559.26" table:style-name="ce1">
            <text:p>559,26</text:p>
          </table:table-cell>
          <table:table-cell office:value-type="float" office:value="51663.519999999997" table:style-name="ce2">
            <text:p>51.663,52</text:p>
          </table:table-cell>
          <table:table-cell office:value-type="float" office:value="121" table:style-name="ce1">
            <text:p>121</text:p>
          </table:table-cell>
          <table:table-cell office:value-type="float" office:value="20.420000000000002" table:style-name="ce1">
            <text:p>20,42</text:p>
          </table:table-cell>
          <table:table-cell office:value-type="float" office:value="988.3" table:style-name="ce1">
            <text:p>988,3</text:p>
          </table:table-cell>
          <table:table-cell office:value-type="float" office:value="41" table:style-name="ce1">
            <text:p>41</text:p>
          </table:table-cell>
          <table:table-cell office:value-type="float" office:value="1.53" table:style-name="ce1">
            <text:p>1,53</text:p>
          </table:table-cell>
          <table:table-cell office:value-type="float" office:value="184.36" table:style-name="ce1">
            <text:p>184,3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.2100000000000009" table:style-name="ce1">
            <text:p>8,21</text:p>
          </table:table-cell>
          <table:table-cell office:value-type="float" office:value="877.8" table:style-name="ce1">
            <text:p>877,8</text:p>
          </table:table-cell>
          <table:table-cell office:value-type="float" office:value="232" table:style-name="ce1">
            <text:p>232</text:p>
          </table:table-cell>
          <table:table-cell office:value-type="float" office:value="496.53" table:style-name="ce1">
            <text:p>496,53</text:p>
          </table:table-cell>
          <table:table-cell office:value-type="float" office:value="51243.67" table:style-name="ce2">
            <text:p>51.243,67</text:p>
          </table:table-cell>
          <table:table-cell office:value-type="float" office:value="86" table:style-name="ce1">
            <text:p>86</text:p>
          </table:table-cell>
          <table:table-cell office:value-type="float" office:value="280.58999999999997" table:style-name="ce1">
            <text:p>280,59</text:p>
          </table:table-cell>
          <table:table-cell office:value-type="float" office:value="31210.52" table:style-name="ce2">
            <text:p>31.210,52</text:p>
          </table:table-cell>
          <table:table-cell office:value-type="float" office:value="1" table:style-name="ce1">
            <text:p>1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463.15" table:style-name="ce1">
            <text:p>463,15</text:p>
          </table:table-cell>
          <table:table-cell office:value-type="float" office:value="23" table:style-name="ce1">
            <text:p>23</text:p>
          </table:table-cell>
          <table:table-cell office:value-type="float" office:value="63.07" table:style-name="ce1">
            <text:p>63,07</text:p>
          </table:table-cell>
          <table:table-cell office:value-type="float" office:value="6223.24" table:style-name="ce2">
            <text:p>6.223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76.04" table:style-name="ce1">
            <text:p>176,04</text:p>
          </table:table-cell>
          <table:table-cell office:value-type="float" office:value="14706.26" table:style-name="ce2">
            <text:p>14.706,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2.99" table:style-name="ce1">
            <text:p>32,99</text:p>
          </table:table-cell>
          <table:table-cell office:value-type="float" office:value="2915.51" table:style-name="ce2">
            <text:p>2.915,5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1" table:style-name="ce1">
            <text:p>1</text:p>
          </table:table-cell>
          <table:table-cell office:value-type="float" office:value="0.12" table:style-name="ce1">
            <text:p>0,12</text:p>
          </table:table-cell>
          <table:table-cell office:value-type="float" office:value="11.25" table:style-name="ce1">
            <text:p>11,25</text:p>
          </table:table-cell>
          <table:table-cell office:value-type="float" office:value="2" table:style-name="ce1">
            <text:p>2</text:p>
          </table:table-cell>
          <table:table-cell office:value-type="float" office:value="0.64" table:style-name="ce1">
            <text:p>0,64</text:p>
          </table:table-cell>
          <table:table-cell office:value-type="float" office:value="73.52" table:style-name="ce1">
            <text:p>73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4.94" table:style-name="ce1">
            <text:p>14,94</text:p>
          </table:table-cell>
          <table:table-cell office:value-type="float" office:value="1239.9000000000001" table:style-name="ce2">
            <text:p>1.239,90</text:p>
          </table:table-cell>
          <table:table-cell office:value-type="float" office:value="15" table:style-name="ce1">
            <text:p>15</text:p>
          </table:table-cell>
          <table:table-cell office:value-type="float" office:value="17.149999999999999" table:style-name="ce1">
            <text:p>17,15</text:p>
          </table:table-cell>
          <table:table-cell office:value-type="float" office:value="1913.24" table:style-name="ce2">
            <text:p>1.913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1 (BT / Residen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7.23" table:style-name="ce1">
            <text:p>7,23</text:p>
          </table:table-cell>
          <table:table-cell office:value-type="float" office:value="804.64" table:style-name="ce1">
            <text:p>804,64</text:p>
          </table:table-cell>
          <table:table-cell office:value-type="float" office:value="680" table:style-name="ce1">
            <text:p>680</text:p>
          </table:table-cell>
          <table:table-cell office:value-type="float" office:value="132.55000000000001" table:style-name="ce1">
            <text:p>132,55</text:p>
          </table:table-cell>
          <table:table-cell office:value-type="float" office:value="14150.38" table:style-name="ce2">
            <text:p>14.150,38</text:p>
          </table:table-cell>
          <table:table-cell office:value-type="float" office:value="37" table:style-name="ce1">
            <text:p>37</text:p>
          </table:table-cell>
          <table:table-cell office:value-type="float" office:value="6.01" table:style-name="ce1">
            <text:p>6,01</text:p>
          </table:table-cell>
          <table:table-cell office:value-type="float" office:value="602.91" table:style-name="ce1">
            <text:p>602,91</text:p>
          </table:table-cell>
          <table:table-cell office:value-type="float" office:value="218" table:style-name="ce1">
            <text:p>218</text:p>
          </table:table-cell>
          <table:table-cell office:value-type="float" office:value="19.850000000000001" table:style-name="ce1">
            <text:p>19,85</text:p>
          </table:table-cell>
          <table:table-cell office:value-type="float" office:value="2200.8200000000002" table:style-name="ce2">
            <text:p>2.200,82</text:p>
          </table:table-cell>
          <table:table-cell office:value-type="float" office:value="3" table:style-name="ce1">
            <text:p>3</text:p>
          </table:table-cell>
          <table:table-cell office:value-type="float" office:value="0.23" table:style-name="ce1">
            <text:p>0,23</text:p>
          </table:table-cell>
          <table:table-cell office:value-type="float" office:value="25.43" table:style-name="ce1">
            <text:p>25,43</text:p>
          </table:table-cell>
          <table:table-cell office:value-type="float" office:value="271" table:style-name="ce1">
            <text:p>271</text:p>
          </table:table-cell>
          <table:table-cell office:value-type="float" office:value="55.59" table:style-name="ce1">
            <text:p>55,59</text:p>
          </table:table-cell>
          <table:table-cell office:value-type="float" office:value="7001.78" table:style-name="ce2">
            <text:p>7.001,78</text:p>
          </table:table-cell>
          <table:table-cell office:value-type="float" office:value="8" table:style-name="ce1">
            <text:p>8</text:p>
          </table:table-cell>
          <table:table-cell office:value-type="float" office:value="1.2" table:style-name="ce1">
            <text:p>1,2</text:p>
          </table:table-cell>
          <table:table-cell office:value-type="float" office:value="136.15" table:style-name="ce1">
            <text:p>136,15</text:p>
          </table:table-cell>
          <table:table-cell office:value-type="float" office:value="4" table:style-name="ce1">
            <text:p>4</text:p>
          </table:table-cell>
          <table:table-cell office:value-type="float" office:value="0.96" table:style-name="ce1">
            <text:p>0,96</text:p>
          </table:table-cell>
          <table:table-cell office:value-type="float" office:value="98.63" table:style-name="ce1">
            <text:p>98,63</text:p>
          </table:table-cell>
          <table:table-cell office:value-type="float" office:value="12" table:style-name="ce1">
            <text:p>12</text:p>
          </table:table-cell>
          <table:table-cell office:value-type="float" office:value="2.44" table:style-name="ce1">
            <text:p>2,44</text:p>
          </table:table-cell>
          <table:table-cell office:value-type="float" office:value="277.51" table:style-name="ce1">
            <text:p>277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1 (BT / Residencial)</text:p>
          </table:table-cell>
          <table:table-cell office:value-type="float" office:value="60101" table:style-name="ce3">
            <text:p>60.101</text:p>
          </table:table-cell>
          <table:table-cell office:value-type="float" office:value="3673.21" table:style-name="ce2">
            <text:p>3.673,21</text:p>
          </table:table-cell>
          <table:table-cell office:value-type="float" office:value="428959.07" table:style-name="ce2">
            <text:p>428.959,07</text:p>
          </table:table-cell>
          <table:table-cell office:value-type="float" office:value="216329" table:style-name="ce3">
            <text:p>216.329</text:p>
          </table:table-cell>
          <table:table-cell office:value-type="float" office:value="28231.360000000001" table:style-name="ce2">
            <text:p>28.231,36</text:p>
          </table:table-cell>
          <table:table-cell office:value-type="float" office:value="3060511.69" table:style-name="ce2">
            <text:p>3.060.511,69</text:p>
          </table:table-cell>
          <table:table-cell office:value-type="float" office:value="96313" table:style-name="ce3">
            <text:p>96.313</text:p>
          </table:table-cell>
          <table:table-cell office:value-type="float" office:value="12795.14" table:style-name="ce2">
            <text:p>12.795,14</text:p>
          </table:table-cell>
          <table:table-cell office:value-type="float" office:value="1373484.37" table:style-name="ce2">
            <text:p>1.373.484,37</text:p>
          </table:table-cell>
          <table:table-cell office:value-type="float" office:value="514840" table:style-name="ce3">
            <text:p>514.840</text:p>
          </table:table-cell>
          <table:table-cell office:value-type="float" office:value="120649.71" table:style-name="ce2">
            <text:p>120.649,71</text:p>
          </table:table-cell>
          <table:table-cell office:value-type="float" office:value="12492223.460000001" table:style-name="ce2">
            <text:p>12.492.223,46</text:p>
          </table:table-cell>
          <table:table-cell office:value-type="float" office:value="277989" table:style-name="ce3">
            <text:p>277.989</text:p>
          </table:table-cell>
          <table:table-cell office:value-type="float" office:value="56547.96" table:style-name="ce2">
            <text:p>56.547,96</text:p>
          </table:table-cell>
          <table:table-cell office:value-type="float" office:value="6404434.2199999997" table:style-name="ce2">
            <text:p>6.404.434,22</text:p>
          </table:table-cell>
          <table:table-cell office:value-type="float" office:value="113041" table:style-name="ce3">
            <text:p>113.041</text:p>
          </table:table-cell>
          <table:table-cell office:value-type="float" office:value="13988.64" table:style-name="ce2">
            <text:p>13.988,64</text:p>
          </table:table-cell>
          <table:table-cell office:value-type="float" office:value="1498898.36" table:style-name="ce2">
            <text:p>1.498.898,36</text:p>
          </table:table-cell>
          <table:table-cell office:value-type="float" office:value="267191" table:style-name="ce3">
            <text:p>267.191</text:p>
          </table:table-cell>
          <table:table-cell office:value-type="float" office:value="41622.660000000003" table:style-name="ce2">
            <text:p>41.622,66</text:p>
          </table:table-cell>
          <table:table-cell office:value-type="float" office:value="4437638.8899999997" table:style-name="ce2">
            <text:p>4.437.638,89</text:p>
          </table:table-cell>
          <table:table-cell office:value-type="float" office:value="119279" table:style-name="ce3">
            <text:p>119.279</text:p>
          </table:table-cell>
          <table:table-cell office:value-type="float" office:value="15733.44" table:style-name="ce2">
            <text:p>15.733,44</text:p>
          </table:table-cell>
          <table:table-cell office:value-type="float" office:value="1671908.02" table:style-name="ce2">
            <text:p>1.671.908,02</text:p>
          </table:table-cell>
          <table:table-cell office:value-type="float" office:value="86227" table:style-name="ce3">
            <text:p>86.227</text:p>
          </table:table-cell>
          <table:table-cell office:value-type="float" office:value="11563.95" table:style-name="ce2">
            <text:p>11.563,95</text:p>
          </table:table-cell>
          <table:table-cell office:value-type="float" office:value="1240261.76" table:style-name="ce2">
            <text:p>1.240.261,76</text:p>
          </table:table-cell>
          <table:table-cell office:value-type="float" office:value="194443" table:style-name="ce3">
            <text:p>194.443</text:p>
          </table:table-cell>
          <table:table-cell office:value-type="float" office:value="22390.16" table:style-name="ce2">
            <text:p>22.390,16</text:p>
          </table:table-cell>
          <table:table-cell office:value-type="float" office:value="2426090.2200000002" table:style-name="ce2">
            <text:p>2.426.090,22</text:p>
          </table:table-cell>
          <table:table-cell office:value-type="float" office:value="79390" table:style-name="ce3">
            <text:p>79.390</text:p>
          </table:table-cell>
          <table:table-cell office:value-type="float" office:value="9392.1299999999992" table:style-name="ce2">
            <text:p>9.392,13</text:p>
          </table:table-cell>
          <table:table-cell office:value-type="float" office:value="1017712" table:style-name="ce2">
            <text:p>1.017.712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28" table:style-name="ce3">
            <text:p>5.828</text:p>
          </table:table-cell>
          <table:table-cell office:value-type="float" office:value="540.99" table:style-name="ce1">
            <text:p>540,99</text:p>
          </table:table-cell>
          <table:table-cell office:value-type="float" office:value="77735.64" table:style-name="ce2">
            <text:p>77.735,64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.46" table:style-name="ce1">
            <text:p>1,46</text:p>
          </table:table-cell>
          <table:table-cell office:value-type="float" office:value="17" table:style-name="ce1">
            <text:p>17</text:p>
          </table:table-cell>
          <table:table-cell office:value-type="float" office:value="2.02" table:style-name="ce1">
            <text:p>2,02</text:p>
          </table:table-cell>
          <table:table-cell office:value-type="float" office:value="283.79000000000002" table:style-name="ce1">
            <text:p>283,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4" table:style-name="ce1">
            <text:p>314</text:p>
          </table:table-cell>
          <table:table-cell office:value-type="float" office:value="20.36" table:style-name="ce1">
            <text:p>20,36</text:p>
          </table:table-cell>
          <table:table-cell office:value-type="float" office:value="3059.61" table:style-name="ce2">
            <text:p>3.059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166" table:style-name="ce3">
            <text:p>13.166</text:p>
          </table:table-cell>
          <table:table-cell office:value-type="float" office:value="1291.6099999999999" table:style-name="ce2">
            <text:p>1.291,61</text:p>
          </table:table-cell>
          <table:table-cell office:value-type="float" office:value="185808.7" table:style-name="ce2">
            <text:p>185.808,70</text:p>
          </table:table-cell>
          <table:table-cell office:value-type="float" office:value="3979" table:style-name="ce3">
            <text:p>3.979</text:p>
          </table:table-cell>
          <table:table-cell office:value-type="float" office:value="611.44000000000005" table:style-name="ce1">
            <text:p>611,44</text:p>
          </table:table-cell>
          <table:table-cell office:value-type="float" office:value="63632.66" table:style-name="ce2">
            <text:p>63.632,66</text:p>
          </table:table-cell>
          <table:table-cell office:value-type="float" office:value="29" table:style-name="ce1">
            <text:p>29</text:p>
          </table:table-cell>
          <table:table-cell office:value-type="float" office:value="22.5" table:style-name="ce1">
            <text:p>22,5</text:p>
          </table:table-cell>
          <table:table-cell office:value-type="float" office:value="3220.58" table:style-name="ce2">
            <text:p>3.220,5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3 (BT / Residencial para el Programa PEC)</text:p>
          </table:table-cell>
          <table:table-cell office:value-type="float" office:value="3424" table:style-name="ce3">
            <text:p>3.424</text:p>
          </table:table-cell>
          <table:table-cell office:value-type="float" office:value="399.16" table:style-name="ce1">
            <text:p>399,16</text:p>
          </table:table-cell>
          <table:table-cell office:value-type="float" office:value="33691.26" table:style-name="ce2">
            <text:p>33.691,26</text:p>
          </table:table-cell>
          <table:table-cell office:value-type="float" office:value="29366" table:style-name="ce3">
            <text:p>29.366</text:p>
          </table:table-cell>
          <table:table-cell office:value-type="float" office:value="4817.8100000000004" table:style-name="ce2">
            <text:p>4.817,81</text:p>
          </table:table-cell>
          <table:table-cell office:value-type="float" office:value="405254.17" table:style-name="ce2">
            <text:p>405.254,17</text:p>
          </table:table-cell>
          <table:table-cell office:value-type="float" office:value="18011" table:style-name="ce3">
            <text:p>18.011</text:p>
          </table:table-cell>
          <table:table-cell office:value-type="float" office:value="3004" table:style-name="ce2">
            <text:p>3.004,00</text:p>
          </table:table-cell>
          <table:table-cell office:value-type="float" office:value="257047.11" table:style-name="ce2">
            <text:p>257.047,11</text:p>
          </table:table-cell>
          <table:table-cell office:value-type="float" office:value="110103" table:style-name="ce3">
            <text:p>110.103</text:p>
          </table:table-cell>
          <table:table-cell office:value-type="float" office:value="24916.68" table:style-name="ce2">
            <text:p>24.916,68</text:p>
          </table:table-cell>
          <table:table-cell office:value-type="float" office:value="2484777.63" table:style-name="ce2">
            <text:p>2.484.777,63</text:p>
          </table:table-cell>
          <table:table-cell office:value-type="float" office:value="55602" table:style-name="ce3">
            <text:p>55.602</text:p>
          </table:table-cell>
          <table:table-cell office:value-type="float" office:value="10604.91" table:style-name="ce2">
            <text:p>10.604,91</text:p>
          </table:table-cell>
          <table:table-cell office:value-type="float" office:value="887199.22" table:style-name="ce2">
            <text:p>887.199,22</text:p>
          </table:table-cell>
          <table:table-cell office:value-type="float" office:value="19761" table:style-name="ce3">
            <text:p>19.761</text:p>
          </table:table-cell>
          <table:table-cell office:value-type="float" office:value="3053.33" table:style-name="ce2">
            <text:p>3.053,33</text:p>
          </table:table-cell>
          <table:table-cell office:value-type="float" office:value="249168.37" table:style-name="ce2">
            <text:p>249.168,37</text:p>
          </table:table-cell>
          <table:table-cell office:value-type="float" office:value="39367" table:style-name="ce3">
            <text:p>39.367</text:p>
          </table:table-cell>
          <table:table-cell office:value-type="float" office:value="7689.7" table:style-name="ce2">
            <text:p>7.689,70</text:p>
          </table:table-cell>
          <table:table-cell office:value-type="float" office:value="660826.18999999994" table:style-name="ce2">
            <text:p>660.826,19</text:p>
          </table:table-cell>
          <table:table-cell office:value-type="float" office:value="22437" table:style-name="ce3">
            <text:p>22.437</text:p>
          </table:table-cell>
          <table:table-cell office:value-type="float" office:value="3775.52" table:style-name="ce2">
            <text:p>3.775,52</text:p>
          </table:table-cell>
          <table:table-cell office:value-type="float" office:value="312686.32" table:style-name="ce2">
            <text:p>312.686,32</text:p>
          </table:table-cell>
          <table:table-cell office:value-type="float" office:value="21477" table:style-name="ce3">
            <text:p>21.477</text:p>
          </table:table-cell>
          <table:table-cell office:value-type="float" office:value="3666.89" table:style-name="ce2">
            <text:p>3.666,89</text:p>
          </table:table-cell>
          <table:table-cell office:value-type="float" office:value="296235.08" table:style-name="ce2">
            <text:p>296.235,08</text:p>
          </table:table-cell>
          <table:table-cell office:value-type="float" office:value="32196" table:style-name="ce3">
            <text:p>32.196</text:p>
          </table:table-cell>
          <table:table-cell office:value-type="float" office:value="4951.84" table:style-name="ce2">
            <text:p>4.951,84</text:p>
          </table:table-cell>
          <table:table-cell office:value-type="float" office:value="412798.48" table:style-name="ce2">
            <text:p>412.798,48</text:p>
          </table:table-cell>
          <table:table-cell office:value-type="float" office:value="10111" table:style-name="ce3">
            <text:p>10.111</text:p>
          </table:table-cell>
          <table:table-cell office:value-type="float" office:value="1743.2" table:style-name="ce2">
            <text:p>1.743,20</text:p>
          </table:table-cell>
          <table:table-cell office:value-type="float" office:value="148750.99" table:style-name="ce2">
            <text:p>148.750,9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14" table:style-name="ce1">
            <text:p>14</text:p>
          </table:table-cell>
          <table:table-cell office:value-type="float" office:value="121.65" table:style-name="ce1">
            <text:p>121,65</text:p>
          </table:table-cell>
          <table:table-cell office:value-type="float" office:value="8846.1" table:style-name="ce2">
            <text:p>8.846,10</text:p>
          </table:table-cell>
          <table:table-cell office:value-type="float" office:value="17" table:style-name="ce1">
            <text:p>17</text:p>
          </table:table-cell>
          <table:table-cell office:value-type="float" office:value="14.88" table:style-name="ce1">
            <text:p>14,88</text:p>
          </table:table-cell>
          <table:table-cell office:value-type="float" office:value="1291.07" table:style-name="ce2">
            <text:p>1.291,07</text:p>
          </table:table-cell>
          <table:table-cell office:value-type="float" office:value="16" table:style-name="ce1">
            <text:p>16</text:p>
          </table:table-cell>
          <table:table-cell office:value-type="float" office:value="124.1" table:style-name="ce1">
            <text:p>124,1</text:p>
          </table:table-cell>
          <table:table-cell office:value-type="float" office:value="9670.07" table:style-name="ce2">
            <text:p>9.670,07</text:p>
          </table:table-cell>
          <table:table-cell office:value-type="float" office:value="25" table:style-name="ce1">
            <text:p>25</text:p>
          </table:table-cell>
          <table:table-cell office:value-type="float" office:value="375.73" table:style-name="ce1">
            <text:p>375,73</text:p>
          </table:table-cell>
          <table:table-cell office:value-type="float" office:value="27058.86" table:style-name="ce2">
            <text:p>27.058,86</text:p>
          </table:table-cell>
          <table:table-cell office:value-type="float" office:value="28" table:style-name="ce1">
            <text:p>28</text:p>
          </table:table-cell>
          <table:table-cell office:value-type="float" office:value="331.54" table:style-name="ce1">
            <text:p>331,54</text:p>
          </table:table-cell>
          <table:table-cell office:value-type="float" office:value="25165.41" table:style-name="ce2">
            <text:p>25.165,41</text:p>
          </table:table-cell>
          <table:table-cell office:value-type="float" office:value="28" table:style-name="ce1">
            <text:p>28</text:p>
          </table:table-cell>
          <table:table-cell office:value-type="float" office:value="270.12" table:style-name="ce1">
            <text:p>270,12</text:p>
          </table:table-cell>
          <table:table-cell office:value-type="float" office:value="20260.57" table:style-name="ce2">
            <text:p>20.260,57</text:p>
          </table:table-cell>
          <table:table-cell office:value-type="float" office:value="38" table:style-name="ce1">
            <text:p>38</text:p>
          </table:table-cell>
          <table:table-cell office:value-type="float" office:value="116.35" table:style-name="ce1">
            <text:p>116,35</text:p>
          </table:table-cell>
          <table:table-cell office:value-type="float" office:value="9349.2199999999993" table:style-name="ce2">
            <text:p>9.349,22</text:p>
          </table:table-cell>
          <table:table-cell office:value-type="float" office:value="9" table:style-name="ce1">
            <text:p>9</text:p>
          </table:table-cell>
          <table:table-cell office:value-type="float" office:value="226.44" table:style-name="ce1">
            <text:p>226,44</text:p>
          </table:table-cell>
          <table:table-cell office:value-type="float" office:value="16250.49" table:style-name="ce2">
            <text:p>16.250,49</text:p>
          </table:table-cell>
          <table:table-cell office:value-type="float" office:value="13" table:style-name="ce1">
            <text:p>13</text:p>
          </table:table-cell>
          <table:table-cell office:value-type="float" office:value="358.46" table:style-name="ce1">
            <text:p>358,46</text:p>
          </table:table-cell>
          <table:table-cell office:value-type="float" office:value="26200.92" table:style-name="ce2">
            <text:p>26.200,92</text:p>
          </table:table-cell>
          <table:table-cell office:value-type="float" office:value="17" table:style-name="ce1">
            <text:p>17</text:p>
          </table:table-cell>
          <table:table-cell office:value-type="float" office:value="135.1" table:style-name="ce1">
            <text:p>135,1</text:p>
          </table:table-cell>
          <table:table-cell office:value-type="float" office:value="10420.91" table:style-name="ce2">
            <text:p>10.420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307.17" table:style-name="ce2">
            <text:p>1.307,17</text:p>
          </table:table-cell>
          <table:table-cell office:value-type="float" office:value="88017.43" table:style-name="ce2">
            <text:p>88.017,43</text:p>
          </table:table-cell>
          <table:table-cell office:value-type="float" office:value="7" table:style-name="ce1">
            <text:p>7</text:p>
          </table:table-cell>
          <table:table-cell office:value-type="float" office:value="138.04" table:style-name="ce1">
            <text:p>138,04</text:p>
          </table:table-cell>
          <table:table-cell office:value-type="float" office:value="10110.530000000001" table:style-name="ce2">
            <text:p>10.110,53</text:p>
          </table:table-cell>
          <table:table-cell office:value-type="float" office:value="19" table:style-name="ce1">
            <text:p>19</text:p>
          </table:table-cell>
          <table:table-cell office:value-type="float" office:value="6110.26" table:style-name="ce2">
            <text:p>6.110,26</text:p>
          </table:table-cell>
          <table:table-cell office:value-type="float" office:value="373382.79" table:style-name="ce2">
            <text:p>373.382,79</text:p>
          </table:table-cell>
          <table:table-cell office:value-type="float" office:value="2" table:style-name="ce1">
            <text:p>2</text:p>
          </table:table-cell>
          <table:table-cell office:value-type="float" office:value="44.79" table:style-name="ce1">
            <text:p>44,79</text:p>
          </table:table-cell>
          <table:table-cell office:value-type="float" office:value="3065.69" table:style-name="ce2">
            <text:p>3.065,69</text:p>
          </table:table-cell>
          <table:table-cell office:value-type="float" office:value="3" table:style-name="ce1">
            <text:p>3</text:p>
          </table:table-cell>
          <table:table-cell office:value-type="float" office:value="413.32" table:style-name="ce1">
            <text:p>413,32</text:p>
          </table:table-cell>
          <table:table-cell office:value-type="float" office:value="28137.14" table:style-name="ce2">
            <text:p>28.137,14</text:p>
          </table:table-cell>
          <table:table-cell office:value-type="float" office:value="18" table:style-name="ce1">
            <text:p>18</text:p>
          </table:table-cell>
          <table:table-cell office:value-type="float" office:value="550.26" table:style-name="ce1">
            <text:p>550,26</text:p>
          </table:table-cell>
          <table:table-cell office:value-type="float" office:value="38094.18" table:style-name="ce2">
            <text:p>38.094,18</text:p>
          </table:table-cell>
          <table:table-cell office:value-type="float" office:value="1" table:style-name="ce1">
            <text:p>1</text:p>
          </table:table-cell>
          <table:table-cell office:value-type="float" office:value="356.87" table:style-name="ce1">
            <text:p>356,87</text:p>
          </table:table-cell>
          <table:table-cell office:value-type="float" office:value="24229.32" table:style-name="ce2">
            <text:p>24.229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74.03" table:style-name="ce1">
            <text:p>574,03</text:p>
          </table:table-cell>
          <table:table-cell office:value-type="float" office:value="38805.96" table:style-name="ce2">
            <text:p>38.805,96</text:p>
          </table:table-cell>
          <table:table-cell office:value-type="float" office:value="7" table:style-name="ce1">
            <text:p>7</text:p>
          </table:table-cell>
          <table:table-cell office:value-type="float" office:value="180.3" table:style-name="ce1">
            <text:p>180,3</text:p>
          </table:table-cell>
          <table:table-cell office:value-type="float" office:value="12410.87" table:style-name="ce2">
            <text:p>12.410,8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33" table:style-name="ce1">
            <text:p>33</text:p>
          </table:table-cell>
          <table:table-cell office:value-type="float" office:value="90.21" table:style-name="ce1">
            <text:p>90,21</text:p>
          </table:table-cell>
          <table:table-cell office:value-type="float" office:value="6655.04" table:style-name="ce2">
            <text:p>6.655,04</text:p>
          </table:table-cell>
          <table:table-cell office:value-type="float" office:value="43" table:style-name="ce1">
            <text:p>43</text:p>
          </table:table-cell>
          <table:table-cell office:value-type="float" office:value="47.09" table:style-name="ce1">
            <text:p>47,09</text:p>
          </table:table-cell>
          <table:table-cell office:value-type="float" office:value="3664.83" table:style-name="ce2">
            <text:p>3.664,83</text:p>
          </table:table-cell>
          <table:table-cell office:value-type="float" office:value="52" table:style-name="ce1">
            <text:p>52</text:p>
          </table:table-cell>
          <table:table-cell office:value-type="float" office:value="281.64999999999998" table:style-name="ce1">
            <text:p>281,65</text:p>
          </table:table-cell>
          <table:table-cell office:value-type="float" office:value="22825.11" table:style-name="ce2">
            <text:p>22.825,11</text:p>
          </table:table-cell>
          <table:table-cell office:value-type="float" office:value="56" table:style-name="ce1">
            <text:p>56</text:p>
          </table:table-cell>
          <table:table-cell office:value-type="float" office:value="833.48" table:style-name="ce1">
            <text:p>833,48</text:p>
          </table:table-cell>
          <table:table-cell office:value-type="float" office:value="60374.33" table:style-name="ce2">
            <text:p>60.374,33</text:p>
          </table:table-cell>
          <table:table-cell office:value-type="float" office:value="64" table:style-name="ce1">
            <text:p>64</text:p>
          </table:table-cell>
          <table:table-cell office:value-type="float" office:value="319.75" table:style-name="ce1">
            <text:p>319,75</text:p>
          </table:table-cell>
          <table:table-cell office:value-type="float" office:value="27137.119999999999" table:style-name="ce2">
            <text:p>27.137,12</text:p>
          </table:table-cell>
          <table:table-cell office:value-type="float" office:value="29" table:style-name="ce1">
            <text:p>29</text:p>
          </table:table-cell>
          <table:table-cell office:value-type="float" office:value="70.150000000000006" table:style-name="ce1">
            <text:p>70,15</text:p>
          </table:table-cell>
          <table:table-cell office:value-type="float" office:value="5912.28" table:style-name="ce2">
            <text:p>5.912,28</text:p>
          </table:table-cell>
          <table:table-cell office:value-type="float" office:value="123" table:style-name="ce1">
            <text:p>123</text:p>
          </table:table-cell>
          <table:table-cell office:value-type="float" office:value="178.51" table:style-name="ce1">
            <text:p>178,51</text:p>
          </table:table-cell>
          <table:table-cell office:value-type="float" office:value="15683.94" table:style-name="ce2">
            <text:p>15.683,94</text:p>
          </table:table-cell>
          <table:table-cell office:value-type="float" office:value="14" table:style-name="ce1">
            <text:p>14</text:p>
          </table:table-cell>
          <table:table-cell office:value-type="float" office:value="249.1" table:style-name="ce1">
            <text:p>249,1</text:p>
          </table:table-cell>
          <table:table-cell office:value-type="float" office:value="20030.72" table:style-name="ce2">
            <text:p>20.030,72</text:p>
          </table:table-cell>
          <table:table-cell office:value-type="float" office:value="19" table:style-name="ce1">
            <text:p>19</text:p>
          </table:table-cell>
          <table:table-cell office:value-type="float" office:value="63.59" table:style-name="ce1">
            <text:p>63,59</text:p>
          </table:table-cell>
          <table:table-cell office:value-type="float" office:value="5864.98" table:style-name="ce2">
            <text:p>5.864,98</text:p>
          </table:table-cell>
          <table:table-cell office:value-type="float" office:value="34" table:style-name="ce1">
            <text:p>34</text:p>
          </table:table-cell>
          <table:table-cell office:value-type="float" office:value="145.72999999999999" table:style-name="ce1">
            <text:p>145,73</text:p>
          </table:table-cell>
          <table:table-cell office:value-type="float" office:value="11271.63" table:style-name="ce2">
            <text:p>11.271,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67.67" table:style-name="ce1">
            <text:p>167,67</text:p>
          </table:table-cell>
          <table:table-cell office:value-type="float" office:value="12929.24" table:style-name="ce2">
            <text:p>12.929,24</text:p>
          </table:table-cell>
          <table:table-cell office:value-type="float" office:value="4" table:style-name="ce1">
            <text:p>4</text:p>
          </table:table-cell>
          <table:table-cell office:value-type="float" office:value="11.37" table:style-name="ce1">
            <text:p>11,37</text:p>
          </table:table-cell>
          <table:table-cell office:value-type="float" office:value="1218.8499999999999" table:style-name="ce2">
            <text:p>1.218,85</text:p>
          </table:table-cell>
          <table:table-cell office:value-type="float" office:value="21" table:style-name="ce1">
            <text:p>21</text:p>
          </table:table-cell>
          <table:table-cell office:value-type="float" office:value="1641.27" table:style-name="ce2">
            <text:p>1.641,27</text:p>
          </table:table-cell>
          <table:table-cell office:value-type="float" office:value="104257.42" table:style-name="ce2">
            <text:p>104.257,42</text:p>
          </table:table-cell>
          <table:table-cell office:value-type="float" office:value="4" table:style-name="ce1">
            <text:p>4</text:p>
          </table:table-cell>
          <table:table-cell office:value-type="float" office:value="23.6" table:style-name="ce1">
            <text:p>23,6</text:p>
          </table:table-cell>
          <table:table-cell office:value-type="float" office:value="1477.5" table:style-name="ce2">
            <text:p>1.477,50</text:p>
          </table:table-cell>
          <table:table-cell office:value-type="float" office:value="1" table:style-name="ce1">
            <text:p>1</text:p>
          </table:table-cell>
          <table:table-cell office:value-type="float" office:value="39.69" table:style-name="ce1">
            <text:p>39,69</text:p>
          </table:table-cell>
          <table:table-cell office:value-type="float" office:value="2792.89" table:style-name="ce2">
            <text:p>2.792,89</text:p>
          </table:table-cell>
          <table:table-cell office:value-type="float" office:value="19" table:style-name="ce1">
            <text:p>19</text:p>
          </table:table-cell>
          <table:table-cell office:value-type="float" office:value="874.98" table:style-name="ce1">
            <text:p>874,98</text:p>
          </table:table-cell>
          <table:table-cell office:value-type="float" office:value="62279.42" table:style-name="ce2">
            <text:p>62.279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6.17" table:style-name="ce1">
            <text:p>36,17</text:p>
          </table:table-cell>
          <table:table-cell office:value-type="float" office:value="2735.11" table:style-name="ce2">
            <text:p>2.735,11</text:p>
          </table:table-cell>
          <table:table-cell office:value-type="float" office:value="10" table:style-name="ce1">
            <text:p>10</text:p>
          </table:table-cell>
          <table:table-cell office:value-type="float" office:value="89.47" table:style-name="ce1">
            <text:p>89,47</text:p>
          </table:table-cell>
          <table:table-cell office:value-type="float" office:value="6413.65" table:style-name="ce2">
            <text:p>6.413,6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16" table:style-name="ce1">
            <text:p>4,16</text:p>
          </table:table-cell>
          <table:table-cell office:value-type="float" office:value="167.18" table:style-name="ce1">
            <text:p>167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84" table:style-name="ce1">
            <text:p>3,84</text:p>
          </table:table-cell>
          <table:table-cell office:value-type="float" office:value="154.80000000000001" table:style-name="ce1">
            <text:p>154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13" table:style-name="ce1">
            <text:p>0,13</text:p>
          </table:table-cell>
          <table:table-cell office:value-type="float" office:value="136.52000000000001" table:style-name="ce1">
            <text:p>136,52</text:p>
          </table:table-cell>
          <table:table-cell office:value-type="float" office:value="44" table:style-name="ce1">
            <text:p>44</text:p>
          </table:table-cell>
          <table:table-cell office:value-type="float" office:value="210.06" table:style-name="ce1">
            <text:p>210,06</text:p>
          </table:table-cell>
          <table:table-cell office:value-type="float" office:value="21878.73" table:style-name="ce2">
            <text:p>21.878,73</text:p>
          </table:table-cell>
          <table:table-cell office:value-type="float" office:value="1" table:style-name="ce1">
            <text:p>1</text:p>
          </table:table-cell>
          <table:table-cell office:value-type="float" office:value="23.99" table:style-name="ce1">
            <text:p>23,99</text:p>
          </table:table-cell>
          <table:table-cell office:value-type="float" office:value="1502.84" table:style-name="ce2">
            <text:p>1.502,84</text:p>
          </table:table-cell>
          <table:table-cell office:value-type="float" office:value="183" table:style-name="ce1">
            <text:p>183</text:p>
          </table:table-cell>
          <table:table-cell office:value-type="float" office:value="1296.1300000000001" table:style-name="ce2">
            <text:p>1.296,13</text:p>
          </table:table-cell>
          <table:table-cell office:value-type="float" office:value="106373.33" table:style-name="ce2">
            <text:p>106.373,33</text:p>
          </table:table-cell>
          <table:table-cell office:value-type="float" office:value="67" table:style-name="ce1">
            <text:p>67</text:p>
          </table:table-cell>
          <table:table-cell office:value-type="float" office:value="903.04" table:style-name="ce1">
            <text:p>903,04</text:p>
          </table:table-cell>
          <table:table-cell office:value-type="float" office:value="71103.98" table:style-name="ce2">
            <text:p>71.103,98</text:p>
          </table:table-cell>
          <table:table-cell office:value-type="float" office:value="29" table:style-name="ce1">
            <text:p>29</text:p>
          </table:table-cell>
          <table:table-cell office:value-type="float" office:value="56.69" table:style-name="ce1">
            <text:p>56,69</text:p>
          </table:table-cell>
          <table:table-cell office:value-type="float" office:value="5188.05" table:style-name="ce2">
            <text:p>5.188,05</text:p>
          </table:table-cell>
          <table:table-cell office:value-type="float" office:value="33" table:style-name="ce1">
            <text:p>33</text:p>
          </table:table-cell>
          <table:table-cell office:value-type="float" office:value="885.53" table:style-name="ce1">
            <text:p>885,53</text:p>
          </table:table-cell>
          <table:table-cell office:value-type="float" office:value="62684.61" table:style-name="ce2">
            <text:p>62.684,61</text:p>
          </table:table-cell>
          <table:table-cell office:value-type="float" office:value="7" table:style-name="ce1">
            <text:p>7</text:p>
          </table:table-cell>
          <table:table-cell office:value-type="float" office:value="39.19" table:style-name="ce1">
            <text:p>39,19</text:p>
          </table:table-cell>
          <table:table-cell office:value-type="float" office:value="3223.57" table:style-name="ce2">
            <text:p>3.223,57</text:p>
          </table:table-cell>
          <table:table-cell office:value-type="float" office:value="41" table:style-name="ce1">
            <text:p>41</text:p>
          </table:table-cell>
          <table:table-cell office:value-type="float" office:value="322.68" table:style-name="ce1">
            <text:p>322,68</text:p>
          </table:table-cell>
          <table:table-cell office:value-type="float" office:value="26282.43" table:style-name="ce2">
            <text:p>26.282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4.05" table:style-name="ce1">
            <text:p>44,05</text:p>
          </table:table-cell>
          <table:table-cell office:value-type="float" office:value="2818.85" table:style-name="ce2">
            <text:p>2.818,85</text:p>
          </table:table-cell>
          <table:table-cell office:value-type="float" office:value="4" table:style-name="ce1">
            <text:p>4</text:p>
          </table:table-cell>
          <table:table-cell office:value-type="float" office:value="373.53" table:style-name="ce1">
            <text:p>373,53</text:p>
          </table:table-cell>
          <table:table-cell office:value-type="float" office:value="26669.54" table:style-name="ce2">
            <text:p>26.669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1.55" table:style-name="ce1">
            <text:p>41,55</text:p>
          </table:table-cell>
          <table:table-cell office:value-type="float" office:value="3826.73" table:style-name="ce2">
            <text:p>3.826,7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0.05" table:style-name="ce1">
            <text:p>70,05</text:p>
          </table:table-cell>
          <table:table-cell office:value-type="float" office:value="30" table:style-name="ce1">
            <text:p>30</text:p>
          </table:table-cell>
          <table:table-cell office:value-type="float" office:value="597.97" table:style-name="ce1">
            <text:p>597,97</text:p>
          </table:table-cell>
          <table:table-cell office:value-type="float" office:value="44529.47" table:style-name="ce2">
            <text:p>44.529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760.22" table:style-name="ce2">
            <text:p>1.760,22</text:p>
          </table:table-cell>
          <table:table-cell office:value-type="float" office:value="116489.4" table:style-name="ce2">
            <text:p>116.489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2.71" table:style-name="ce1">
            <text:p>42,71</text:p>
          </table:table-cell>
          <table:table-cell office:value-type="float" office:value="3072.45" table:style-name="ce2">
            <text:p>3.072,4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96" table:style-name="ce1">
            <text:p>2,96</text:p>
          </table:table-cell>
          <table:table-cell office:value-type="float" office:value="297.64999999999998" table:style-name="ce1">
            <text:p>297,65</text:p>
          </table:table-cell>
          <table:table-cell office:value-type="float" office:value="21" table:style-name="ce1">
            <text:p>21</text:p>
          </table:table-cell>
          <table:table-cell office:value-type="float" office:value="103.18" table:style-name="ce1">
            <text:p>103,18</text:p>
          </table:table-cell>
          <table:table-cell office:value-type="float" office:value="11174.84" table:style-name="ce2">
            <text:p>11.174,84</text:p>
          </table:table-cell>
          <table:table-cell office:value-type="float" office:value="3" table:style-name="ce1">
            <text:p>3</text:p>
          </table:table-cell>
          <table:table-cell office:value-type="float" office:value="32.119999999999997" table:style-name="ce1">
            <text:p>32,12</text:p>
          </table:table-cell>
          <table:table-cell office:value-type="float" office:value="3506.22" table:style-name="ce2">
            <text:p>3.506,22</text:p>
          </table:table-cell>
          <table:table-cell office:value-type="float" office:value="4" table:style-name="ce1">
            <text:p>4</text:p>
          </table:table-cell>
          <table:table-cell office:value-type="float" office:value="19.989999999999998" table:style-name="ce1">
            <text:p>19,99</text:p>
          </table:table-cell>
          <table:table-cell office:value-type="float" office:value="2494.4699999999998" table:style-name="ce2">
            <text:p>2.494,47</text:p>
          </table:table-cell>
          <table:table-cell office:value-type="float" office:value="5" table:style-name="ce1">
            <text:p>5</text:p>
          </table:table-cell>
          <table:table-cell office:value-type="float" office:value="3.75" table:style-name="ce1">
            <text:p>3,75</text:p>
          </table:table-cell>
          <table:table-cell office:value-type="float" office:value="601.91999999999996" table:style-name="ce1">
            <text:p>601,92</text:p>
          </table:table-cell>
          <table:table-cell office:value-type="float" office:value="18" table:style-name="ce1">
            <text:p>18</text:p>
          </table:table-cell>
          <table:table-cell office:value-type="float" office:value="45.02" table:style-name="ce1">
            <text:p>45,02</text:p>
          </table:table-cell>
          <table:table-cell office:value-type="float" office:value="5887.97" table:style-name="ce2">
            <text:p>5.887,97</text:p>
          </table:table-cell>
          <table:table-cell office:value-type="float" office:value="6" table:style-name="ce1">
            <text:p>6</text:p>
          </table:table-cell>
          <table:table-cell office:value-type="float" office:value="54.09" table:style-name="ce1">
            <text:p>54,09</text:p>
          </table:table-cell>
          <table:table-cell office:value-type="float" office:value="6072.19" table:style-name="ce2">
            <text:p>6.072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.19" table:style-name="ce1">
            <text:p>5,19</text:p>
          </table:table-cell>
          <table:table-cell office:value-type="float" office:value="543.67999999999995" table:style-name="ce1">
            <text:p>543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9.28" table:style-name="ce1">
            <text:p>49,28</text:p>
          </table:table-cell>
          <table:table-cell office:value-type="float" office:value="4725.72" table:style-name="ce2">
            <text:p>4.725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.12" table:style-name="ce1">
            <text:p>26,12</text:p>
          </table:table-cell>
          <table:table-cell office:value-type="float" office:value="8" table:style-name="ce1">
            <text:p>8</text:p>
          </table:table-cell>
          <table:table-cell office:value-type="float" office:value="168.65" table:style-name="ce1">
            <text:p>168,65</text:p>
          </table:table-cell>
          <table:table-cell office:value-type="float" office:value="17233.439999999999" table:style-name="ce2">
            <text:p>17.233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3 (MT / Entidades Oficiales Con Demanda)</text:p>
          </table:table-cell>
          <table:table-cell office:value-type="float" office:value="95" table:style-name="ce1">
            <text:p>95</text:p>
          </table:table-cell>
          <table:table-cell office:value-type="float" office:value="200.83" table:style-name="ce1">
            <text:p>200,83</text:p>
          </table:table-cell>
          <table:table-cell office:value-type="float" office:value="17452.11" table:style-name="ce2">
            <text:p>17.452,11</text:p>
          </table:table-cell>
          <table:table-cell office:value-type="float" office:value="208" table:style-name="ce1">
            <text:p>208</text:p>
          </table:table-cell>
          <table:table-cell office:value-type="float" office:value="298.18" table:style-name="ce1">
            <text:p>298,18</text:p>
          </table:table-cell>
          <table:table-cell office:value-type="float" office:value="25693.95" table:style-name="ce2">
            <text:p>25.693,95</text:p>
          </table:table-cell>
          <table:table-cell office:value-type="float" office:value="165" table:style-name="ce1">
            <text:p>165</text:p>
          </table:table-cell>
          <table:table-cell office:value-type="float" office:value="1370.34" table:style-name="ce2">
            <text:p>1.370,34</text:p>
          </table:table-cell>
          <table:table-cell office:value-type="float" office:value="125061.25" table:style-name="ce2">
            <text:p>125.061,25</text:p>
          </table:table-cell>
          <table:table-cell office:value-type="float" office:value="177" table:style-name="ce1">
            <text:p>177</text:p>
          </table:table-cell>
          <table:table-cell office:value-type="float" office:value="3391.29" table:style-name="ce2">
            <text:p>3.391,29</text:p>
          </table:table-cell>
          <table:table-cell office:value-type="float" office:value="258954.18" table:style-name="ce2">
            <text:p>258.954,18</text:p>
          </table:table-cell>
          <table:table-cell office:value-type="float" office:value="314" table:style-name="ce1">
            <text:p>314</text:p>
          </table:table-cell>
          <table:table-cell office:value-type="float" office:value="1794.3" table:style-name="ce2">
            <text:p>1.794,30</text:p>
          </table:table-cell>
          <table:table-cell office:value-type="float" office:value="167484.09" table:style-name="ce2">
            <text:p>167.484,09</text:p>
          </table:table-cell>
          <table:table-cell office:value-type="float" office:value="119" table:style-name="ce1">
            <text:p>119</text:p>
          </table:table-cell>
          <table:table-cell office:value-type="float" office:value="531.16999999999996" table:style-name="ce1">
            <text:p>531,17</text:p>
          </table:table-cell>
          <table:table-cell office:value-type="float" office:value="49712.49" table:style-name="ce2">
            <text:p>49.712,49</text:p>
          </table:table-cell>
          <table:table-cell office:value-type="float" office:value="495" table:style-name="ce1">
            <text:p>495</text:p>
          </table:table-cell>
          <table:table-cell office:value-type="float" office:value="1507.44" table:style-name="ce2">
            <text:p>1.507,44</text:p>
          </table:table-cell>
          <table:table-cell office:value-type="float" office:value="138900.17000000001" table:style-name="ce2">
            <text:p>138.900,17</text:p>
          </table:table-cell>
          <table:table-cell office:value-type="float" office:value="37" table:style-name="ce1">
            <text:p>37</text:p>
          </table:table-cell>
          <table:table-cell office:value-type="float" office:value="475.75" table:style-name="ce1">
            <text:p>475,75</text:p>
          </table:table-cell>
          <table:table-cell office:value-type="float" office:value="43369.07" table:style-name="ce2">
            <text:p>43.369,07</text:p>
          </table:table-cell>
          <table:table-cell office:value-type="float" office:value="174" table:style-name="ce1">
            <text:p>174</text:p>
          </table:table-cell>
          <table:table-cell office:value-type="float" office:value="1475.71" table:style-name="ce2">
            <text:p>1.475,71</text:p>
          </table:table-cell>
          <table:table-cell office:value-type="float" office:value="137654.98000000001" table:style-name="ce2">
            <text:p>137.654,98</text:p>
          </table:table-cell>
          <table:table-cell office:value-type="float" office:value="117" table:style-name="ce1">
            <text:p>117</text:p>
          </table:table-cell>
          <table:table-cell office:value-type="float" office:value="655.29999999999995" table:style-name="ce1">
            <text:p>655,3</text:p>
          </table:table-cell>
          <table:table-cell office:value-type="float" office:value="59748.800000000003" table:style-name="ce2">
            <text:p>59.748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4 (M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" table:style-name="ce1">
            <text:p>160</text:p>
          </table:table-cell>
          <table:table-cell office:value-type="float" office:value="1964.64" table:style-name="ce2">
            <text:p>1.964,64</text:p>
          </table:table-cell>
          <table:table-cell office:value-type="float" office:value="159454.38" table:style-name="ce2">
            <text:p>159.454,38</text:p>
          </table:table-cell>
          <table:table-cell office:value-type="float" office:value="11" table:style-name="ce1">
            <text:p>11</text:p>
          </table:table-cell>
          <table:table-cell office:value-type="float" office:value="249.93" table:style-name="ce1">
            <text:p>249,93</text:p>
          </table:table-cell>
          <table:table-cell office:value-type="float" office:value="23436.25" table:style-name="ce2">
            <text:p>23.436,25</text:p>
          </table:table-cell>
          <table:table-cell office:value-type="float" office:value="130" table:style-name="ce1">
            <text:p>130</text:p>
          </table:table-cell>
          <table:table-cell office:value-type="float" office:value="7707.04" table:style-name="ce2">
            <text:p>7.707,04</text:p>
          </table:table-cell>
          <table:table-cell office:value-type="float" office:value="526790.5" table:style-name="ce2">
            <text:p>526.790,50</text:p>
          </table:table-cell>
          <table:table-cell office:value-type="float" office:value="9" table:style-name="ce1">
            <text:p>9</text:p>
          </table:table-cell>
          <table:table-cell office:value-type="float" office:value="129.72" table:style-name="ce1">
            <text:p>129,72</text:p>
          </table:table-cell>
          <table:table-cell office:value-type="float" office:value="13276.81" table:style-name="ce2">
            <text:p>13.276,81</text:p>
          </table:table-cell>
          <table:table-cell office:value-type="float" office:value="6" table:style-name="ce1">
            <text:p>6</text:p>
          </table:table-cell>
          <table:table-cell office:value-type="float" office:value="111.16" table:style-name="ce1">
            <text:p>111,16</text:p>
          </table:table-cell>
          <table:table-cell office:value-type="float" office:value="8705.6" table:style-name="ce2">
            <text:p>8.705,60</text:p>
          </table:table-cell>
          <table:table-cell office:value-type="float" office:value="123" table:style-name="ce1">
            <text:p>123</text:p>
          </table:table-cell>
          <table:table-cell office:value-type="float" office:value="2479.94" table:style-name="ce2">
            <text:p>2.479,94</text:p>
          </table:table-cell>
          <table:table-cell office:value-type="float" office:value="202639.63" table:style-name="ce2">
            <text:p>202.639,63</text:p>
          </table:table-cell>
          <table:table-cell office:value-type="float" office:value="1" table:style-name="ce1">
            <text:p>1</text:p>
          </table:table-cell>
          <table:table-cell office:value-type="float" office:value="129.05000000000001" table:style-name="ce1">
            <text:p>129,05</text:p>
          </table:table-cell>
          <table:table-cell office:value-type="float" office:value="10499.39" table:style-name="ce2">
            <text:p>10.499,39</text:p>
          </table:table-cell>
          <table:table-cell office:value-type="float" office:value="2" table:style-name="ce1">
            <text:p>2</text:p>
          </table:table-cell>
          <table:table-cell office:value-type="float" office:value="231.22" table:style-name="ce1">
            <text:p>231,22</text:p>
          </table:table-cell>
          <table:table-cell office:value-type="float" office:value="18102.8" table:style-name="ce2">
            <text:p>18.102,80</text:p>
          </table:table-cell>
          <table:table-cell office:value-type="float" office:value="39" table:style-name="ce1">
            <text:p>39</text:p>
          </table:table-cell>
          <table:table-cell office:value-type="float" office:value="1614.4" table:style-name="ce2">
            <text:p>1.614,40</text:p>
          </table:table-cell>
          <table:table-cell office:value-type="float" office:value="127267.38" table:style-name="ce2">
            <text:p>127.267,38</text:p>
          </table:table-cell>
          <table:table-cell office:value-type="float" office:value="31" table:style-name="ce1">
            <text:p>31</text:p>
          </table:table-cell>
          <table:table-cell office:value-type="float" office:value="1117.73" table:style-name="ce2">
            <text:p>1.117,73</text:p>
          </table:table-cell>
          <table:table-cell office:value-type="float" office:value="90698.38" table:style-name="ce2">
            <text:p>90.698,3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2" table:style-name="ce1">
            <text:p>2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125.54" table:style-name="ce1">
            <text:p>125,54</text:p>
          </table:table-cell>
          <table:table-cell office:value-type="float" office:value="4" table:style-name="ce1">
            <text:p>4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173.65" table:style-name="ce1">
            <text:p>173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42" table:style-name="ce1">
            <text:p>0,42</text:p>
          </table:table-cell>
          <table:table-cell office:value-type="float" office:value="48.34" table:style-name="ce1">
            <text:p>48,34</text:p>
          </table:table-cell>
          <table:table-cell office:value-type="float" office:value="6" table:style-name="ce1">
            <text:p>6</text:p>
          </table:table-cell>
          <table:table-cell office:value-type="float" office:value="15.15" table:style-name="ce1">
            <text:p>15,15</text:p>
          </table:table-cell>
          <table:table-cell office:value-type="float" office:value="1510.7" table:style-name="ce2">
            <text:p>1.510,70</text:p>
          </table:table-cell>
          <table:table-cell office:value-type="float" office:value="4" table:style-name="ce1">
            <text:p>4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237.45" table:style-name="ce1">
            <text:p>237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.15" table:style-name="ce1">
            <text:p>5,15</text:p>
          </table:table-cell>
          <table:table-cell office:value-type="float" office:value="1362.19" table:style-name="ce2">
            <text:p>1.362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9.05" table:style-name="ce1">
            <text:p>29,05</text:p>
          </table:table-cell>
          <table:table-cell office:value-type="float" office:value="2552.31" table:style-name="ce2">
            <text:p>2.552,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5.07" table:style-name="ce1">
            <text:p>45,07</text:p>
          </table:table-cell>
          <table:table-cell office:value-type="float" office:value="3655.52" table:style-name="ce2">
            <text:p>3.655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1 (MT / Estacionales y Ocasional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69" table:style-name="ce1">
            <text:p>2,69</text:p>
          </table:table-cell>
          <table:table-cell office:value-type="float" office:value="383.21" table:style-name="ce1">
            <text:p>383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84.09" table:style-name="ce1">
            <text:p>484,09</text:p>
          </table:table-cell>
          <table:table-cell office:value-type="float" office:value="47223.61" table:style-name="ce2">
            <text:p>47.223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4.58000000000001" table:style-name="ce1">
            <text:p>144,58</text:p>
          </table:table-cell>
          <table:table-cell office:value-type="float" office:value="13001.15" table:style-name="ce2">
            <text:p>13.001,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3.78" table:style-name="ce1">
            <text:p>83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18" table:style-name="ce1">
            <text:p>3,18</text:p>
          </table:table-cell>
          <table:table-cell office:value-type="float" office:value="332.71" table:style-name="ce1">
            <text:p>332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.12" table:style-name="ce1">
            <text:p>12,12</text:p>
          </table:table-cell>
          <table:table-cell office:value-type="float" office:value="915.59" table:style-name="ce1">
            <text:p>915,59</text:p>
          </table:table-cell>
          <table:table-cell office:value-type="float" office:value="4" table:style-name="ce1">
            <text:p>4</text:p>
          </table:table-cell>
          <table:table-cell office:value-type="float" office:value="4.04" table:style-name="ce1">
            <text:p>4,04</text:p>
          </table:table-cell>
          <table:table-cell office:value-type="float" office:value="503.32" table:style-name="ce1">
            <text:p>503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5" table:style-name="ce1">
            <text:p>0,95</text:p>
          </table:table-cell>
          <table:table-cell office:value-type="float" office:value="138.06" table:style-name="ce1">
            <text:p>138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9 (MT / Bombeo de Agua para Servicio Público de Agua con Demanda Horaria)</text:p>
          </table:table-cell>
          <table:table-cell office:value-type="float" office:value="7" table:style-name="ce1">
            <text:p>7</text:p>
          </table:table-cell>
          <table:table-cell office:value-type="float" office:value="2.85" table:style-name="ce1">
            <text:p>2,85</text:p>
          </table:table-cell>
          <table:table-cell office:value-type="float" office:value="278.89" table:style-name="ce1">
            <text:p>278,89</text:p>
          </table:table-cell>
          <table:table-cell office:value-type="float" office:value="36" table:style-name="ce1">
            <text:p>36</text:p>
          </table:table-cell>
          <table:table-cell office:value-type="float" office:value="1184.98" table:style-name="ce2">
            <text:p>1.184,98</text:p>
          </table:table-cell>
          <table:table-cell office:value-type="float" office:value="55787.38" table:style-name="ce2">
            <text:p>55.787,38</text:p>
          </table:table-cell>
          <table:table-cell office:value-type="float" office:value="1" table:style-name="ce1">
            <text:p>1</text:p>
          </table:table-cell>
          <table:table-cell office:value-type="float" office:value="21.45" table:style-name="ce1">
            <text:p>21,45</text:p>
          </table:table-cell>
          <table:table-cell office:value-type="float" office:value="1036.26" table:style-name="ce2">
            <text:p>1.036,26</text:p>
          </table:table-cell>
          <table:table-cell office:value-type="float" office:value="17" table:style-name="ce1">
            <text:p>17</text:p>
          </table:table-cell>
          <table:table-cell office:value-type="float" office:value="717.93" table:style-name="ce1">
            <text:p>717,93</text:p>
          </table:table-cell>
          <table:table-cell office:value-type="float" office:value="35738.449999999997" table:style-name="ce2">
            <text:p>35.738,45</text:p>
          </table:table-cell>
          <table:table-cell office:value-type="float" office:value="18" table:style-name="ce1">
            <text:p>18</text:p>
          </table:table-cell>
          <table:table-cell office:value-type="float" office:value="787.28" table:style-name="ce1">
            <text:p>787,28</text:p>
          </table:table-cell>
          <table:table-cell office:value-type="float" office:value="40539.769999999997" table:style-name="ce2">
            <text:p>40.539,77</text:p>
          </table:table-cell>
          <table:table-cell office:value-type="float" office:value="8" table:style-name="ce1">
            <text:p>8</text:p>
          </table:table-cell>
          <table:table-cell office:value-type="float" office:value="44.4" table:style-name="ce1">
            <text:p>44,4</text:p>
          </table:table-cell>
          <table:table-cell office:value-type="float" office:value="2265.4899999999998" table:style-name="ce2">
            <text:p>2.265,49</text:p>
          </table:table-cell>
          <table:table-cell office:value-type="float" office:value="65" table:style-name="ce1">
            <text:p>65</text:p>
          </table:table-cell>
          <table:table-cell office:value-type="float" office:value="5261.7" table:style-name="ce2">
            <text:p>5.261,70</text:p>
          </table:table-cell>
          <table:table-cell office:value-type="float" office:value="243642.92" table:style-name="ce2">
            <text:p>243.642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309.91000000000003" table:style-name="ce1">
            <text:p>309,91</text:p>
          </table:table-cell>
          <table:table-cell office:value-type="float" office:value="15900.03" table:style-name="ce2">
            <text:p>15.900,03</text:p>
          </table:table-cell>
          <table:table-cell office:value-type="float" office:value="3" table:style-name="ce1">
            <text:p>3</text:p>
          </table:table-cell>
          <table:table-cell office:value-type="float" office:value="273.04000000000002" table:style-name="ce1">
            <text:p>273,04</text:p>
          </table:table-cell>
          <table:table-cell office:value-type="float" office:value="12670.09" table:style-name="ce2">
            <text:p>12.670,0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.57" table:style-name="ce1">
            <text:p>1,57</text:p>
          </table:table-cell>
          <table:table-cell office:value-type="float" office:value="329.62" table:style-name="ce1">
            <text:p>329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28" table:style-name="ce1">
            <text:p>1,28</text:p>
          </table:table-cell>
          <table:table-cell office:value-type="float" office:value="197.13" table:style-name="ce1">
            <text:p>197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43.68" table:style-name="ce1">
            <text:p>43,68</text:p>
          </table:table-cell>
          <table:table-cell office:value-type="float" office:value="1765.36" table:style-name="ce2">
            <text:p>1.765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67.95" table:style-name="ce1">
            <text:p>67,95</text:p>
          </table:table-cell>
          <table:table-cell office:value-type="float" office:value="2733.28" table:style-name="ce2">
            <text:p>2.733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50.32" table:style-name="ce1">
            <text:p>50,32</text:p>
          </table:table-cell>
          <table:table-cell office:value-type="float" office:value="4613.49" table:style-name="ce2">
            <text:p>4.613,49</text:p>
          </table:table-cell>
          <table:table-cell office:value-type="float" office:value="25" table:style-name="ce1">
            <text:p>25</text:p>
          </table:table-cell>
          <table:table-cell office:value-type="float" office:value="89.49" table:style-name="ce1">
            <text:p>89,49</text:p>
          </table:table-cell>
          <table:table-cell office:value-type="float" office:value="9062.09" table:style-name="ce2">
            <text:p>9.062,09</text:p>
          </table:table-cell>
          <table:table-cell office:value-type="float" office:value="30" table:style-name="ce1">
            <text:p>30</text:p>
          </table:table-cell>
          <table:table-cell office:value-type="float" office:value="458.2" table:style-name="ce1">
            <text:p>458,2</text:p>
          </table:table-cell>
          <table:table-cell office:value-type="float" office:value="33063.56" table:style-name="ce2">
            <text:p>33.063,56</text:p>
          </table:table-cell>
          <table:table-cell office:value-type="float" office:value="484" table:style-name="ce1">
            <text:p>484</text:p>
          </table:table-cell>
          <table:table-cell office:value-type="float" office:value="1824.8" table:style-name="ce2">
            <text:p>1.824,80</text:p>
          </table:table-cell>
          <table:table-cell office:value-type="float" office:value="161123.6" table:style-name="ce2">
            <text:p>161.123,60</text:p>
          </table:table-cell>
          <table:table-cell office:value-type="float" office:value="64" table:style-name="ce1">
            <text:p>64</text:p>
          </table:table-cell>
          <table:table-cell office:value-type="float" office:value="362.11" table:style-name="ce1">
            <text:p>362,11</text:p>
          </table:table-cell>
          <table:table-cell office:value-type="float" office:value="31553.86" table:style-name="ce2">
            <text:p>31.553,86</text:p>
          </table:table-cell>
          <table:table-cell office:value-type="float" office:value="215" table:style-name="ce1">
            <text:p>215</text:p>
          </table:table-cell>
          <table:table-cell office:value-type="float" office:value="772.7" table:style-name="ce1">
            <text:p>772,7</text:p>
          </table:table-cell>
          <table:table-cell office:value-type="float" office:value="61545.54" table:style-name="ce2">
            <text:p>61.545,54</text:p>
          </table:table-cell>
          <table:table-cell office:value-type="float" office:value="84" table:style-name="ce1">
            <text:p>84</text:p>
          </table:table-cell>
          <table:table-cell office:value-type="float" office:value="2738.03" table:style-name="ce2">
            <text:p>2.738,03</text:p>
          </table:table-cell>
          <table:table-cell office:value-type="float" office:value="213241.38" table:style-name="ce2">
            <text:p>213.241,38</text:p>
          </table:table-cell>
          <table:table-cell office:value-type="float" office:value="278" table:style-name="ce1">
            <text:p>278</text:p>
          </table:table-cell>
          <table:table-cell office:value-type="float" office:value="5947.94" table:style-name="ce2">
            <text:p>5.947,94</text:p>
          </table:table-cell>
          <table:table-cell office:value-type="float" office:value="463401.83" table:style-name="ce2">
            <text:p>463.401,83</text:p>
          </table:table-cell>
          <table:table-cell office:value-type="float" office:value="45" table:style-name="ce1">
            <text:p>45</text:p>
          </table:table-cell>
          <table:table-cell office:value-type="float" office:value="173.63" table:style-name="ce1">
            <text:p>173,63</text:p>
          </table:table-cell>
          <table:table-cell office:value-type="float" office:value="14468.6" table:style-name="ce2">
            <text:p>14.468,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1" table:style-name="ce1">
            <text:p>351</text:p>
          </table:table-cell>
          <table:table-cell office:value-type="float" office:value="9614.58" table:style-name="ce2">
            <text:p>9.614,58</text:p>
          </table:table-cell>
          <table:table-cell office:value-type="float" office:value="671102.45" table:style-name="ce2">
            <text:p>671.102,45</text:p>
          </table:table-cell>
          <table:table-cell office:value-type="float" office:value="2" table:style-name="ce1">
            <text:p>2</text:p>
          </table:table-cell>
          <table:table-cell office:value-type="float" office:value="13.3" table:style-name="ce1">
            <text:p>13,3</text:p>
          </table:table-cell>
          <table:table-cell office:value-type="float" office:value="1736.91" table:style-name="ce2">
            <text:p>1.736,91</text:p>
          </table:table-cell>
          <table:table-cell office:value-type="float" office:value="24" table:style-name="ce1">
            <text:p>24</text:p>
          </table:table-cell>
          <table:table-cell office:value-type="float" office:value="2522.21" table:style-name="ce2">
            <text:p>2.522,21</text:p>
          </table:table-cell>
          <table:table-cell office:value-type="float" office:value="146160.71" table:style-name="ce2">
            <text:p>146.160,71</text:p>
          </table:table-cell>
          <table:table-cell office:value-type="float" office:value="28" table:style-name="ce1">
            <text:p>28</text:p>
          </table:table-cell>
          <table:table-cell office:value-type="float" office:value="744.02" table:style-name="ce1">
            <text:p>744,02</text:p>
          </table:table-cell>
          <table:table-cell office:value-type="float" office:value="62525.43" table:style-name="ce2">
            <text:p>62.525,43</text:p>
          </table:table-cell>
          <table:table-cell office:value-type="float" office:value="7" table:style-name="ce1">
            <text:p>7</text:p>
          </table:table-cell>
          <table:table-cell office:value-type="float" office:value="207.2" table:style-name="ce1">
            <text:p>207,2</text:p>
          </table:table-cell>
          <table:table-cell office:value-type="float" office:value="17300.12" table:style-name="ce2">
            <text:p>17.300,12</text:p>
          </table:table-cell>
          <table:table-cell office:value-type="float" office:value="50" table:style-name="ce1">
            <text:p>50</text:p>
          </table:table-cell>
          <table:table-cell office:value-type="float" office:value="724.32" table:style-name="ce1">
            <text:p>724,32</text:p>
          </table:table-cell>
          <table:table-cell office:value-type="float" office:value="53131.86" table:style-name="ce2">
            <text:p>53.131,86</text:p>
          </table:table-cell>
          <table:table-cell office:value-type="float" office:value="36" table:style-name="ce1">
            <text:p>36</text:p>
          </table:table-cell>
          <table:table-cell office:value-type="float" office:value="5430.16" table:style-name="ce2">
            <text:p>5.430,16</text:p>
          </table:table-cell>
          <table:table-cell office:value-type="float" office:value="360265.19" table:style-name="ce2">
            <text:p>360.265,19</text:p>
          </table:table-cell>
          <table:table-cell office:value-type="float" office:value="23" table:style-name="ce1">
            <text:p>23</text:p>
          </table:table-cell>
          <table:table-cell office:value-type="float" office:value="2253.2800000000002" table:style-name="ce2">
            <text:p>2.253,28</text:p>
          </table:table-cell>
          <table:table-cell office:value-type="float" office:value="153822.01999999999" table:style-name="ce2">
            <text:p>153.822,02</text:p>
          </table:table-cell>
          <table:table-cell office:value-type="float" office:value="34" table:style-name="ce1">
            <text:p>34</text:p>
          </table:table-cell>
          <table:table-cell office:value-type="float" office:value="301.02" table:style-name="ce1">
            <text:p>301,02</text:p>
          </table:table-cell>
          <table:table-cell office:value-type="float" office:value="20977.45" table:style-name="ce2">
            <text:p>20.977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182" table:style-name="ce1">
            <text:p>182</text:p>
          </table:table-cell>
          <table:table-cell office:value-type="float" office:value="289.8" table:style-name="ce1">
            <text:p>289,8</text:p>
          </table:table-cell>
          <table:table-cell office:value-type="float" office:value="36361.46" table:style-name="ce2">
            <text:p>36.361,46</text:p>
          </table:table-cell>
          <table:table-cell office:value-type="float" office:value="760" table:style-name="ce1">
            <text:p>760</text:p>
          </table:table-cell>
          <table:table-cell office:value-type="float" office:value="882.73" table:style-name="ce1">
            <text:p>882,73</text:p>
          </table:table-cell>
          <table:table-cell office:value-type="float" office:value="96593.69" table:style-name="ce2">
            <text:p>96.593,69</text:p>
          </table:table-cell>
          <table:table-cell office:value-type="float" office:value="454" table:style-name="ce1">
            <text:p>454</text:p>
          </table:table-cell>
          <table:table-cell office:value-type="float" office:value="1556.3" table:style-name="ce2">
            <text:p>1.556,30</text:p>
          </table:table-cell>
          <table:table-cell office:value-type="float" office:value="187658.9" table:style-name="ce2">
            <text:p>187.658,90</text:p>
          </table:table-cell>
          <table:table-cell office:value-type="float" office:value="1339" table:style-name="ce3">
            <text:p>1.339</text:p>
          </table:table-cell>
          <table:table-cell office:value-type="float" office:value="20114.740000000002" table:style-name="ce2">
            <text:p>20.114,74</text:p>
          </table:table-cell>
          <table:table-cell office:value-type="float" office:value="2128136.1800000002" table:style-name="ce2">
            <text:p>2.128.136,18</text:p>
          </table:table-cell>
          <table:table-cell office:value-type="float" office:value="1623" table:style-name="ce3">
            <text:p>1.623</text:p>
          </table:table-cell>
          <table:table-cell office:value-type="float" office:value="10269.030000000001" table:style-name="ce2">
            <text:p>10.269,03</text:p>
          </table:table-cell>
          <table:table-cell office:value-type="float" office:value="1192246.6000000001" table:style-name="ce2">
            <text:p>1.192.246,60</text:p>
          </table:table-cell>
          <table:table-cell office:value-type="float" office:value="617" table:style-name="ce1">
            <text:p>617</text:p>
          </table:table-cell>
          <table:table-cell office:value-type="float" office:value="2268.98" table:style-name="ce2">
            <text:p>2.268,98</text:p>
          </table:table-cell>
          <table:table-cell office:value-type="float" office:value="271641.15000000002" table:style-name="ce2">
            <text:p>271.641,15</text:p>
          </table:table-cell>
          <table:table-cell office:value-type="float" office:value="1927" table:style-name="ce3">
            <text:p>1.927</text:p>
          </table:table-cell>
          <table:table-cell office:value-type="float" office:value="5594.99" table:style-name="ce2">
            <text:p>5.594,99</text:p>
          </table:table-cell>
          <table:table-cell office:value-type="float" office:value="659215.81999999995" table:style-name="ce2">
            <text:p>659.215,82</text:p>
          </table:table-cell>
          <table:table-cell office:value-type="float" office:value="432" table:style-name="ce1">
            <text:p>432</text:p>
          </table:table-cell>
          <table:table-cell office:value-type="float" office:value="3223.05" table:style-name="ce2">
            <text:p>3.223,05</text:p>
          </table:table-cell>
          <table:table-cell office:value-type="float" office:value="372687.02" table:style-name="ce2">
            <text:p>372.687,02</text:p>
          </table:table-cell>
          <table:table-cell office:value-type="float" office:value="632" table:style-name="ce1">
            <text:p>632</text:p>
          </table:table-cell>
          <table:table-cell office:value-type="float" office:value="5254.5" table:style-name="ce2">
            <text:p>5.254,50</text:p>
          </table:table-cell>
          <table:table-cell office:value-type="float" office:value="598945.57999999996" table:style-name="ce2">
            <text:p>598.945,58</text:p>
          </table:table-cell>
          <table:table-cell office:value-type="float" office:value="741" table:style-name="ce1">
            <text:p>741</text:p>
          </table:table-cell>
          <table:table-cell office:value-type="float" office:value="2928.13" table:style-name="ce2">
            <text:p>2.928,13</text:p>
          </table:table-cell>
          <table:table-cell office:value-type="float" office:value="348219.99" table:style-name="ce2">
            <text:p>348.219,99</text:p>
          </table:table-cell>
          <table:table-cell office:value-type="float" office:value="16" table:style-name="ce1">
            <text:p>16</text:p>
          </table:table-cell>
          <table:table-cell office:value-type="float" office:value="12.46" table:style-name="ce1">
            <text:p>12,46</text:p>
          </table:table-cell>
          <table:table-cell office:value-type="float" office:value="1798.12" table:style-name="ce2">
            <text:p>1.798,1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8" table:style-name="ce1">
            <text:p>548</text:p>
          </table:table-cell>
          <table:table-cell office:value-type="float" office:value="4991.42" table:style-name="ce2">
            <text:p>4.991,42</text:p>
          </table:table-cell>
          <table:table-cell office:value-type="float" office:value="520425.5" table:style-name="ce2">
            <text:p>520.425,50</text:p>
          </table:table-cell>
          <table:table-cell office:value-type="float" office:value="46" table:style-name="ce1">
            <text:p>46</text:p>
          </table:table-cell>
          <table:table-cell office:value-type="float" office:value="843.36" table:style-name="ce1">
            <text:p>843,36</text:p>
          </table:table-cell>
          <table:table-cell office:value-type="float" office:value="89351.94" table:style-name="ce2">
            <text:p>89.351,94</text:p>
          </table:table-cell>
          <table:table-cell office:value-type="float" office:value="576" table:style-name="ce1">
            <text:p>576</text:p>
          </table:table-cell>
          <table:table-cell office:value-type="float" office:value="23428.7" table:style-name="ce2">
            <text:p>23.428,70</text:p>
          </table:table-cell>
          <table:table-cell office:value-type="float" office:value="2252260.5099999998" table:style-name="ce2">
            <text:p>2.252.260,51</text:p>
          </table:table-cell>
          <table:table-cell office:value-type="float" office:value="90" table:style-name="ce1">
            <text:p>90</text:p>
          </table:table-cell>
          <table:table-cell office:value-type="float" office:value="3642.81" table:style-name="ce2">
            <text:p>3.642,81</text:p>
          </table:table-cell>
          <table:table-cell office:value-type="float" office:value="367097.48" table:style-name="ce2">
            <text:p>367.097,48</text:p>
          </table:table-cell>
          <table:table-cell office:value-type="float" office:value="38" table:style-name="ce1">
            <text:p>38</text:p>
          </table:table-cell>
          <table:table-cell office:value-type="float" office:value="487.81" table:style-name="ce1">
            <text:p>487,81</text:p>
          </table:table-cell>
          <table:table-cell office:value-type="float" office:value="51819.29" table:style-name="ce2">
            <text:p>51.819,29</text:p>
          </table:table-cell>
          <table:table-cell office:value-type="float" office:value="396" table:style-name="ce1">
            <text:p>396</text:p>
          </table:table-cell>
          <table:table-cell office:value-type="float" office:value="9333.2999999999993" table:style-name="ce2">
            <text:p>9.333,30</text:p>
          </table:table-cell>
          <table:table-cell office:value-type="float" office:value="954202.48" table:style-name="ce2">
            <text:p>954.202,48</text:p>
          </table:table-cell>
          <table:table-cell office:value-type="float" office:value="31" table:style-name="ce1">
            <text:p>31</text:p>
          </table:table-cell>
          <table:table-cell office:value-type="float" office:value="1867.13" table:style-name="ce2">
            <text:p>1.867,13</text:p>
          </table:table-cell>
          <table:table-cell office:value-type="float" office:value="189288.37" table:style-name="ce2">
            <text:p>189.288,37</text:p>
          </table:table-cell>
          <table:table-cell office:value-type="float" office:value="6" table:style-name="ce1">
            <text:p>6</text:p>
          </table:table-cell>
          <table:table-cell office:value-type="float" office:value="500" table:style-name="ce1">
            <text:p>500</text:p>
          </table:table-cell>
          <table:table-cell office:value-type="float" office:value="49694.73" table:style-name="ce2">
            <text:p>49.694,73</text:p>
          </table:table-cell>
          <table:table-cell office:value-type="float" office:value="175" table:style-name="ce1">
            <text:p>175</text:p>
          </table:table-cell>
          <table:table-cell office:value-type="float" office:value="4092.03" table:style-name="ce2">
            <text:p>4.092,03</text:p>
          </table:table-cell>
          <table:table-cell office:value-type="float" office:value="417077.07" table:style-name="ce2">
            <text:p>417.077,07</text:p>
          </table:table-cell>
          <table:table-cell office:value-type="float" office:value="10" table:style-name="ce1">
            <text:p>10</text:p>
          </table:table-cell>
          <table:table-cell office:value-type="float" office:value="275.02999999999997" table:style-name="ce1">
            <text:p>275,03</text:p>
          </table:table-cell>
          <table:table-cell office:value-type="float" office:value="27658.62" table:style-name="ce2">
            <text:p>27.658,6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3 (MT / Culto Religioso con Demanda)</text:p>
          </table:table-cell>
          <table:table-cell office:value-type="float" office:value="2" table:style-name="ce1">
            <text:p>2</text:p>
          </table:table-cell>
          <table:table-cell office:value-type="float" office:value="1.46" table:style-name="ce1">
            <text:p>1,46</text:p>
          </table:table-cell>
          <table:table-cell office:value-type="float" office:value="146.85" table:style-name="ce1">
            <text:p>146,85</text:p>
          </table:table-cell>
          <table:table-cell office:value-type="float" office:value="29" table:style-name="ce1">
            <text:p>29</text:p>
          </table:table-cell>
          <table:table-cell office:value-type="float" office:value="42.65" table:style-name="ce1">
            <text:p>42,65</text:p>
          </table:table-cell>
          <table:table-cell office:value-type="float" office:value="4076.05" table:style-name="ce2">
            <text:p>4.076,05</text:p>
          </table:table-cell>
          <table:table-cell office:value-type="float" office:value="4" table:style-name="ce1">
            <text:p>4</text:p>
          </table:table-cell>
          <table:table-cell office:value-type="float" office:value="9.61" table:style-name="ce1">
            <text:p>9,61</text:p>
          </table:table-cell>
          <table:table-cell office:value-type="float" office:value="884.78" table:style-name="ce1">
            <text:p>884,78</text:p>
          </table:table-cell>
          <table:table-cell office:value-type="float" office:value="36" table:style-name="ce1">
            <text:p>36</text:p>
          </table:table-cell>
          <table:table-cell office:value-type="float" office:value="129.11000000000001" table:style-name="ce1">
            <text:p>129,11</text:p>
          </table:table-cell>
          <table:table-cell office:value-type="float" office:value="12413.07" table:style-name="ce2">
            <text:p>12.413,07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float" office:value="17100.62" table:style-name="ce2">
            <text:p>17.100,62</text:p>
          </table:table-cell>
          <table:table-cell office:value-type="float" office:value="23" table:style-name="ce1">
            <text:p>23</text:p>
          </table:table-cell>
          <table:table-cell office:value-type="float" office:value="34.840000000000003" table:style-name="ce1">
            <text:p>34,84</text:p>
          </table:table-cell>
          <table:table-cell office:value-type="float" office:value="3899.4" table:style-name="ce2">
            <text:p>3.899,40</text:p>
          </table:table-cell>
          <table:table-cell office:value-type="float" office:value="35" table:style-name="ce1">
            <text:p>35</text:p>
          </table:table-cell>
          <table:table-cell office:value-type="float" office:value="39.29" table:style-name="ce1">
            <text:p>39,29</text:p>
          </table:table-cell>
          <table:table-cell office:value-type="float" office:value="4390.4799999999996" table:style-name="ce2">
            <text:p>4.390,48</text:p>
          </table:table-cell>
          <table:table-cell office:value-type="float" office:value="11" table:style-name="ce1">
            <text:p>11</text:p>
          </table:table-cell>
          <table:table-cell office:value-type="float" office:value="27.03" table:style-name="ce1">
            <text:p>27,03</text:p>
          </table:table-cell>
          <table:table-cell office:value-type="float" office:value="3018.36" table:style-name="ce2">
            <text:p>3.018,36</text:p>
          </table:table-cell>
          <table:table-cell office:value-type="float" office:value="9" table:style-name="ce1">
            <text:p>9</text:p>
          </table:table-cell>
          <table:table-cell office:value-type="float" office:value="11.39" table:style-name="ce1">
            <text:p>11,39</text:p>
          </table:table-cell>
          <table:table-cell office:value-type="float" office:value="1351.37" table:style-name="ce2">
            <text:p>1.351,37</text:p>
          </table:table-cell>
          <table:table-cell office:value-type="float" office:value="13" table:style-name="ce1">
            <text:p>13</text:p>
          </table:table-cell>
          <table:table-cell office:value-type="float" office:value="19.690000000000001" table:style-name="ce1">
            <text:p>19,69</text:p>
          </table:table-cell>
          <table:table-cell office:value-type="float" office:value="1899.53" table:style-name="ce2">
            <text:p>1.899,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7.84" table:style-name="ce1">
            <text:p>7,84</text:p>
          </table:table-cell>
          <table:table-cell office:value-type="float" office:value="839.2" table:style-name="ce1">
            <text:p>839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253.28" table:style-name="ce1">
            <text:p>253,28</text:p>
          </table:table-cell>
          <table:table-cell office:value-type="float" office:value="23654.04" table:style-name="ce2">
            <text:p>23.654,04</text:p>
          </table:table-cell>
          <table:table-cell office:value-type="float" office:value="4" table:style-name="ce1">
            <text:p>4</text:p>
          </table:table-cell>
          <table:table-cell office:value-type="float" office:value="17.88" table:style-name="ce1">
            <text:p>17,88</text:p>
          </table:table-cell>
          <table:table-cell office:value-type="float" office:value="1491.34" table:style-name="ce2">
            <text:p>1.491,34</text:p>
          </table:table-cell>
          <table:table-cell office:value-type="float" office:value="5" table:style-name="ce1">
            <text:p>5</text:p>
          </table:table-cell>
          <table:table-cell office:value-type="float" office:value="12.47" table:style-name="ce1">
            <text:p>12,47</text:p>
          </table:table-cell>
          <table:table-cell office:value-type="float" office:value="1438.34" table:style-name="ce2">
            <text:p>1.438,34</text:p>
          </table:table-cell>
          <table:table-cell office:value-type="float" office:value="7" table:style-name="ce1">
            <text:p>7</text:p>
          </table:table-cell>
          <table:table-cell office:value-type="float" office:value="6.29" table:style-name="ce1">
            <text:p>6,29</text:p>
          </table:table-cell>
          <table:table-cell office:value-type="float" office:value="875.45" table:style-name="ce1">
            <text:p>875,45</text:p>
          </table:table-cell>
          <table:table-cell office:value-type="float" office:value="2" table:style-name="ce1">
            <text:p>2</text:p>
          </table:table-cell>
          <table:table-cell office:value-type="float" office:value="2.13" table:style-name="ce1">
            <text:p>2,13</text:p>
          </table:table-cell>
          <table:table-cell office:value-type="float" office:value="266.42" table:style-name="ce1">
            <text:p>266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84" table:style-name="ce1">
            <text:p>4,84</text:p>
          </table:table-cell>
          <table:table-cell office:value-type="float" office:value="470.79" table:style-name="ce1">
            <text:p>470,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0.65" table:style-name="ce1">
            <text:p>20,65</text:p>
          </table:table-cell>
          <table:table-cell office:value-type="float" office:value="2008.8" table:style-name="ce2">
            <text:p>2.008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7.25" table:style-name="ce1">
            <text:p>77,25</text:p>
          </table:table-cell>
          <table:table-cell office:value-type="float" office:value="7494.8" table:style-name="ce2">
            <text:p>7.494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5.34" table:style-name="ce1">
            <text:p>15,34</text:p>
          </table:table-cell>
          <table:table-cell office:value-type="float" office:value="2843.32" table:style-name="ce2">
            <text:p>2.843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1.11" table:style-name="ce1">
            <text:p>301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21" table:style-name="ce1">
            <text:p>21</text:p>
          </table:table-cell>
          <table:table-cell office:value-type="float" office:value="30.74" table:style-name="ce1">
            <text:p>30,74</text:p>
          </table:table-cell>
          <table:table-cell office:value-type="float" office:value="3667.65" table:style-name="ce2">
            <text:p>3.667,65</text:p>
          </table:table-cell>
          <table:table-cell office:value-type="float" office:value="161" table:style-name="ce1">
            <text:p>161</text:p>
          </table:table-cell>
          <table:table-cell office:value-type="float" office:value="121.67" table:style-name="ce1">
            <text:p>121,67</text:p>
          </table:table-cell>
          <table:table-cell office:value-type="float" office:value="13951.34" table:style-name="ce2">
            <text:p>13.951,34</text:p>
          </table:table-cell>
          <table:table-cell office:value-type="float" office:value="43" table:style-name="ce1">
            <text:p>43</text:p>
          </table:table-cell>
          <table:table-cell office:value-type="float" office:value="178.72" table:style-name="ce1">
            <text:p>178,72</text:p>
          </table:table-cell>
          <table:table-cell office:value-type="float" office:value="22728.85" table:style-name="ce2">
            <text:p>22.728,85</text:p>
          </table:table-cell>
          <table:table-cell office:value-type="float" office:value="197" table:style-name="ce1">
            <text:p>197</text:p>
          </table:table-cell>
          <table:table-cell office:value-type="float" office:value="3992.12" table:style-name="ce2">
            <text:p>3.992,12</text:p>
          </table:table-cell>
          <table:table-cell office:value-type="float" office:value="370098.2" table:style-name="ce2">
            <text:p>370.098,20</text:p>
          </table:table-cell>
          <table:table-cell office:value-type="float" office:value="377" table:style-name="ce1">
            <text:p>377</text:p>
          </table:table-cell>
          <table:table-cell office:value-type="float" office:value="6279.27" table:style-name="ce2">
            <text:p>6.279,27</text:p>
          </table:table-cell>
          <table:table-cell office:value-type="float" office:value="680224.84" table:style-name="ce2">
            <text:p>680.224,84</text:p>
          </table:table-cell>
          <table:table-cell office:value-type="float" office:value="51" table:style-name="ce1">
            <text:p>51</text:p>
          </table:table-cell>
          <table:table-cell office:value-type="float" office:value="217.29" table:style-name="ce1">
            <text:p>217,29</text:p>
          </table:table-cell>
          <table:table-cell office:value-type="float" office:value="26126.07" table:style-name="ce2">
            <text:p>26.126,07</text:p>
          </table:table-cell>
          <table:table-cell office:value-type="float" office:value="16" table:style-name="ce1">
            <text:p>16</text:p>
          </table:table-cell>
          <table:table-cell office:value-type="float" office:value="42.19" table:style-name="ce1">
            <text:p>42,19</text:p>
          </table:table-cell>
          <table:table-cell office:value-type="float" office:value="4972.9799999999996" table:style-name="ce2">
            <text:p>4.972,98</text:p>
          </table:table-cell>
          <table:table-cell office:value-type="float" office:value="50" table:style-name="ce1">
            <text:p>50</text:p>
          </table:table-cell>
          <table:table-cell office:value-type="float" office:value="514.69000000000005" table:style-name="ce1">
            <text:p>514,69</text:p>
          </table:table-cell>
          <table:table-cell office:value-type="float" office:value="55430" table:style-name="ce2">
            <text:p>55.430,00</text:p>
          </table:table-cell>
          <table:table-cell office:value-type="float" office:value="71" table:style-name="ce1">
            <text:p>71</text:p>
          </table:table-cell>
          <table:table-cell office:value-type="float" office:value="3462.51" table:style-name="ce2">
            <text:p>3.462,51</text:p>
          </table:table-cell>
          <table:table-cell office:value-type="float" office:value="343026.8" table:style-name="ce2">
            <text:p>343.026,80</text:p>
          </table:table-cell>
          <table:table-cell office:value-type="float" office:value="79" table:style-name="ce1">
            <text:p>79</text:p>
          </table:table-cell>
          <table:table-cell office:value-type="float" office:value="355.18" table:style-name="ce1">
            <text:p>355,18</text:p>
          </table:table-cell>
          <table:table-cell office:value-type="float" office:value="41623.129999999997" table:style-name="ce2">
            <text:p>41.623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1" table:style-name="ce1">
            <text:p>511</text:p>
          </table:table-cell>
          <table:table-cell office:value-type="float" office:value="33853.35" table:style-name="ce2">
            <text:p>33.853,35</text:p>
          </table:table-cell>
          <table:table-cell office:value-type="float" office:value="2769506.14" table:style-name="ce2">
            <text:p>2.769.506,14</text:p>
          </table:table-cell>
          <table:table-cell office:value-type="float" office:value="41" table:style-name="ce1">
            <text:p>41</text:p>
          </table:table-cell>
          <table:table-cell office:value-type="float" office:value="4182.5200000000004" table:style-name="ce2">
            <text:p>4.182,52</text:p>
          </table:table-cell>
          <table:table-cell office:value-type="float" office:value="344908.93" table:style-name="ce2">
            <text:p>344.908,93</text:p>
          </table:table-cell>
          <table:table-cell office:value-type="float" office:value="529" table:style-name="ce1">
            <text:p>529</text:p>
          </table:table-cell>
          <table:table-cell office:value-type="float" office:value="47574.1" table:style-name="ce2">
            <text:p>47.574,10</text:p>
          </table:table-cell>
          <table:table-cell office:value-type="float" office:value="3621538.38" table:style-name="ce2">
            <text:p>3.621.538,38</text:p>
          </table:table-cell>
          <table:table-cell office:value-type="float" office:value="202" table:style-name="ce1">
            <text:p>202</text:p>
          </table:table-cell>
          <table:table-cell office:value-type="float" office:value="18771.75" table:style-name="ce2">
            <text:p>18.771,75</text:p>
          </table:table-cell>
          <table:table-cell office:value-type="float" office:value="1601276.45" table:style-name="ce2">
            <text:p>1.601.276,45</text:p>
          </table:table-cell>
          <table:table-cell office:value-type="float" office:value="86" table:style-name="ce1">
            <text:p>86</text:p>
          </table:table-cell>
          <table:table-cell office:value-type="float" office:value="2918.06" table:style-name="ce2">
            <text:p>2.918,06</text:p>
          </table:table-cell>
          <table:table-cell office:value-type="float" office:value="267755.74" table:style-name="ce2">
            <text:p>267.755,74</text:p>
          </table:table-cell>
          <table:table-cell office:value-type="float" office:value="108" table:style-name="ce1">
            <text:p>108</text:p>
          </table:table-cell>
          <table:table-cell office:value-type="float" office:value="17909.52" table:style-name="ce2">
            <text:p>17.909,52</text:p>
          </table:table-cell>
          <table:table-cell office:value-type="float" office:value="1470813.72" table:style-name="ce2">
            <text:p>1.470.813,72</text:p>
          </table:table-cell>
          <table:table-cell office:value-type="float" office:value="42" table:style-name="ce1">
            <text:p>42</text:p>
          </table:table-cell>
          <table:table-cell office:value-type="float" office:value="5549.48" table:style-name="ce2">
            <text:p>5.549,48</text:p>
          </table:table-cell>
          <table:table-cell office:value-type="float" office:value="472884.64" table:style-name="ce2">
            <text:p>472.884,64</text:p>
          </table:table-cell>
          <table:table-cell office:value-type="float" office:value="31" table:style-name="ce1">
            <text:p>31</text:p>
          </table:table-cell>
          <table:table-cell office:value-type="float" office:value="3916.01" table:style-name="ce2">
            <text:p>3.916,01</text:p>
          </table:table-cell>
          <table:table-cell office:value-type="float" office:value="327921.65999999997" table:style-name="ce2">
            <text:p>327.921,66</text:p>
          </table:table-cell>
          <table:table-cell office:value-type="float" office:value="110" table:style-name="ce1">
            <text:p>110</text:p>
          </table:table-cell>
          <table:table-cell office:value-type="float" office:value="7168.8" table:style-name="ce2">
            <text:p>7.168,80</text:p>
          </table:table-cell>
          <table:table-cell office:value-type="float" office:value="592701.26" table:style-name="ce2">
            <text:p>592.701,26</text:p>
          </table:table-cell>
          <table:table-cell office:value-type="float" office:value="39" table:style-name="ce1">
            <text:p>39</text:p>
          </table:table-cell>
          <table:table-cell office:value-type="float" office:value="4233.12" table:style-name="ce2">
            <text:p>4.233,12</text:p>
          </table:table-cell>
          <table:table-cell office:value-type="float" office:value="336234.25" table:style-name="ce2">
            <text:p>336.234,2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2" table:style-name="ce1">
            <text:p>0,92</text:p>
          </table:table-cell>
          <table:table-cell office:value-type="float" office:value="82.47" table:style-name="ce1">
            <text:p>82,47</text:p>
          </table:table-cell>
          <table:table-cell office:value-type="float" office:value="7" table:style-name="ce1">
            <text:p>7</text:p>
          </table:table-cell>
          <table:table-cell office:value-type="float" office:value="19.91" table:style-name="ce1">
            <text:p>19,91</text:p>
          </table:table-cell>
          <table:table-cell office:value-type="float" office:value="2063.23" table:style-name="ce2">
            <text:p>2.063,23</text:p>
          </table:table-cell>
          <table:table-cell office:value-type="float" office:value="114" table:style-name="ce1">
            <text:p>114</text:p>
          </table:table-cell>
          <table:table-cell office:value-type="float" office:value="957.68" table:style-name="ce1">
            <text:p>957,68</text:p>
          </table:table-cell>
          <table:table-cell office:value-type="float" office:value="72902.289999999994" table:style-name="ce2">
            <text:p>72.902,29</text:p>
          </table:table-cell>
          <table:table-cell office:value-type="float" office:value="9" table:style-name="ce1">
            <text:p>9</text:p>
          </table:table-cell>
          <table:table-cell office:value-type="float" office:value="65.67" table:style-name="ce1">
            <text:p>65,67</text:p>
          </table:table-cell>
          <table:table-cell office:value-type="float" office:value="5249.24" table:style-name="ce2">
            <text:p>5.249,24</text:p>
          </table:table-cell>
          <table:table-cell office:value-type="float" office:value="4" table:style-name="ce1">
            <text:p>4</text:p>
          </table:table-cell>
          <table:table-cell office:value-type="float" office:value="23.43" table:style-name="ce1">
            <text:p>23,43</text:p>
          </table:table-cell>
          <table:table-cell office:value-type="float" office:value="1882.77" table:style-name="ce2">
            <text:p>1.882,77</text:p>
          </table:table-cell>
          <table:table-cell office:value-type="float" office:value="28" table:style-name="ce1">
            <text:p>28</text:p>
          </table:table-cell>
          <table:table-cell office:value-type="float" office:value="67.5" table:style-name="ce1">
            <text:p>67,5</text:p>
          </table:table-cell>
          <table:table-cell office:value-type="float" office:value="5319.47" table:style-name="ce2">
            <text:p>5.319,47</text:p>
          </table:table-cell>
          <table:table-cell office:value-type="float" office:value="2" table:style-name="ce1">
            <text:p>2</text:p>
          </table:table-cell>
          <table:table-cell office:value-type="float" office:value="9.19" table:style-name="ce1">
            <text:p>9,19</text:p>
          </table:table-cell>
          <table:table-cell office:value-type="float" office:value="720.31" table:style-name="ce1">
            <text:p>720,31</text:p>
          </table:table-cell>
          <table:table-cell office:value-type="float" office:value="2" table:style-name="ce1">
            <text:p>2</text:p>
          </table:table-cell>
          <table:table-cell office:value-type="float" office:value="6.48" table:style-name="ce1">
            <text:p>6,48</text:p>
          </table:table-cell>
          <table:table-cell office:value-type="float" office:value="472.22" table:style-name="ce1">
            <text:p>472,22</text:p>
          </table:table-cell>
          <table:table-cell office:value-type="float" office:value="1" table:style-name="ce1">
            <text:p>1</text:p>
          </table:table-cell>
          <table:table-cell office:value-type="float" office:value="0.13" table:style-name="ce1">
            <text:p>0,13</text:p>
          </table:table-cell>
          <table:table-cell office:value-type="float" office:value="193.06" table:style-name="ce1">
            <text:p>193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90.17" table:style-name="ce1">
            <text:p>90,17</text:p>
          </table:table-cell>
          <table:table-cell office:value-type="float" office:value="6325.66" table:style-name="ce2">
            <text:p>6.325,66</text:p>
          </table:table-cell>
          <table:table-cell office:value-type="float" office:value="2" table:style-name="ce1">
            <text:p>2</text:p>
          </table:table-cell>
          <table:table-cell office:value-type="float" office:value="25.16" table:style-name="ce1">
            <text:p>25,16</text:p>
          </table:table-cell>
          <table:table-cell office:value-type="float" office:value="1682.68" table:style-name="ce2">
            <text:p>1.682,68</text:p>
          </table:table-cell>
          <table:table-cell office:value-type="float" office:value="38" table:style-name="ce1">
            <text:p>38</text:p>
          </table:table-cell>
          <table:table-cell office:value-type="float" office:value="3862.95" table:style-name="ce2">
            <text:p>3.862,95</text:p>
          </table:table-cell>
          <table:table-cell office:value-type="float" office:value="237139.91" table:style-name="ce2">
            <text:p>237.139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114.08" table:style-name="ce2">
            <text:p>2.114,08</text:p>
          </table:table-cell>
          <table:table-cell office:value-type="float" office:value="139889.66" table:style-name="ce2">
            <text:p>139.889,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.13" table:style-name="ce1">
            <text:p>6,13</text:p>
          </table:table-cell>
          <table:table-cell office:value-type="float" office:value="611.24" table:style-name="ce1">
            <text:p>611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.24" table:style-name="ce1">
            <text:p>10,24</text:p>
          </table:table-cell>
          <table:table-cell office:value-type="float" office:value="977.42" table:style-name="ce1">
            <text:p>977,42</text:p>
          </table:table-cell>
          <table:table-cell office:value-type="float" office:value="7" table:style-name="ce1">
            <text:p>7</text:p>
          </table:table-cell>
          <table:table-cell office:value-type="float" office:value="46.02" table:style-name="ce1">
            <text:p>46,02</text:p>
          </table:table-cell>
          <table:table-cell office:value-type="float" office:value="3609.06" table:style-name="ce2">
            <text:p>3.609,06</text:p>
          </table:table-cell>
          <table:table-cell office:value-type="float" office:value="99" table:style-name="ce1">
            <text:p>99</text:p>
          </table:table-cell>
          <table:table-cell office:value-type="float" office:value="190.29" table:style-name="ce1">
            <text:p>190,29</text:p>
          </table:table-cell>
          <table:table-cell office:value-type="float" office:value="15660.58" table:style-name="ce2">
            <text:p>15.660,58</text:p>
          </table:table-cell>
          <table:table-cell office:value-type="float" office:value="5" table:style-name="ce1">
            <text:p>5</text:p>
          </table:table-cell>
          <table:table-cell office:value-type="float" office:value="38.159999999999997" table:style-name="ce1">
            <text:p>38,16</text:p>
          </table:table-cell>
          <table:table-cell office:value-type="float" office:value="3005.05" table:style-name="ce2">
            <text:p>3.005,05</text:p>
          </table:table-cell>
          <table:table-cell office:value-type="float" office:value="7" table:style-name="ce1">
            <text:p>7</text:p>
          </table:table-cell>
          <table:table-cell office:value-type="float" office:value="18.59" table:style-name="ce1">
            <text:p>18,59</text:p>
          </table:table-cell>
          <table:table-cell office:value-type="float" office:value="1695.48" table:style-name="ce2">
            <text:p>1.695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8.3" table:style-name="ce1">
            <text:p>78,3</text:p>
          </table:table-cell>
          <table:table-cell office:value-type="float" office:value="5174.78" table:style-name="ce2">
            <text:p>5.174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72" table:style-name="ce1">
            <text:p>2,72</text:p>
          </table:table-cell>
          <table:table-cell office:value-type="float" office:value="334.91" table:style-name="ce1">
            <text:p>334,91</text:p>
          </table:table-cell>
          <table:table-cell office:value-type="float" office:value="2" table:style-name="ce1">
            <text:p>2</text:p>
          </table:table-cell>
          <table:table-cell office:value-type="float" office:value="12.12" table:style-name="ce1">
            <text:p>12,12</text:p>
          </table:table-cell>
          <table:table-cell office:value-type="float" office:value="990.08" table:style-name="ce1">
            <text:p>990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.4800000000000004" table:style-name="ce1">
            <text:p>4,48</text:p>
          </table:table-cell>
          <table:table-cell office:value-type="float" office:value="468.13" table:style-name="ce1">
            <text:p>468,13</text:p>
          </table:table-cell>
          <table:table-cell office:value-type="float" office:value="31" table:style-name="ce1">
            <text:p>31</text:p>
          </table:table-cell>
          <table:table-cell office:value-type="float" office:value="68.09" table:style-name="ce1">
            <text:p>68,09</text:p>
          </table:table-cell>
          <table:table-cell office:value-type="float" office:value="6647.02" table:style-name="ce2">
            <text:p>6.647,02</text:p>
          </table:table-cell>
          <table:table-cell office:value-type="float" office:value="117" table:style-name="ce1">
            <text:p>117</text:p>
          </table:table-cell>
          <table:table-cell office:value-type="float" office:value="1500.81" table:style-name="ce2">
            <text:p>1.500,81</text:p>
          </table:table-cell>
          <table:table-cell office:value-type="float" office:value="115964.12" table:style-name="ce2">
            <text:p>115.964,12</text:p>
          </table:table-cell>
          <table:table-cell office:value-type="float" office:value="144" table:style-name="ce1">
            <text:p>144</text:p>
          </table:table-cell>
          <table:table-cell office:value-type="float" office:value="802.74" table:style-name="ce1">
            <text:p>802,74</text:p>
          </table:table-cell>
          <table:table-cell office:value-type="float" office:value="75909.17" table:style-name="ce2">
            <text:p>75.909,17</text:p>
          </table:table-cell>
          <table:table-cell office:value-type="float" office:value="1" table:style-name="ce1">
            <text:p>1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132" table:style-name="ce1">
            <text:p>132</text:p>
          </table:table-cell>
          <table:table-cell office:value-type="float" office:value="60" table:style-name="ce1">
            <text:p>60</text:p>
          </table:table-cell>
          <table:table-cell office:value-type="float" office:value="168.4" table:style-name="ce1">
            <text:p>168,4</text:p>
          </table:table-cell>
          <table:table-cell office:value-type="float" office:value="15858.05" table:style-name="ce2">
            <text:p>15.858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56.34" table:style-name="ce1">
            <text:p>56,34</text:p>
          </table:table-cell>
          <table:table-cell office:value-type="float" office:value="5390.99" table:style-name="ce2">
            <text:p>5.390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322.9" table:style-name="ce2">
            <text:p>1.322,90</text:p>
          </table:table-cell>
          <table:table-cell office:value-type="float" office:value="93113.51" table:style-name="ce2">
            <text:p>93.113,51</text:p>
          </table:table-cell>
          <table:table-cell office:value-type="float" office:value="0" table:style-name="ce1">
            <text:p>0</text:p>
          </table:table-cell>
          <table:table-cell office:value-type="float" office:value="-5.71" table:style-name="ce1">
            <text:p>-5,71</text:p>
          </table:table-cell>
          <table:table-cell office:value-type="float" office:value="-1519.59" table:style-name="ce2">
            <text:p>-1.519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0.18" table:style-name="ce1">
            <text:p>30,18</text:p>
          </table:table-cell>
          <table:table-cell office:value-type="float" office:value="2351.0500000000002" table:style-name="ce2">
            <text:p>2.351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3" table:style-name="ce1">
            <text:p>-0,53</text:p>
          </table:table-cell>
          <table:table-cell office:value-type="float" office:value="-54.01" table:style-name="ce1">
            <text:p>-54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,08</text:p>
          </table:table-cell>
          <table:table-cell office:value-type="float" office:value="423.9" table:style-name="ce1">
            <text:p>423,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96" table:style-name="ce1">
            <text:p>-0,96</text:p>
          </table:table-cell>
          <table:table-cell office:value-type="float" office:value="-1384.41" table:style-name="ce2">
            <text:p>-1.384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3" table:style-name="ce1">
            <text:p>-0,53</text:p>
          </table:table-cell>
          <table:table-cell office:value-type="float" office:value="77.17" table:style-name="ce1">
            <text:p>77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.35" table:style-name="ce1">
            <text:p>57,35</text:p>
          </table:table-cell>
          <table:table-cell office:value-type="float" office:value="3424.94" table:style-name="ce2">
            <text:p>3.424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98" table:style-name="ce1">
            <text:p>-0,98</text:p>
          </table:table-cell>
          <table:table-cell office:value-type="float" office:value="5777.71" table:style-name="ce2">
            <text:p>5.777,7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3600000000000003" table:style-name="ce1">
            <text:p>-4,36</text:p>
          </table:table-cell>
          <table:table-cell office:value-type="float" office:value="-1082.3" table:style-name="ce2">
            <text:p>-1.082,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.69" table:style-name="ce1">
            <text:p>-22,69</text:p>
          </table:table-cell>
          <table:table-cell office:value-type="float" office:value="4490.68" table:style-name="ce2">
            <text:p>4.490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2" table:style-name="ce1">
            <text:p>-0,02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36" table:style-name="ce1">
            <text:p>-7,36</text:p>
          </table:table-cell>
          <table:table-cell office:value-type="float" office:value="-238657.15" table:style-name="ce2">
            <text:p>-238.657,1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.51" table:style-name="ce1">
            <text:p>28,51</text:p>
          </table:table-cell>
          <table:table-cell office:value-type="float" office:value="1388.2" table:style-name="ce2">
            <text:p>1.388,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2.5" table:style-name="ce1">
            <text:p>-102,5</text:p>
          </table:table-cell>
          <table:table-cell office:value-type="float" office:value="634.84" table:style-name="ce1">
            <text:p>634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.18" table:style-name="ce1">
            <text:p>82,18</text:p>
          </table:table-cell>
          <table:table-cell office:value-type="float" office:value="-362.8" table:style-name="ce1">
            <text:p>-362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.31" table:style-name="ce1">
            <text:p>-15,31</text:p>
          </table:table-cell>
          <table:table-cell office:value-type="float" office:value="-1034.72" table:style-name="ce2">
            <text:p>-1.034,7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6" table:style-name="ce1">
            <text:p>1,76</text:p>
          </table:table-cell>
          <table:table-cell office:value-type="float" office:value="-7260.14" table:style-name="ce2">
            <text:p>-7.260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.87" table:style-name="ce1">
            <text:p>43,87</text:p>
          </table:table-cell>
          <table:table-cell office:value-type="float" office:value="-39152.339999999997" table:style-name="ce2">
            <text:p>-39.152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2.35" table:style-name="ce1">
            <text:p>572,35</text:p>
          </table:table-cell>
          <table:table-cell office:value-type="float" office:value="-28879.75" table:style-name="ce2">
            <text:p>-28.879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2" table:style-name="ce1">
            <text:p>-0,12</text:p>
          </table:table-cell>
          <table:table-cell office:value-type="float" office:value="-7887.57" table:style-name="ce2">
            <text:p>-7.887,5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28.04" table:style-name="ce1">
            <text:p>28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809999999999999" table:style-name="ce1">
            <text:p>19,81</text:p>
          </table:table-cell>
          <table:table-cell office:value-type="float" office:value="2191.7800000000002" table:style-name="ce2">
            <text:p>2.191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3" table:style-name="ce1">
            <text:p>-0,13</text:p>
          </table:table-cell>
          <table:table-cell office:value-type="float" office:value="-11.71" table:style-name="ce1">
            <text:p>-11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" table:style-name="ce1">
            <text:p>0,52</text:p>
          </table:table-cell>
          <table:table-cell office:value-type="float" office:value="51.8" table:style-name="ce1">
            <text:p>51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ay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6.49" table:style-name="ce1">
            <text:p>-196,49</text:p>
          </table:table-cell>
          <table:table-cell office:value-type="float" office:value="-24757.07" table:style-name="ce2">
            <text:p>-24.757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72.22" table:style-name="ce1">
            <text:p>-172,22</text:p>
          </table:table-cell>
          <table:table-cell office:value-type="float" office:value="-64857.61" table:style-name="ce2">
            <text:p>-64.857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2.48" table:style-name="ce1">
            <text:p>-42,48</text:p>
          </table:table-cell>
          <table:table-cell office:value-type="float" office:value="-7129.04" table:style-name="ce2">
            <text:p>-7.129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6" table:style-name="ce1">
            <text:p>25,6</text:p>
          </table:table-cell>
          <table:table-cell office:value-type="float" office:value="7615.72" table:style-name="ce2">
            <text:p>7.615,72</text:p>
          </table:table-cell>
          <table:table-cell table:number-columns-repeated="16345"/>
        </table:table-row>
        <table:table-row table:number-rows-repeated="10484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VELYN NATHALIE RENDON MUÑOZ</meta:initial-creator>
    <dc:creator>EVELYN NATHALIE RENDON MUÑOZ</dc:creator>
    <meta:creation-date>2022-07-11T15:32:03Z</meta:creation-date>
    <dc:date>2022-07-11T15:32:03Z</dc:date>
  </office:meta>
</office:document-meta>
</file>